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31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1374in"/>
    </style:style>
    <style:style style:name="co45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Header">
      <style:table-cell-properties fo:background-color="transparent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99" fo:wrap-option="wrap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2" style:family="table-cell" style:parent-style-name="Default">
      <style:table-cell-properties fo:wrap-option="wrap"/>
      <style:text-properties style:font-name="Arial1"/>
    </style:style>
    <style:style style:name="ce13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4" style:family="table-cell" style:parent-style-name="Default">
      <style:table-cell-properties fo:wrap-option="wrap" style:direction="ltr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#99ff99"/>
    </style:style>
    <style:style style:name="ce18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2">
      <style:table-cell-properties fo:background-color="#99ff99"/>
    </style:style>
    <style:style style:name="ce20" style:family="table-cell" style:parent-style-name="Default">
      <style:table-cell-properties fo:wrap-option="no-wrap" style:vertical-align="middle"/>
    </style:style>
    <style:style style:name="ce21" style:family="table-cell" style:parent-style-name="Default" style:data-style-name="N117"/>
    <style:style style:name="ce22" style:family="table-cell" style:parent-style-name="Default" style:data-style-name="N117">
      <style:table-cell-properties fo:background-color="#99ff99"/>
    </style:style>
    <style:style style:name="ce23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4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5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6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7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8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9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">
      <style:table-cell-properties fo:wrap-option="no-wrap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6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98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Garrison Damage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0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Generate Card?</text:p>
          </table:table-cell>
          <table:table-cell office:value-type="string">
            <text:p>Row Number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]&gt;0;[.B$148]*[.W2];0)+IF([.W2]&gt;0;[.B$160];1)*IF([.R2]&gt;0;[.R2];1)*IF([.AB2]=1;[.AB2]*[.B$167];1)*(IF([.Z2]&gt;0;[.B$163];1)*([.J2]*[.B$148]+[.K2]*[.B$149]+[.L2]*[.B$150]+[.N2]*[.B$151]+[.O2]*[.B$153]+[.P2]*[.B$154]+[.S2]*[.B$156]+[.T2]*[.B$157]+[.U2]*[.B$158]+[.V2]*[.B$159]+[.X2]*[.B$161])+[.Q2]*[.B$155]+[.Y2]*[.B$162]+[.AD2]*[.B$168])" office:value-type="float" office:value="1">
            <text:p>1.0</text:p>
          </table:table-cell>
          <table:table-cell table:style-name="ce21" table:formula="of:=[.AE2]+[.I2]-IF([.W2]&gt;0;0;[.F2]+[.G2]+[.H2])" office:value-type="float" office:value="1">
            <text:p>1.0</text:p>
          </table:table-cell>
          <table:table-cell table:style-name="ce21" table:formula="of:=[.AF2]" office:value-type="float" office:value="1">
            <text:p>1.0</text:p>
          </table:table-cell>
          <table:table-cell table:number-columns-repeated="3"/>
          <table:table-cell table:style-name="ce16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84"/>
        </table:table-row>
        <table:table-row table:style-name="ro2">
          <table:table-cell office:value-type="string">
            <text:p>Carav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Garrison to gain 2 Trade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3]&gt;0;[.B$148]*[.W3];0)+IF([.W3]&gt;0;[.B$160];1)*IF([.R3]&gt;0;[.R3];1)*IF([.AB3]=1;[.AB3]*[.B$167];1)*(IF([.Z3]&gt;0;[.B$163];1)*([.J3]*[.B$148]+[.K3]*[.B$149]+[.L3]*[.B$150]+[.N3]*[.B$151]+[.O3]*[.B$153]+[.P3]*[.B$154]+[.S3]*[.B$156]+[.T3]*[.B$157]+[.U3]*[.B$158]+[.V3]*[.B$159]+[.X3]*[.B$161])+[.Q3]*[.B$155]+[.Y3]*[.B$162]+[.AD3]*[.B$168])" office:value-type="float" office:value="1">
            <text:p>1.0</text:p>
          </table:table-cell>
          <table:table-cell table:style-name="ce24" table:formula="of:=[.AE3]+[.I3]-IF([.W3]&gt;0;0;[.F3]+[.G3]+[.H3])" office:value-type="float" office:value="2">
            <text:p>2.0</text:p>
          </table:table-cell>
          <table:table-cell table:style-name="ce27" table:formula="of:=[.AF3]" office:value-type="float" office:value="2">
            <text:p>2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]&gt;0;[.B$147]*[.W4];0)+IF([.W4]&gt;0;[.B$159];1)*IF([.R4]&gt;0;[.R4];1)*IF([.AB4]=1;[.AB4]*[.B$166];1)*(IF([.Z4]&gt;0;[.B$162];1)*([.J4]*[.B$147]+[.K4]*[.B$148]+[.L4]*[.B$149]+[.N4]*[.B$150]+[.O4]*[.B$152]+[.P4]*[.B$153]+[.S4]*[.B$155]+[.T4]*[.B$156]+[.U4]*[.B$157]+[.V4]*[.B$158]+[.X4]*[.B$160])+[.Q4]*[.B$154]+[.Y4]*[.B$161]+[.AD4]*[.B$167])" office:value-type="float" office:value="2">
            <text:p>2.0</text:p>
          </table:table-cell>
          <table:table-cell table:style-name="ce24" table:formula="of:=[.AE4]+[.I4]-IF([.W4]&gt;0;0;[.F4]+[.G4]+[.H4])" office:value-type="float" office:value="0">
            <text:p>0.0</text:p>
          </table:table-cell>
          <table:table-cell table:style-name="ce27" table:formula="of:=[.AF4]" office:value-type="float" office:value="0">
            <text:p>0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4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number-columns-repeated="2"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]&gt;0;[.B$148]*[.W5];0)+IF([.W5]&gt;0;[.B$160];1)*IF([.R5]&gt;0;[.R5];1)*IF([.AB5]=1;[.AB5]*[.B$167];1)*(IF([.Z5]&gt;0;[.B$163];1)*([.J5]*[.B$148]+[.K5]*[.B$149]+[.L5]*[.B$150]+[.N5]*[.B$151]+[.O5]*[.B$153]+[.P5]*[.B$154]+[.S5]*[.B$156]+[.T5]*[.B$157]+[.U5]*[.B$158]+[.V5]*[.B$159]+[.X5]*[.B$161])+[.Q5]*[.B$155]+[.Y5]*[.B$162]+[.AD5]*[.B$168])" office:value-type="float" office:value="2">
            <text:p>2.0</text:p>
          </table:table-cell>
          <table:table-cell table:style-name="ce24" table:formula="of:=[.AE5]+[.I5]-IF([.W5]&gt;0;0;[.F5]+[.G5]+[.H5])" office:value-type="float" office:value="1">
            <text:p>1.0</text:p>
          </table:table-cell>
          <table:table-cell table:style-name="ce27" table:formula="of:=[.AF5]" office:value-type="float" office:value="1">
            <text:p>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4"/>
        </table:table-row>
        <table:table-row table:style-name="ro4">
          <table:table-cell office:value-type="string">
            <text:p>Patrol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. Garrison to gain an additional 2 Defense. Deal 1 Damage if garrisoned against a Soldier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]&gt;0;[.B$148]*[.W6];0)+IF([.W6]&gt;0;[.B$160];1)*IF([.R6]&gt;0;[.R6];1)*IF([.AB6]=1;[.AB6]*[.B$167];1)*(IF([.Z6]&gt;0;[.B$163];1)*([.J6]*[.B$148]+[.K6]*[.B$149]+[.L6]*[.B$150]+[.N6]*[.B$151]+[.O6]*[.B$153]+[.P6]*[.B$154]+[.S6]*[.B$156]+[.T6]*[.B$157]+[.U6]*[.B$158]+[.V6]*[.B$159]+[.X6]*[.B$161])+[.Q6]*[.B$155]+[.Y6]*[.B$162]+[.AD6]*[.B$168])" office:value-type="float" office:value="1">
            <text:p>1.0</text:p>
          </table:table-cell>
          <table:table-cell table:style-name="ce24" table:formula="of:=[.AE6]+[.I6]-IF([.W6]&gt;0;0;[.F6]+[.G6]+[.H6])" office:value-type="float" office:value="1">
            <text:p>1.0</text:p>
          </table:table-cell>
          <table:table-cell table:style-name="ce27" table:formula="of:=[.AF6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84"/>
        </table:table-row>
        <table:table-row table:style-name="ro5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Anima. You may use 1 Anima to gain 2 Trade or 2 Strength. Deal 1 Damage if garrisoned against a Soldier or Guard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]&gt;0;[.B$148]*[.W7];0)+IF([.W7]&gt;0;[.B$160];1)*IF([.R7]&gt;0;[.R7];1)*IF([.AB7]=1;[.AB7]*[.B$167];1)*(IF([.Z7]&gt;0;[.B$163];1)*([.J7]*[.B$148]+[.K7]*[.B$149]+[.L7]*[.B$150]+[.N7]*[.B$151]+[.O7]*[.B$153]+[.P7]*[.B$154]+[.S7]*[.B$156]+[.T7]*[.B$157]+[.U7]*[.B$158]+[.V7]*[.B$159]+[.X7]*[.B$161])+[.Q7]*[.B$155]+[.Y7]*[.B$162]+[.AD7]*[.B$168])" office:value-type="float" office:value="1">
            <text:p>1.0</text:p>
          </table:table-cell>
          <table:table-cell table:style-name="ce24" table:formula="of:=[.AE7]+[.I7]-IF([.W7]&gt;0;0;[.F7]+[.G7]+[.H7])" office:value-type="float" office:value="-1">
            <text:p>-1.0</text:p>
          </table:table-cell>
          <table:table-cell table:style-name="ce27" table:formula="of:=[.AF7]" office:value-type="float" office:value="-1">
            <text:p>-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84"/>
        </table:table-row>
        <table:table-row table:style-name="ro5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1 Defense</text:p>
          </table:table-cell>
          <table:table-cell table:number-columns-repeated="7" table:style-name="ce16"/>
          <table:table-cell table:style-name="ce16"/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]&gt;0;[.B$148]*[.W8];0)+IF([.W8]&gt;0;[.B$160];1)*IF([.R8]&gt;0;[.R8];1)*IF([.AB8]=1;[.AB8]*[.B$167];1)*(IF([.Z8]&gt;0;[.B$163];1)*([.J8]*[.B$148]+[.K8]*[.B$149]+[.L8]*[.B$150]+[.N8]*[.B$151]+[.O8]*[.B$153]+[.P8]*[.B$154]+[.S8]*[.B$156]+[.T8]*[.B$157]+[.U8]*[.B$158]+[.V8]*[.B$159]+[.X8]*[.B$161])+[.Q8]*[.B$155]+[.Y8]*[.B$162]+[.AD8]*[.B$168])" office:value-type="float" office:value="1.2">
            <text:p>1.2</text:p>
          </table:table-cell>
          <table:table-cell table:style-name="ce24" table:formula="of:=[.AE8]+[.I8]-IF([.W8]&gt;0;0;[.F8]+[.G8]+[.H8])" office:value-type="float" office:value="1.2">
            <text:p>1.2</text:p>
          </table:table-cell>
          <table:table-cell table:style-name="ce27" table:formula="of:=[.AF8]" office:value-type="float" office:value="1.2">
            <text:p>1.2</text:p>
          </table:table-cell>
          <table:table-cell/>
          <table:table-cell office:value-type="string">
            <text:p>wall.webp</text:p>
          </table:table-cell>
          <table:table-cell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Thunder Mage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Animist</text:p>
            </table:table-cell>
            <table:table-cell office:value-type="string">
              <text:p>Draw a card. You may use 1 Anima to gain 1 Strength. Deal 2 Damage if garrisoned against a Soldier or Guard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9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9]&gt;0;[.B$148]*[.W9];0)+IF([.W9]&gt;0;[.B$160];1)*IF([.R9]&gt;0;[.R9];1)*IF([.AB9]=1;[.AB9]*[.B$167];1)*(IF([.Z9]&gt;0;[.B$163];1)*([.J9]*[.B$148]+[.K9]*[.B$149]+[.L9]*[.B$150]+[.N9]*[.B$151]+[.O9]*[.B$153]+[.P9]*[.B$154]+[.S9]*[.B$156]+[.T9]*[.B$157]+[.U9]*[.B$158]+[.V9]*[.B$159]+[.X9]*[.B$161])+[.Q9]*[.B$155]+[.Y9]*[.B$162]+[.AD9]*[.B$168])" office:value-type="float" office:value="0.5">
              <text:p>0.5</text:p>
            </table:table-cell>
            <table:table-cell table:style-name="ce24" table:formula="of:=[.AE9]+[.I9]-IF([.W9]&gt;0;0;[.F9]+[.G9]+[.H9])" office:value-type="float" office:value="0.5">
              <text:p>0.5</text:p>
            </table:table-cell>
            <table:table-cell table:style-name="ce27" table:formula="of:=[.AF9]+[.AF10]" office:value-type="float" office:value="2.25">
              <text:p>2.3</text:p>
            </table:table-cell>
            <table:table-cell table:number-columns-repeated="3"/>
            <table:table-cell table:style-name="ce16" table:formula="of:=IF([.F9]&lt;5; 3; IF([.F9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10]&gt;0;[.B$148]*[.W10];0)+IF([.W10]&gt;0;[.B$160];1)*IF([.R10]&gt;0;[.R10];1)*IF([.AB10]=1;[.AB10]*[.B$167];1)*(IF([.Z10]&gt;0;[.B$163];1)*([.J10]*[.B$148]+[.K10]*[.B$149]+[.L10]*[.B$150]+[.N10]*[.B$151]+[.O10]*[.B$153]+[.P10]*[.B$154]+[.S10]*[.B$156]+[.T10]*[.B$157]+[.U10]*[.B$158]+[.V10]*[.B$159]+[.X10]*[.B$161])+[.Q10]*[.B$155]+[.Y10]*[.B$162]+[.AD10]*[.B$168])" office:value-type="float" office:value="0.75">
              <text:p>0.8</text:p>
            </table:table-cell>
            <table:table-cell table:style-name="ce24" table:formula="of:=[.AE10]+[.I10]-IF([.W10]&gt;0;0;[.F10]+[.G10]+[.H10])" office:value-type="float" office:value="1.75">
              <text:p>1.8</text:p>
            </table:table-cell>
            <table:table-cell table:style-name="ce27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8">
              <text:p>8</text:p>
            </table:table-cell>
            <table:table-cell table:number-columns-repeated="984"/>
          </table:table-row>
        </table:table-row-group>
        <table:table-row-group>
          <table:table-row table:style-name="ro4">
            <table:table-cell office:value-type="string">
              <text:p>Bronze Defend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Guard</text:p>
            </table:table-cell>
            <table:table-cell office:value-type="string">
              <text:p>Gain 1 Strength. Garrison to gain an additional 3 Defense. Deal 2 Damage if garrisoned against a Soldier</text:p>
            </table:table-cell>
            <table:table-cell table:style-name="ce16" office:value-type="float" office:value="2">
              <text:p>2</text:p>
            </table:table-cell>
            <table:table-cell table:number-columns-repeated="2" table:style-name="ce16"/>
            <table:table-cell table:style-name="ce16" table:formula="of:=CEILING([.F11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number-columns-repeated="2" table:style-name="ce16" office:value-type="float" office:value="2">
              <text:p>2</text:p>
            </table:table-cell>
            <table:table-cell table:number-columns-repeated="10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11]&gt;0;[.B$148]*[.W11];0)+IF([.W11]&gt;0;[.B$160];1)*IF([.R11]&gt;0;[.R11];1)*IF([.AB11]=1;[.AB11]*[.B$167];1)*(IF([.Z11]&gt;0;[.B$163];1)*([.J11]*[.B$148]+[.K11]*[.B$149]+[.L11]*[.B$150]+[.N11]*[.B$151]+[.O11]*[.B$153]+[.P11]*[.B$154]+[.S11]*[.B$156]+[.T11]*[.B$157]+[.U11]*[.B$158]+[.V11]*[.B$159]+[.X11]*[.B$161])+[.Q11]*[.B$155]+[.Y11]*[.B$162]+[.AD11]*[.B$168])" office:value-type="float" office:value="1.7">
              <text:p>1.7</text:p>
            </table:table-cell>
            <table:table-cell table:style-name="ce24" table:formula="of:=[.AE11]+[.I11]-IF([.W11]&gt;0;0;[.F11]+[.G11]+[.H11])" office:value-type="float" office:value="0.7">
              <text:p>0.7</text:p>
            </table:table-cell>
            <table:table-cell table:style-name="ce27" table:formula="of:=[.AF11]+[.AF12]+[.AF13]" office:value-type="float" office:value="4.1">
              <text:p>4.1</text:p>
            </table:table-cell>
            <table:table-cell table:number-columns-repeated="3"/>
            <table:table-cell table:style-name="ce16" table:formula="of:=IF([.F11]&lt;5; 3; IF([.F11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9">
              <text:p>9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12]&gt;0;[.B$148]*[.W12];0)+IF([.W12]&gt;0;[.B$160];1)*IF([.R12]&gt;0;[.R12];1)*IF([.AB12]=1;[.AB12]*[.B$167];1)*(IF([.Z12]&gt;0;[.B$163];1)*([.J12]*[.B$148]+[.K12]*[.B$149]+[.L12]*[.B$150]+[.N12]*[.B$151]+[.O12]*[.B$153]+[.P12]*[.B$154]+[.S12]*[.B$156]+[.T12]*[.B$157]+[.U12]*[.B$158]+[.V12]*[.B$159]+[.X12]*[.B$161])+[.Q12]*[.B$155]+[.Y12]*[.B$162]+[.AD12]*[.B$168])" office:value-type="float" office:value="0.4">
              <text:p>0.4</text:p>
            </table:table-cell>
            <table:table-cell table:style-name="ce24" table:formula="of:=[.AE12]+[.I12]-IF([.W12]&gt;0;0;[.F12]+[.G12]+[.H12])" office:value-type="float" office:value="0.4">
              <text:p>0.4</text:p>
            </table:table-cell>
            <table:table-cell table:style-name="ce27"/>
            <table:table-cell table:number-columns-repeated="3"/>
            <table:table-cell table:style-name="ce16"/>
            <table:table-cell table:number-columns-repeated="2"/>
            <table:table-cell office:value-type="float" office:value="10">
              <text:p>10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21"/>
            <table:table-cell table:style-name="ce21" table:formula="of:=IF([.W13]&gt;0;[.B$148]*[.W13];0)+IF([.W13]&gt;0;[.B$160];1)*IF([.R13]&gt;0;[.R13];1)*IF([.AB13]=1;[.AB13]*[.B$167];1)*(IF([.Z13]&gt;0;[.B$163];1)*([.J13]*[.B$148]+[.K13]*[.B$149]+[.L13]*[.B$150]+[.N13]*[.B$151]+[.O13]*[.B$153]+[.P13]*[.B$154]+[.S13]*[.B$156]+[.T13]*[.B$157]+[.U13]*[.B$158]+[.V13]*[.B$159]+[.X13]*[.B$161])+[.Q13]*[.B$155]+[.Y13]*[.B$162]+[.AD13]*[.B$168])" office:value-type="float" office:value="3">
              <text:p>3.0</text:p>
            </table:table-cell>
            <table:table-cell table:style-name="ce24" table:formula="of:=[.AE13]+[.I13]-IF([.W13]&gt;0;0;[.F13]+[.G13]+[.H13])" office:value-type="float" office:value="3">
              <text:p>3.0</text:p>
            </table:table-cell>
            <table:table-cell table:style-name="ce27"/>
            <table:table-cell table:number-columns-repeated="3"/>
            <table:table-cell table:style-name="ce16"/>
            <table:table-cell table:number-columns-repeated="2"/>
            <table:table-cell office:value-type="float" office:value="11">
              <text:p>11</text:p>
            </table:table-cell>
            <table:table-cell table:number-columns-repeated="984"/>
          </table:table-row>
        </table:table-row-group>
        <table:table-row table:style-name="ro4">
          <table:table-cell table:style-name="Default" office:value-type="string">
            <text:p>Ic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2 Strength. Deal 3 Damage if garrisoned against a Soldier or Guard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14]/2;1)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4]&gt;0;[.B$148]*[.W14];0)+IF([.W14]&gt;0;[.B$160];1)*IF([.R14]&gt;0;[.R14];1)*IF([.AB14]=1;[.AB14]*[.B$167];1)*(IF([.Z14]&gt;0;[.B$163];1)*([.J14]*[.B$148]+[.K14]*[.B$149]+[.L14]*[.B$150]+[.N14]*[.B$151]+[.O14]*[.B$153]+[.P14]*[.B$154]+[.S14]*[.B$156]+[.T14]*[.B$157]+[.U14]*[.B$158]+[.V14]*[.B$159]+[.X14]*[.B$161])+[.Q14]*[.B$155]+[.Y14]*[.B$162]+[.AD14]*[.B$168])" office:value-type="float" office:value="0">
            <text:p>0.0</text:p>
          </table:table-cell>
          <table:table-cell table:style-name="ce24" table:formula="of:=[.AE14]+[.I14]-IF([.W14]&gt;0;0;[.F14]+[.G14]+[.H14])" office:value-type="float" office:value="-1">
            <text:p>-1.0</text:p>
          </table:table-cell>
          <table:table-cell table:style-name="ce27" table:formula="of:=[.AF14]" office:value-type="float" office:value="-1">
            <text:p>-1.0</text:p>
          </table:table-cell>
          <table:table-cell table:number-columns-repeated="3"/>
          <table:table-cell table:style-name="ce16" table:formula="of:=IF([.F14]&lt;5; 3; IF([.F1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84"/>
        </table:table-row>
        <table:table-row table:style-name="ro4">
          <table:table-cell office:value-type="string">
            <text:p>Silver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2 Strength. Garrison to gain an additional 5 Defense. Deal 3 Damage if garrisoned against a Soldier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15]/2;1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5">
            <text:p>5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5]&gt;0;[.B$148]*[.W15];0)+IF([.W15]&gt;0;[.B$160];1)*IF([.R15]&gt;0;[.R15];1)*IF([.AB15]=1;[.AB15]*[.B$167];1)*(IF([.Z15]&gt;0;[.B$163];1)*([.J15]*[.B$148]+[.K15]*[.B$149]+[.L15]*[.B$150]+[.N15]*[.B$151]+[.O15]*[.B$153]+[.P15]*[.B$154]+[.S15]*[.B$156]+[.T15]*[.B$157]+[.U15]*[.B$158]+[.V15]*[.B$159]+[.X15]*[.B$161])+[.Q15]*[.B$155]+[.Y15]*[.B$162]+[.AD15]*[.B$168])" office:value-type="float" office:value="3.3">
            <text:p>3.3</text:p>
          </table:table-cell>
          <table:table-cell table:style-name="ce24" table:formula="of:=[.AE15]+[.I15]-IF([.W15]&gt;0;0;[.F15]+[.G15]+[.H15])" office:value-type="float" office:value="1.3">
            <text:p>1.3</text:p>
          </table:table-cell>
          <table:table-cell table:style-name="ce27" table:formula="of:=[.AF15]" office:value-type="float" office:value="1.3">
            <text:p>1.3</text:p>
          </table:table-cell>
          <table:table-cell table:number-columns-repeated="3"/>
          <table:table-cell table:style-name="ce16" table:formula="of:=IF([.F15]&lt;5; 3; IF([.F1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984"/>
        </table:table-row>
        <table:table-row table:style-name="ro4">
          <table:table-cell table:style-name="Default" office:value-type="string">
            <text:p>Fir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2 Anima to gain 4 Strength. Deal 3 Damage if garrisoned against a Soldier or Guard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16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6]&gt;0;[.B$148]*[.W16];0)+IF([.W16]&gt;0;[.B$160];1)*IF([.R16]&gt;0;[.R16];1)*IF([.AB16]=1;[.AB16]*[.B$167];1)*(IF([.Z16]&gt;0;[.B$163];1)*([.J16]*[.B$148]+[.K16]*[.B$149]+[.L16]*[.B$150]+[.N16]*[.B$151]+[.O16]*[.B$153]+[.P16]*[.B$154]+[.S16]*[.B$156]+[.T16]*[.B$157]+[.U16]*[.B$158]+[.V16]*[.B$159]+[.X16]*[.B$161])+[.Q16]*[.B$155]+[.Y16]*[.B$162]+[.AD16]*[.B$168])" office:value-type="float" office:value="0">
            <text:p>0.0</text:p>
          </table:table-cell>
          <table:table-cell table:style-name="ce24" table:formula="of:=[.AE16]+[.I16]-IF([.W16]&gt;0;0;[.F16]+[.G16]+[.H16])" office:value-type="float" office:value="-2">
            <text:p>-2.0</text:p>
          </table:table-cell>
          <table:table-cell table:style-name="ce27" table:formula="of:=[.AF16]" office:value-type="float" office:value="-2">
            <text:p>-2.0</text:p>
          </table:table-cell>
          <table:table-cell table:number-columns-repeated="3"/>
          <table:table-cell table:style-name="ce16" table:formula="of:=IF([.F16]&lt;5; 3; IF([.F16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984"/>
        </table:table-row>
        <table:table-row table:style-name="ro4">
          <table:table-cell office:value-type="string">
            <text:p>Lun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3 Anima to gain 5 Strength. Deal 4 Damage if garrisoned against a Soldier or Guard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17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7]&gt;0;[.B$148]*[.W17];0)+IF([.W17]&gt;0;[.B$160];1)*IF([.R17]&gt;0;[.R17];1)*IF([.AB17]=1;[.AB17]*[.B$167];1)*(IF([.Z17]&gt;0;[.B$163];1)*([.J17]*[.B$148]+[.K17]*[.B$149]+[.L17]*[.B$150]+[.N17]*[.B$151]+[.O17]*[.B$153]+[.P17]*[.B$154]+[.S17]*[.B$156]+[.T17]*[.B$157]+[.U17]*[.B$158]+[.V17]*[.B$159]+[.X17]*[.B$161])+[.Q17]*[.B$155]+[.Y17]*[.B$162]+[.AD17]*[.B$168])" office:value-type="float" office:value="0">
            <text:p>0.0</text:p>
          </table:table-cell>
          <table:table-cell table:style-name="ce24" table:formula="of:=[.AE17]+[.I17]-IF([.W17]&gt;0;0;[.F17]+[.G17]+[.H17])" office:value-type="float" office:value="-3">
            <text:p>-3.0</text:p>
          </table:table-cell>
          <table:table-cell table:style-name="ce27" table:formula="of:=[.AF17]" office:value-type="float" office:value="-3">
            <text:p>-3.0</text:p>
          </table:table-cell>
          <table:table-cell table:number-columns-repeated="3"/>
          <table:table-cell table:style-name="ce16" table:formula="of:=IF([.F17]&lt;5; 3; IF([.F17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84"/>
        </table:table-row>
        <table:table-row table:style-name="ro4">
          <table:table-cell office:value-type="string">
            <text:p>Gold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Garrison to gain an additional 8 Defense. Deal 4 Damage if garrisoned against a Soldier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18]/2;1)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8]&gt;0;[.B$148]*[.W18];0)+IF([.W18]&gt;0;[.B$160];1)*IF([.R18]&gt;0;[.R18];1)*IF([.AB18]=1;[.AB18]*[.B$167];1)*(IF([.Z18]&gt;0;[.B$163];1)*([.J18]*[.B$148]+[.K18]*[.B$149]+[.L18]*[.B$150]+[.N18]*[.B$151]+[.O18]*[.B$153]+[.P18]*[.B$154]+[.S18]*[.B$156]+[.T18]*[.B$157]+[.U18]*[.B$158]+[.V18]*[.B$159]+[.X18]*[.B$161])+[.Q18]*[.B$155]+[.Y18]*[.B$162]+[.AD18]*[.B$168])" office:value-type="float" office:value="0">
            <text:p>0.0</text:p>
          </table:table-cell>
          <table:table-cell table:style-name="ce24" table:formula="of:=[.AE18]+[.I18]-IF([.W18]&gt;0;0;[.F18]+[.G18]+[.H18])" office:value-type="float" office:value="-3">
            <text:p>-3.0</text:p>
          </table:table-cell>
          <table:table-cell table:style-name="ce27" table:formula="of:=[.AF18]" office:value-type="float" office:value="-3">
            <text:p>-3.0</text:p>
          </table:table-cell>
          <table:table-cell table:number-columns-repeated="3"/>
          <table:table-cell table:style-name="ce16" table:formula="of:=IF([.F18]&lt;5; 3; IF([.F18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84"/>
        </table:table-row>
        <table:table-row table:style-name="ro4">
          <table:table-cell table:style-name="Default" office:value-type="string">
            <text:p>Sol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4 Anima to gain 7 Strength. Deal 5 Damage if garrisoned against a Soldier or Guard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19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9]&gt;0;[.B$148]*[.W19];0)+IF([.W19]&gt;0;[.B$160];1)*IF([.R19]&gt;0;[.R19];1)*IF([.AB19]=1;[.AB19]*[.B$167];1)*(IF([.Z19]&gt;0;[.B$163];1)*([.J19]*[.B$148]+[.K19]*[.B$149]+[.L19]*[.B$150]+[.N19]*[.B$151]+[.O19]*[.B$153]+[.P19]*[.B$154]+[.S19]*[.B$156]+[.T19]*[.B$157]+[.U19]*[.B$158]+[.V19]*[.B$159]+[.X19]*[.B$161])+[.Q19]*[.B$155]+[.Y19]*[.B$162]+[.AD19]*[.B$168])" office:value-type="float" office:value="4.5">
            <text:p>4.5</text:p>
          </table:table-cell>
          <table:table-cell table:style-name="ce24" table:formula="of:=[.AE19]+[.I19]-IF([.W19]&gt;0;0;[.F19]+[.G19]+[.H19])" office:value-type="float" office:value="0.5">
            <text:p>0.5</text:p>
          </table:table-cell>
          <table:table-cell table:style-name="ce27" table:formula="of:=[.AF19]" office:value-type="float" office:value="0.5">
            <text:p>0.5</text:p>
          </table:table-cell>
          <table:table-cell table:number-columns-repeated="3"/>
          <table:table-cell table:style-name="ce16" table:formula="of:=IF([.F19]&lt;5; 3; IF([.F1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984"/>
        </table:table-row>
        <table:table-row table:style-name="ro4">
          <table:table-cell office:value-type="string">
            <text:p>Chaku the God-Slay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move any God from play. Immediately gain Favor equal to its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20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2]" office:value-type="float" office:value="4.375">
            <text:p>4.4</text:p>
          </table:table-cell>
          <table:table-cell table:style-name="ce21" table:formula="of:=IF([.W20]&gt;0;[.B$148]*[.W20];0)+IF([.W20]&gt;0;[.B$160];1)*IF([.R20]&gt;0;[.R20];1)*IF([.AB20]=1;[.AB20]*[.B$167];1)*(IF([.Z20]&gt;0;[.B$163];1)*([.J20]*[.B$148]+[.K20]*[.B$149]+[.L20]*[.B$150]+[.N20]*[.B$151]+[.O20]*[.B$153]+[.P20]*[.B$154]+[.S20]*[.B$156]+[.T20]*[.B$157]+[.U20]*[.B$158]+[.V20]*[.B$159]+[.X20]*[.B$161])+[.Q20]*[.B$155]+[.Y20]*[.B$162]+[.AD20]*[.B$168])" office:value-type="float" office:value="4.375">
            <text:p>4.4</text:p>
          </table:table-cell>
          <table:table-cell table:style-name="ce24" table:formula="of:=[.AE20]+[.I20]-IF([.W20]&gt;0;0;[.F20]+[.G20]+[.H20])" office:value-type="float" office:value="0.375">
            <text:p>0.4</text:p>
          </table:table-cell>
          <table:table-cell table:style-name="ce27" table:formula="of:=[.AF20]" office:value-type="float" office:value="0.375">
            <text:p>0.4</text:p>
          </table:table-cell>
          <table:table-cell table:number-columns-repeated="3"/>
          <table:table-cell table:style-name="ce16" table:formula="of:=IF([.F20]&lt;5; 3; IF([.F2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5" table:number-columns-repeated="3"/>
          <table:table-cell table:style-name="ce10"/>
          <table:table-cell table:number-columns-repeated="4" table:style-name="ce17"/>
          <table:table-cell table:style-name="ce17" table:formula="of:=SUM([.J9:.J20])" office:value-type="float" office:value="5">
            <text:p>5</text:p>
          </table:table-cell>
          <table:table-cell table:style-name="ce17" table:formula="of:=SUM([.K9:.K20])" office:value-type="float" office:value="1">
            <text:p>1</text:p>
          </table:table-cell>
          <table:table-cell table:style-name="ce17" table:formula="of:=SUM([.L9:.L20])" office:value-type="float" office:value="11">
            <text:p>11</text:p>
          </table:table-cell>
          <table:table-cell table:style-name="ce17"/>
          <table:table-cell table:style-name="ce17" table:formula="of:=SUM([.N9:.N20])" office:value-type="float" office:value="1">
            <text:p>1</text:p>
          </table:table-cell>
          <table:table-cell table:style-name="ce17" table:formula="of:=SUM([.O9:.O20])" office:value-type="float" office:value="0">
            <text:p>0</text:p>
          </table:table-cell>
          <table:table-cell table:style-name="ce17" table:formula="of:=SUM([.P9:.P20])" office:value-type="float" office:value="0">
            <text:p>0</text:p>
          </table:table-cell>
          <table:table-cell table:style-name="ce17" table:formula="of:=SUM([.Q9:.Q20])" office:value-type="float" office:value="5">
            <text:p>5</text:p>
          </table:table-cell>
          <table:table-cell table:style-name="ce17" table:formula="of:=SUM([.R9:.R20])" office:value-type="float" office:value="3">
            <text:p>3</text:p>
          </table:table-cell>
          <table:table-cell table:style-name="ce17" table:formula="of:=SUM([.S9:.S20])" office:value-type="float" office:value="0">
            <text:p>0</text:p>
          </table:table-cell>
          <table:table-cell table:style-name="ce17" table:formula="of:=SUM([.T9:.T20])" office:value-type="float" office:value="0">
            <text:p>0</text:p>
          </table:table-cell>
          <table:table-cell table:style-name="ce17" table:formula="of:=SUM([.U9:.U20])" office:value-type="float" office:value="1">
            <text:p>1</text:p>
          </table:table-cell>
          <table:table-cell table:style-name="ce17" table:formula="of:=SUM([.V9:.V20])" office:value-type="float" office:value="0">
            <text:p>0</text:p>
          </table:table-cell>
          <table:table-cell table:style-name="ce17" table:formula="of:=SUM([.W9:.W20])" office:value-type="float" office:value="1">
            <text:p>1</text:p>
          </table:table-cell>
          <table:table-cell table:style-name="ce17" table:formula="of:=SUM([.X9:.X20])" office:value-type="float" office:value="1">
            <text:p>1</text:p>
          </table:table-cell>
          <table:table-cell table:style-name="ce17" table:formula="of:=SUM([.Y9:.Y20])" office:value-type="float" office:value="0">
            <text:p>0</text:p>
          </table:table-cell>
          <table:table-cell table:style-name="ce17" table:formula="of:=SUM([.Z9:.Z20])" office:value-type="float" office:value="0">
            <text:p>0</text:p>
          </table:table-cell>
          <table:table-cell table:style-name="ce17" table:formula="of:=SUM([.AA9:.AA20])" office:value-type="float" office:value="1">
            <text:p>1</text:p>
          </table:table-cell>
          <table:table-cell table:style-name="ce17" table:formula="of:=SUM([.AB9:.AB20])" office:value-type="float" office:value="1">
            <text:p>1</text:p>
          </table:table-cell>
          <table:table-cell table:style-name="ce17"/>
          <table:table-cell table:style-name="ce22" table:formula="of:=SUM([.AD9:.AD20])" office:value-type="float" office:value="4.375">
            <text:p>4.4</text:p>
          </table:table-cell>
          <table:table-cell table:style-name="ce22" table:formula="of:=IF([.W21]&gt;0;[.B$148]*[.W21];0)+IF([.W21]&gt;0;[.B$160];1)*IF([.R21]&gt;0;[.R21];1)*IF([.AB21]=1;[.AB21]*[.B$167];1)*(IF([.Z21]&gt;0;[.B$163];1)*([.J21]*[.B$148]+[.K21]*[.B$149]+[.L21]*[.B$150]+[.N21]*[.B$151]+[.O21]*[.B$153]+[.P21]*[.B$154]+[.S21]*[.B$156]+[.T21]*[.B$157]+[.U21]*[.B$158]+[.V21]*[.B$159]+[.X21]*[.B$161])+[.Q21]*[.B$155]+[.Y21]*[.B$162]+[.AD21]*[.B$168])" office:value-type="float" office:value="10.225">
            <text:p>10.2</text:p>
          </table:table-cell>
          <table:table-cell table:style-name="ce25" table:formula="of:=[.AE21]+[.I21]-IF([.W21]&gt;0;0;[.F21]+[.G21]+[.H21])" office:value-type="float" office:value="10.225">
            <text:p>10.2</text:p>
          </table:table-cell>
          <table:table-cell table:style-name="ce28" table:formula="of:=[.AF21]" office:value-type="float" office:value="10.225">
            <text:p>10.2</text:p>
          </table:table-cell>
          <table:table-cell table:style-name="ce5" table:number-columns-repeated="3"/>
          <table:table-cell table:style-name="ce17" table:formula="of:=SUM([.AK9:.AK20])"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Thunder Pries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You may Sacrifice a card in your hand or discard to gain 1 Anima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22]/2;1)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22]&gt;0;[.B$148]*[.W22];0)+IF([.W22]&gt;0;[.B$160];1)*IF([.R22]&gt;0;[.R22];1)*IF([.AB22]=1;[.AB22]*[.B$167];1)*(IF([.Z22]&gt;0;[.B$163];1)*([.J22]*[.B$148]+[.K22]*[.B$149]+[.L22]*[.B$150]+[.N22]*[.B$151]+[.O22]*[.B$153]+[.P22]*[.B$154]+[.S22]*[.B$156]+[.T22]*[.B$157]+[.U22]*[.B$158]+[.V22]*[.B$159]+[.X22]*[.B$161])+[.Q22]*[.B$155]+[.Y22]*[.B$162]+[.AD22]*[.B$168])" office:value-type="float" office:value="0.8">
              <text:p>0.8</text:p>
            </table:table-cell>
            <table:table-cell table:style-name="ce24" table:formula="of:=[.AE22]+[.I22]-IF([.W22]&gt;0;0;[.F22]+[.G22]+[.H22])" office:value-type="float" office:value="0.8">
              <text:p>0.8</text:p>
            </table:table-cell>
            <table:table-cell table:style-name="ce27" table:formula="of:=[.AF22]+[.AF23]" office:value-type="float" office:value="0.88">
              <text:p>0.9</text:p>
            </table:table-cell>
            <table:table-cell table:number-columns-repeated="3"/>
            <table:table-cell table:style-name="ce31" table:formula="of:=IF([.F22]&lt;5; 3; IF([.F22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0">
              <text:p>20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number-columns-repeated="2" table:style-name="ce16" office:value-type="float" office:value="1">
              <text:p>1</text:p>
            </table:table-cell>
            <table:table-cell table:number-columns-repeated="4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23]&gt;0;[.B$148]*[.W23];0)+IF([.W23]&gt;0;[.B$160];1)*IF([.R23]&gt;0;[.R23];1)*IF([.AB23]=1;[.AB23]*[.B$167];1)*(IF([.Z23]&gt;0;[.B$163];1)*([.J23]*[.B$148]+[.K23]*[.B$149]+[.L23]*[.B$150]+[.N23]*[.B$151]+[.O23]*[.B$153]+[.P23]*[.B$154]+[.S23]*[.B$156]+[.T23]*[.B$157]+[.U23]*[.B$158]+[.V23]*[.B$159]+[.X23]*[.B$161])+[.Q23]*[.B$155]+[.Y23]*[.B$162]+[.AD23]*[.B$168])" office:value-type="float" office:value="0.08">
              <text:p>0.1</text:p>
            </table:table-cell>
            <table:table-cell table:style-name="ce24" table:formula="of:=[.AE23]+[.I23]-IF([.W23]&gt;0;0;[.F23]+[.G23]+[.H23])" office:value-type="float" office:value="0.08">
              <text:p>0.1</text:p>
            </table:table-cell>
            <table:table-cell table:style-name="ce27"/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21">
              <text:p>21</text:p>
            </table:table-cell>
            <table:table-cell table:number-columns-repeated="984"/>
          </table:table-row>
        </table:table-row-group>
        <table:table-row table:style-name="ro4">
          <table:table-cell office:value-type="string">
            <text:p>Ned the Necromanc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Anima. You may use 2 Anima to return a card to your hand from your discard pile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24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4]&gt;0;[.B$148]*[.W24];0)+IF([.W24]&gt;0;[.B$160];1)*IF([.R24]&gt;0;[.R24];1)*IF([.AB24]=1;[.AB24]*[.B$167];1)*(IF([.Z24]&gt;0;[.B$163];1)*([.J24]*[.B$148]+[.K24]*[.B$149]+[.L24]*[.B$150]+[.N24]*[.B$151]+[.O24]*[.B$153]+[.P24]*[.B$154]+[.S24]*[.B$156]+[.T24]*[.B$157]+[.U24]*[.B$158]+[.V24]*[.B$159]+[.X24]*[.B$161])+[.Q24]*[.B$155]+[.Y24]*[.B$162]+[.AD24]*[.B$168])" office:value-type="float" office:value="1.8">
            <text:p>1.8</text:p>
          </table:table-cell>
          <table:table-cell table:style-name="ce24" table:formula="of:=[.AE24]+[.I24]-IF([.W24]&gt;0;0;[.F24]+[.G24]+[.H24])" office:value-type="float" office:value="0.8">
            <text:p>0.8</text:p>
          </table:table-cell>
          <table:table-cell table:style-name="ce27" table:formula="of:=[.AF24]" office:value-type="float" office:value="0.8">
            <text:p>0.8</text:p>
          </table:table-cell>
          <table:table-cell table:number-columns-repeated="3"/>
          <table:table-cell table:style-name="ce31" table:formula="of:=IF([.F24]&lt;5; 3; IF([.F2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style-name="ce21" table:formula="of:=IF([.W25]&gt;0;[.B$148]*[.W25];0)+IF([.W25]&gt;0;[.B$160];1)*IF([.R25]&gt;0;[.R25];1)*IF([.AB25]=1;[.AB25]*[.B$167];1)*(IF([.Z25]&gt;0;[.B$163];1)*([.J25]*[.B$148]+[.K25]*[.B$149]+[.L25]*[.B$150]+[.N25]*[.B$151]+[.O25]*[.B$153]+[.P25]*[.B$154]+[.S25]*[.B$156]+[.T25]*[.B$157]+[.U25]*[.B$158]+[.V25]*[.B$159]+[.X25]*[.B$161])+[.Q25]*[.B$155]+[.Y25]*[.B$162]+[.AD25]*[.B$168])" office:value-type="float" office:value="0.4">
            <text:p>0.4</text:p>
          </table:table-cell>
          <table:table-cell table:style-name="ce24" table:formula="of:=[.AE25]+[.I25]-IF([.W25]&gt;0;0;[.F25]+[.G25]+[.H25])" office:value-type="float" office:value="0.4">
            <text:p>0.4</text:p>
          </table:table-cell>
          <table:table-cell table:style-name="ce27"/>
          <table:table-cell table:number-columns-repeated="3"/>
          <table:table-cell table:style-name="ce31"/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number-columns-repeated="984"/>
        </table:table-row>
        <table:table-row table:style-name="ro4">
          <table:table-cell office:value-type="string">
            <text:p>Bronze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If Garrisoned, draw 1 card as well. Deal 3 Damage if garrisoned against a Citizen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26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6]&gt;0;[.B$148]*[.W26];0)+IF([.W26]&gt;0;[.B$160];1)*IF([.R26]&gt;0;[.R26];1)*IF([.AB26]=1;[.AB26]*[.B$167];1)*(IF([.Z26]&gt;0;[.B$163];1)*([.J26]*[.B$148]+[.K26]*[.B$149]+[.L26]*[.B$150]+[.N26]*[.B$151]+[.O26]*[.B$153]+[.P26]*[.B$154]+[.S26]*[.B$156]+[.T26]*[.B$157]+[.U26]*[.B$158]+[.V26]*[.B$159]+[.X26]*[.B$161])+[.Q26]*[.B$155]+[.Y26]*[.B$162]+[.AD26]*[.B$168])" office:value-type="float" office:value="1">
            <text:p>1.0</text:p>
          </table:table-cell>
          <table:table-cell table:style-name="ce24" table:formula="of:=[.AE26]+[.I26]-IF([.W26]&gt;0;0;[.F26]+[.G26]+[.H26])" office:value-type="float" office:value="0">
            <text:p>0.0</text:p>
          </table:table-cell>
          <table:table-cell table:style-name="ce27" table:formula="of:=[.AF26]" office:value-type="float" office:value="0">
            <text:p>0.0</text:p>
          </table:table-cell>
          <table:table-cell table:number-columns-repeated="3"/>
          <table:table-cell table:style-name="ce31" table:formula="of:=IF([.F26]&lt;5; 3; IF([.F2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84"/>
        </table:table-row>
        <table:table-row table:style-name="ro4">
          <table:table-cell office:value-type="string">
            <text:p>Ic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Anima. You may Sacrifice a card in your hand or discard to gain an additional 1 Anima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27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7]&gt;0;[.B$148]*[.W27];0)+IF([.W27]&gt;0;[.B$160];1)*IF([.R27]&gt;0;[.R27];1)*IF([.AB27]=1;[.AB27]*[.B$167];1)*(IF([.Z27]&gt;0;[.B$163];1)*([.J27]*[.B$148]+[.K27]*[.B$149]+[.L27]*[.B$150]+[.N27]*[.B$151]+[.O27]*[.B$153]+[.P27]*[.B$154]+[.S27]*[.B$156]+[.T27]*[.B$157]+[.U27]*[.B$158]+[.V27]*[.B$159]+[.X27]*[.B$161])+[.Q27]*[.B$155]+[.Y27]*[.B$162]+[.AD27]*[.B$168])" office:value-type="float" office:value="0">
            <text:p>0.0</text:p>
          </table:table-cell>
          <table:table-cell table:style-name="ce24" table:formula="of:=[.AE27]+[.I27]-IF([.W27]&gt;0;0;[.F27]+[.G27]+[.H27])" office:value-type="float" office:value="-2">
            <text:p>-2.0</text:p>
          </table:table-cell>
          <table:table-cell table:style-name="ce27" table:formula="of:=[.AF27]" office:value-type="float" office:value="-2">
            <text:p>-2.0</text:p>
          </table:table-cell>
          <table:table-cell table:number-columns-repeated="3"/>
          <table:table-cell table:style-name="ce31" table:formula="of:=IF([.F27]&lt;5; 3; IF([.F2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8]&gt;0;[.B$148]*[.W28];0)+IF([.W28]&gt;0;[.B$160];1)*IF([.R28]&gt;0;[.R28];1)*IF([.AB28]=1;[.AB28]*[.B$167];1)*(IF([.Z28]&gt;0;[.B$163];1)*([.J28]*[.B$148]+[.K28]*[.B$149]+[.L28]*[.B$150]+[.N28]*[.B$151]+[.O28]*[.B$153]+[.P28]*[.B$154]+[.S28]*[.B$156]+[.T28]*[.B$157]+[.U28]*[.B$158]+[.V28]*[.B$159]+[.X28]*[.B$161])+[.Q28]*[.B$155]+[.Y28]*[.B$162]+[.AD28]*[.B$168])" office:value-type="float" office:value="0">
            <text:p>0.0</text:p>
          </table:table-cell>
          <table:table-cell table:style-name="ce24" table:formula="of:=[.AE28]+[.I28]-IF([.W28]&gt;0;0;[.F28]+[.G28]+[.H28])" office:value-type="float" office:value="0">
            <text:p>0.0</text:p>
          </table:table-cell>
          <table:table-cell table:style-name="ce27"/>
          <table:table-cell table:number-columns-repeated="3"/>
          <table:table-cell table:style-name="ce31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Silver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3 Strength. If Garrisoned, draw 1 card as well. Deal 3 Damage if garrisoned against a Citizen</text:p>
            </table:table-cell>
            <table:table-cell table:style-name="ce16" office:value-type="float" office:value="5">
              <text:p>5</text:p>
            </table:table-cell>
            <table:table-cell table:number-columns-repeated="2" table:style-name="ce16"/>
            <table:table-cell table:style-name="ce16" table:formula="of:=CEILING([.F29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4">
              <text:p>4</text:p>
            </table:table-cell>
            <table:table-cell table:style-name="ce16" office:value-type="float" office:value="3">
              <text:p>3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29]&gt;0;[.B$148]*[.W29];0)+IF([.W29]&gt;0;[.B$160];1)*IF([.R29]&gt;0;[.R29];1)*IF([.AB29]=1;[.AB29]*[.B$167];1)*(IF([.Z29]&gt;0;[.B$163];1)*([.J29]*[.B$148]+[.K29]*[.B$149]+[.L29]*[.B$150]+[.N29]*[.B$151]+[.O29]*[.B$153]+[.P29]*[.B$154]+[.S29]*[.B$156]+[.T29]*[.B$157]+[.U29]*[.B$158]+[.V29]*[.B$159]+[.X29]*[.B$161])+[.Q29]*[.B$155]+[.Y29]*[.B$162]+[.AD29]*[.B$168])" office:value-type="float" office:value="3">
              <text:p>3.0</text:p>
            </table:table-cell>
            <table:table-cell table:style-name="ce24" table:formula="of:=[.AE29]+[.I29]-IF([.W29]&gt;0;0;[.F29]+[.G29]+[.H29])" office:value-type="float" office:value="1">
              <text:p>1.0</text:p>
            </table:table-cell>
            <table:table-cell table:style-name="ce27" table:formula="of:=[.AF29]+[.AF30]" office:value-type="float" office:value="1.64">
              <text:p>1.6</text:p>
            </table:table-cell>
            <table:table-cell table:number-columns-repeated="3"/>
            <table:table-cell table:style-name="ce31" table:formula="of:=IF([.F29]&lt;5; 3; IF([.F29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7">
              <text:p>27</text:p>
            </table:table-cell>
            <table:table-cell table:number-columns-repeated="984"/>
          </table:table-row>
          <table:table-row table:style-name="ro2">
            <table:table-cell table:style-name="ce3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2">
              <text:p>2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0]&gt;0;[.B$148]*[.W30];0)+IF([.W30]&gt;0;[.B$160];1)*IF([.R30]&gt;0;[.R30];1)*IF([.AB30]=1;[.AB30]*[.B$167];1)*(IF([.Z30]&gt;0;[.B$163];1)*([.J30]*[.B$148]+[.K30]*[.B$149]+[.L30]*[.B$150]+[.N30]*[.B$151]+[.O30]*[.B$153]+[.P30]*[.B$154]+[.S30]*[.B$156]+[.T30]*[.B$157]+[.U30]*[.B$158]+[.V30]*[.B$159]+[.X30]*[.B$161])+[.Q30]*[.B$155]+[.Y30]*[.B$162]+[.AD30]*[.B$168])" office:value-type="float" office:value="0.64">
              <text:p>0.6</text:p>
            </table:table-cell>
            <table:table-cell table:style-name="ce24" table:formula="of:=[.AE30]+[.I30]-IF([.W30]&gt;0;0;[.F30]+[.G30]+[.H30])" office:value-type="float" office:value="0.64">
              <text:p>0.6</text:p>
            </table:table-cell>
            <table:table-cell table:style-name="ce27"/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28">
              <text:p>28</text:p>
            </table:table-cell>
            <table:table-cell table:number-columns-repeated="984"/>
          </table:table-row>
        </table:table-row-group>
        <table:table-row-group>
          <table:table-row table:style-name="ro4">
            <table:table-cell office:value-type="string">
              <text:p>Sael the Snea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Thief</text:p>
            </table:table-cell>
            <table:table-cell office:value-type="string">
              <text:p>Gain 2 Trade and draw 1 card. If Garrisoned, gain an additional 2 Trade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31]/2;1)" office:value-type="float" office:value="3">
              <text:p>3</text:p>
            </table:table-cell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1]&gt;0;[.B$148]*[.W31];0)+IF([.W31]&gt;0;[.B$160];1)*IF([.R31]&gt;0;[.R31];1)*IF([.AB31]=1;[.AB31]*[.B$167];1)*(IF([.Z31]&gt;0;[.B$163];1)*([.J31]*[.B$148]+[.K31]*[.B$149]+[.L31]*[.B$150]+[.N31]*[.B$151]+[.O31]*[.B$153]+[.P31]*[.B$154]+[.S31]*[.B$156]+[.T31]*[.B$157]+[.U31]*[.B$158]+[.V31]*[.B$159]+[.X31]*[.B$161])+[.Q31]*[.B$155]+[.Y31]*[.B$162]+[.AD31]*[.B$168])" office:value-type="float" office:value="3.5">
              <text:p>3.5</text:p>
            </table:table-cell>
            <table:table-cell table:style-name="ce24" table:formula="of:=[.AE31]+[.I31]-IF([.W31]&gt;0;0;[.F31]+[.G31]+[.H31])" office:value-type="float" office:value="0.5">
              <text:p>0.5</text:p>
            </table:table-cell>
            <table:table-cell table:style-name="ce27" table:formula="of:=[.AF31]+[.AF32]+[.AF33]+[.AF34]" office:value-type="float" office:value="2.64">
              <text:p>2.6</text:p>
            </table:table-cell>
            <table:table-cell table:number-columns-repeated="3"/>
            <table:table-cell table:style-name="ce31" table:formula="of:=IF([.F31]&lt;5; 3; IF([.F31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9">
              <text:p>29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2]&gt;0;[.B$148]*[.W32];0)+IF([.W32]&gt;0;[.B$160];1)*IF([.R32]&gt;0;[.R32];1)*IF([.AB32]=1;[.AB32]*[.B$167];1)*(IF([.Z32]&gt;0;[.B$163];1)*([.J32]*[.B$148]+[.K32]*[.B$149]+[.L32]*[.B$150]+[.N32]*[.B$151]+[.O32]*[.B$153]+[.P32]*[.B$154]+[.S32]*[.B$156]+[.T32]*[.B$157]+[.U32]*[.B$158]+[.V32]*[.B$159]+[.X32]*[.B$161])+[.Q32]*[.B$155]+[.Y32]*[.B$162]+[.AD32]*[.B$168])" office:value-type="float" office:value="0.32">
              <text:p>0.3</text:p>
            </table:table-cell>
            <table:table-cell table:style-name="ce24" table:formula="of:=[.AE32]+[.I32]-IF([.W32]&gt;0;0;[.F32]+[.G32]+[.H32])" office:value-type="float" office:value="0.32">
              <text:p>0.3</text:p>
            </table:table-cell>
            <table:table-cell table:style-name="ce27"/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3">
              <text:p>3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3]&gt;0;[.B$148]*[.W33];0)+IF([.W33]&gt;0;[.B$160];1)*IF([.R33]&gt;0;[.R33];1)*IF([.AB33]=1;[.AB33]*[.B$167];1)*(IF([.Z33]&gt;0;[.B$163];1)*([.J33]*[.B$148]+[.K33]*[.B$149]+[.L33]*[.B$150]+[.N33]*[.B$151]+[.O33]*[.B$153]+[.P33]*[.B$154]+[.S33]*[.B$156]+[.T33]*[.B$157]+[.U33]*[.B$158]+[.V33]*[.B$159]+[.X33]*[.B$161])+[.Q33]*[.B$155]+[.Y33]*[.B$162]+[.AD33]*[.B$168])" office:value-type="float" office:value="0.5">
              <text:p>0.5</text:p>
            </table:table-cell>
            <table:table-cell table:style-name="ce24" table:formula="of:=[.AE33]+[.I33]-IF([.W33]&gt;0;0;[.F33]+[.G33]+[.H33])" office:value-type="float" office:value="1.5">
              <text:p>1.5</text:p>
            </table:table-cell>
            <table:table-cell table:style-name="ce27" table:formula="of:=[.AF33]+[.AF34]" office:value-type="float" office:value="1.82">
              <text:p>1.8</text:p>
            </table:table-cell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1">
              <text:p>3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4]&gt;0;[.B$148]*[.W34];0)+IF([.W34]&gt;0;[.B$160];1)*IF([.R34]&gt;0;[.R34];1)*IF([.AB34]=1;[.AB34]*[.B$167];1)*(IF([.Z34]&gt;0;[.B$163];1)*([.J34]*[.B$148]+[.K34]*[.B$149]+[.L34]*[.B$150]+[.N34]*[.B$151]+[.O34]*[.B$153]+[.P34]*[.B$154]+[.S34]*[.B$156]+[.T34]*[.B$157]+[.U34]*[.B$158]+[.V34]*[.B$159]+[.X34]*[.B$161])+[.Q34]*[.B$155]+[.Y34]*[.B$162]+[.AD34]*[.B$168])" office:value-type="float" office:value="0.32">
              <text:p>0.3</text:p>
            </table:table-cell>
            <table:table-cell table:style-name="ce24" table:formula="of:=[.AE34]+[.I34]-IF([.W34]&gt;0;0;[.F34]+[.G34]+[.H34])" office:value-type="float" office:value="0.32">
              <text:p>0.3</text:p>
            </table:table-cell>
            <table:table-cell table:style-name="ce27"/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4"/>
          </table:table-row>
        </table:table-row-group>
        <table:table-row table:style-name="ro4">
          <table:table-cell office:value-type="string">
            <text:p>Fir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4 Anima. You may Sacrifice a card in your hand or discard to gain an additional 1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35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35]&gt;0;[.B$148]*[.W35];0)+IF([.W35]&gt;0;[.B$160];1)*IF([.R35]&gt;0;[.R35];1)*IF([.AB35]=1;[.AB35]*[.B$167];1)*(IF([.Z35]&gt;0;[.B$163];1)*([.J35]*[.B$148]+[.K35]*[.B$149]+[.L35]*[.B$150]+[.N35]*[.B$151]+[.O35]*[.B$153]+[.P35]*[.B$154]+[.S35]*[.B$156]+[.T35]*[.B$157]+[.U35]*[.B$158]+[.V35]*[.B$159]+[.X35]*[.B$161])+[.Q35]*[.B$155]+[.Y35]*[.B$162]+[.AD35]*[.B$168])" office:value-type="float" office:value="0">
            <text:p>0.0</text:p>
          </table:table-cell>
          <table:table-cell table:style-name="ce24" table:formula="of:=[.AE35]+[.I35]-IF([.W35]&gt;0;0;[.F35]+[.G35]+[.H35])" office:value-type="float" office:value="-3">
            <text:p>-3.0</text:p>
          </table:table-cell>
          <table:table-cell table:style-name="ce27" table:formula="of:=[.AF35]" office:value-type="float" office:value="-3">
            <text:p>-3.0</text:p>
          </table:table-cell>
          <table:table-cell table:number-columns-repeated="3"/>
          <table:table-cell table:style-name="ce31" table:formula="of:=IF([.F35]&lt;5; 3; IF([.F3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Gold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5 Strength. If Garrisoned, draw 1 card as well. Deal 5 Damage if garrisoned against a Citizen</text:p>
            </table:table-cell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table:formula="of:=CEILING([.F36]/2;1)" office:value-type="float" office:value="4">
              <text:p>4</text:p>
            </table:table-cell>
            <table:table-cell table:number-columns-repeated="3" table:style-name="ce16"/>
            <table:table-cell table:number-columns-repeated="2" table:style-name="ce16" office:value-type="float" office:value="5">
              <text:p>5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6]&gt;0;[.B$148]*[.W36];0)+IF([.W36]&gt;0;[.B$160];1)*IF([.R36]&gt;0;[.R36];1)*IF([.AB36]=1;[.AB36]*[.B$167];1)*(IF([.Z36]&gt;0;[.B$163];1)*([.J36]*[.B$148]+[.K36]*[.B$149]+[.L36]*[.B$150]+[.N36]*[.B$151]+[.O36]*[.B$153]+[.P36]*[.B$154]+[.S36]*[.B$156]+[.T36]*[.B$157]+[.U36]*[.B$158]+[.V36]*[.B$159]+[.X36]*[.B$161])+[.Q36]*[.B$155]+[.Y36]*[.B$162]+[.AD36]*[.B$168])" office:value-type="float" office:value="5">
              <text:p>5.0</text:p>
            </table:table-cell>
            <table:table-cell table:style-name="ce24" table:formula="of:=[.AE36]+[.I36]-IF([.W36]&gt;0;0;[.F36]+[.G36]+[.H36])" office:value-type="float" office:value="1">
              <text:p>1.0</text:p>
            </table:table-cell>
            <table:table-cell table:style-name="ce27" table:formula="of:=[.AF36]+[.AF37]" office:value-type="float" office:value="1.96">
              <text:p>2.0</text:p>
            </table:table-cell>
            <table:table-cell table:number-columns-repeated="3"/>
            <table:table-cell table:style-name="ce31" table:formula="of:=IF([.F36]&lt;5; 3; IF([.F36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4">
              <text:p>34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4" table:style-name="ce16"/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7]&gt;0;[.B$148]*[.W37];0)+IF([.W37]&gt;0;[.B$160];1)*IF([.R37]&gt;0;[.R37];1)*IF([.AB37]=1;[.AB37]*[.B$167];1)*(IF([.Z37]&gt;0;[.B$163];1)*([.J37]*[.B$148]+[.K37]*[.B$149]+[.L37]*[.B$150]+[.N37]*[.B$151]+[.O37]*[.B$153]+[.P37]*[.B$154]+[.S37]*[.B$156]+[.T37]*[.B$157]+[.U37]*[.B$158]+[.V37]*[.B$159]+[.X37]*[.B$161])+[.Q37]*[.B$155]+[.Y37]*[.B$162]+[.AD37]*[.B$168])" office:value-type="float" office:value="0.96">
              <text:p>1.0</text:p>
            </table:table-cell>
            <table:table-cell table:style-name="ce24" table:formula="of:=[.AE37]+[.I37]-IF([.W37]&gt;0;0;[.F37]+[.G37]+[.H37])" office:value-type="float" office:value="0.96">
              <text:p>1.0</text:p>
            </table:table-cell>
            <table:table-cell table:style-name="ce27"/>
            <table:table-cell table:number-columns-repeated="3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 table:number-columns-repeated="984"/>
          </table:table-row>
        </table:table-row-group>
        <table:table-row table:style-name="ro4">
          <table:table-cell office:value-type="string">
            <text:p>Primordia the Myth-Weav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veal the top card of the God deck. You may assimilate it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38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2]" office:value-type="float" office:value="4.375">
            <text:p>4.4</text:p>
          </table:table-cell>
          <table:table-cell table:style-name="ce21" table:formula="of:=IF([.W38]&gt;0;[.B$148]*[.W38];0)+IF([.W38]&gt;0;[.B$160];1)*IF([.R38]&gt;0;[.R38];1)*IF([.AB38]=1;[.AB38]*[.B$167];1)*(IF([.Z38]&gt;0;[.B$163];1)*([.J38]*[.B$148]+[.K38]*[.B$149]+[.L38]*[.B$150]+[.N38]*[.B$151]+[.O38]*[.B$153]+[.P38]*[.B$154]+[.S38]*[.B$156]+[.T38]*[.B$157]+[.U38]*[.B$158]+[.V38]*[.B$159]+[.X38]*[.B$161])+[.Q38]*[.B$155]+[.Y38]*[.B$162]+[.AD38]*[.B$168])" office:value-type="float" office:value="4.375">
            <text:p>4.4</text:p>
          </table:table-cell>
          <table:table-cell table:style-name="ce24" table:formula="of:=[.AE38]+[.I38]-IF([.W38]&gt;0;0;[.F38]+[.G38]+[.H38])" office:value-type="float" office:value="0.375">
            <text:p>0.4</text:p>
          </table:table-cell>
          <table:table-cell table:style-name="ce27" table:formula="of:=[.AF38]" office:value-type="float" office:value="0.375">
            <text:p>0.4</text:p>
          </table:table-cell>
          <table:table-cell table:number-columns-repeated="3"/>
          <table:table-cell table:style-name="ce31" table:formula="of:=IF([.F38]&lt;5; 3; IF([.F38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5" table:number-columns-repeated="3"/>
          <table:table-cell table:style-name="ce10"/>
          <table:table-cell table:number-columns-repeated="4" table:style-name="ce17"/>
          <table:table-cell table:style-name="ce17" table:formula="of:=SUM([.J22:.J38])" office:value-type="float" office:value="8">
            <text:p>8</text:p>
          </table:table-cell>
          <table:table-cell table:style-name="ce17" table:formula="of:=SUM([.K22:.K38])" office:value-type="float" office:value="0">
            <text:p>0</text:p>
          </table:table-cell>
          <table:table-cell table:style-name="ce17" table:formula="of:=SUM([.L22:.L38])" office:value-type="float" office:value="15">
            <text:p>15</text:p>
          </table:table-cell>
          <table:table-cell table:style-name="ce17"/>
          <table:table-cell table:style-name="ce17" table:formula="of:=SUM([.N22:.N38])" office:value-type="float" office:value="7">
            <text:p>7</text:p>
          </table:table-cell>
          <table:table-cell table:style-name="ce17" table:formula="of:=SUM([.O22:.O38])" office:value-type="float" office:value="0">
            <text:p>0</text:p>
          </table:table-cell>
          <table:table-cell table:style-name="ce17" table:formula="of:=SUM([.P22:.P38])" office:value-type="float" office:value="0">
            <text:p>0</text:p>
          </table:table-cell>
          <table:table-cell table:style-name="ce17" table:formula="of:=SUM([.Q22:.Q38])" office:value-type="float" office:value="0">
            <text:p>0</text:p>
          </table:table-cell>
          <table:table-cell table:style-name="ce17" table:formula="of:=SUM([.R22:.R38])" office:value-type="float" office:value="8">
            <text:p>8</text:p>
          </table:table-cell>
          <table:table-cell table:style-name="ce17" table:formula="of:=SUM([.S22:.S38])" office:value-type="float" office:value="0">
            <text:p>0</text:p>
          </table:table-cell>
          <table:table-cell table:style-name="ce17" table:formula="of:=SUM([.T22:.T38])" office:value-type="float" office:value="0">
            <text:p>0</text:p>
          </table:table-cell>
          <table:table-cell table:style-name="ce17" table:formula="of:=SUM([.U22:.U38])" office:value-type="float" office:value="8">
            <text:p>8</text:p>
          </table:table-cell>
          <table:table-cell table:style-name="ce17" table:formula="of:=SUM([.V22:.V38])" office:value-type="float" office:value="1">
            <text:p>1</text:p>
          </table:table-cell>
          <table:table-cell table:style-name="ce17" table:formula="of:=SUM([.W22:.W38])" office:value-type="float" office:value="3">
            <text:p>3</text:p>
          </table:table-cell>
          <table:table-cell table:style-name="ce17" table:formula="of:=SUM([.X22:.X38])" office:value-type="float" office:value="0">
            <text:p>0</text:p>
          </table:table-cell>
          <table:table-cell table:style-name="ce17" table:formula="of:=SUM([.Y22:.Y38])" office:value-type="float" office:value="0">
            <text:p>0</text:p>
          </table:table-cell>
          <table:table-cell table:style-name="ce17" table:formula="of:=SUM([.Z22:.Z38])" office:value-type="float" office:value="0">
            <text:p>0</text:p>
          </table:table-cell>
          <table:table-cell table:style-name="ce17" table:formula="of:=SUM([.AA22:.AA38])" office:value-type="float" office:value="0">
            <text:p>0</text:p>
          </table:table-cell>
          <table:table-cell table:style-name="ce17" table:formula="of:=SUM([.AB22:.AB38])" office:value-type="float" office:value="6">
            <text:p>6</text:p>
          </table:table-cell>
          <table:table-cell table:style-name="ce17"/>
          <table:table-cell table:style-name="ce22" table:formula="of:=SUM([.AD22:.AD38])" office:value-type="float" office:value="4.375">
            <text:p>4.4</text:p>
          </table:table-cell>
          <table:table-cell table:style-name="ce22" table:formula="of:=IF([.W39]&gt;0;[.B$148]*[.W39];0)+IF([.W39]&gt;0;[.B$160];1)*IF([.R39]&gt;0;[.R39];1)*IF([.AB39]=1;[.AB39]*[.B$167];1)*(IF([.Z39]&gt;0;[.B$163];1)*([.J39]*[.B$148]+[.K39]*[.B$149]+[.L39]*[.B$150]+[.N39]*[.B$151]+[.O39]*[.B$153]+[.P39]*[.B$154]+[.S39]*[.B$156]+[.T39]*[.B$157]+[.U39]*[.B$158]+[.V39]*[.B$159]+[.X39]*[.B$161])+[.Q39]*[.B$155]+[.Y39]*[.B$162]+[.AD39]*[.B$168])" office:value-type="float" office:value="111.2">
            <text:p>111.2</text:p>
          </table:table-cell>
          <table:table-cell table:style-name="ce25" table:formula="of:=[.AE39]+[.I39]-IF([.W39]&gt;0;0;[.F39]+[.G39]+[.H39])" office:value-type="float" office:value="111.2">
            <text:p>111.2</text:p>
          </table:table-cell>
          <table:table-cell table:style-name="ce28"/>
          <table:table-cell table:style-name="ce5" table:number-columns-repeated="3"/>
          <table:table-cell table:style-name="ce17" table:formula="of:=SUM([.AK22:.AK38])" office:value-type="float" office:value="19">
            <text:p>19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984"/>
        </table:table-row>
        <table:table-row table:style-name="ro2">
          <table:table-cell table:number-columns-repeated="5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0]&gt;0;[.B$148]*[.W40];0)+IF([.W40]&gt;0;[.B$160];1)*IF([.R40]&gt;0;[.R40];1)*IF([.AB40]=1;[.AB40]*[.B$167];1)*(IF([.Z40]&gt;0;[.B$163];1)*([.J40]*[.B$148]+[.K40]*[.B$149]+[.L40]*[.B$150]+[.N40]*[.B$151]+[.O40]*[.B$153]+[.P40]*[.B$154]+[.S40]*[.B$156]+[.T40]*[.B$157]+[.U40]*[.B$158]+[.V40]*[.B$159]+[.X40]*[.B$161])+[.Q40]*[.B$155]+[.Y40]*[.B$162]+[.AD40]*[.B$168])" office:value-type="float" office:value="0">
            <text:p>0.0</text:p>
          </table:table-cell>
          <table:table-cell table:style-name="ce24" table:formula="of:=[.AE40]+[.I40]-IF([.W40]&gt;0;0;[.F40]+[.G40]+[.H40])" office:value-type="float" office:value="0">
            <text:p>0.0</text:p>
          </table:table-cell>
          <table:table-cell table:style-name="ce27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number-columns-repeated="984"/>
        </table:table-row>
        <table:table-row table:style-name="ro2">
          <table:table-cell office:value-type="string">
            <text:p>Nile Run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Gain 1 Trade. If Garrisoned, draw 1 card as well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41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1]&gt;0;[.B$148]*[.W41];0)+IF([.W41]&gt;0;[.B$160];1)*IF([.R41]&gt;0;[.R41];1)*IF([.AB41]=1;[.AB41]*[.B$167];1)*(IF([.Z41]&gt;0;[.B$163];1)*([.J41]*[.B$148]+[.K41]*[.B$149]+[.L41]*[.B$150]+[.N41]*[.B$151]+[.O41]*[.B$153]+[.P41]*[.B$154]+[.S41]*[.B$156]+[.T41]*[.B$157]+[.U41]*[.B$158]+[.V41]*[.B$159]+[.X41]*[.B$161])+[.Q41]*[.B$155]+[.Y41]*[.B$162]+[.AD41]*[.B$168])" office:value-type="float" office:value="1.5">
            <text:p>1.5</text:p>
          </table:table-cell>
          <table:table-cell table:style-name="ce24" table:formula="of:=[.AE41]+[.I41]-IF([.W41]&gt;0;0;[.F41]+[.G41]+[.H41])" office:value-type="float" office:value="1.5">
            <text:p>1.5</text:p>
          </table:table-cell>
          <table:table-cell table:style-name="ce27" table:formula="of:=[.AF41]" office:value-type="float" office:value="1.5">
            <text:p>1.5</text:p>
          </table:table-cell>
          <table:table-cell table:number-columns-repeated="3"/>
          <table:table-cell table:style-name="ce16" table:formula="of:=IF([.F41]&lt;5; 3; IF([.F41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984"/>
        </table:table-row>
        <table:table-row table:style-name="ro5">
          <table:table-cell office:value-type="string">
            <text:p>Wood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Defense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42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2]&gt;0;[.B$148]*[.W42];0)+IF([.W42]&gt;0;[.B$160];1)*IF([.R42]&gt;0;[.R42];1)*IF([.AB42]=1;[.AB42]*[.B$167];1)*(IF([.Z42]&gt;0;[.B$163];1)*([.J42]*[.B$148]+[.K42]*[.B$149]+[.L42]*[.B$150]+[.N42]*[.B$151]+[.O42]*[.B$153]+[.P42]*[.B$154]+[.S42]*[.B$156]+[.T42]*[.B$157]+[.U42]*[.B$158]+[.V42]*[.B$159]+[.X42]*[.B$161])+[.Q42]*[.B$155]+[.Y42]*[.B$162]+[.AD42]*[.B$168])" office:value-type="float" office:value="1.6">
            <text:p>1.6</text:p>
          </table:table-cell>
          <table:table-cell table:style-name="ce24" table:formula="of:=[.AE42]+[.I42]-IF([.W42]&gt;0;0;[.F42]+[.G42]+[.H42])" office:value-type="float" office:value="0.6">
            <text:p>0.6</text:p>
          </table:table-cell>
          <table:table-cell table:style-name="ce27" table:formula="of:=[.AF42]" office:value-type="float" office:value="0.6">
            <text:p>0.6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2]&lt;5; 3; IF([.F4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Bronze Artisa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. If Garrisoned, heal that Settlement 3 Health as well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43]/2;1)" office:value-type="float" office:value="2">
              <text:p>2</text:p>
            </table:table-cell>
            <table:table-cell table:number-columns-repeated="3" table:style-name="ce16"/>
            <table:table-cell table:style-name="ce16"/>
            <table:table-cell table:style-name="ce16" office:value-type="float" office:value="2">
              <text:p>2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43]&gt;0;[.B$148]*[.W43];0)+IF([.W43]&gt;0;[.B$160];1)*IF([.R43]&gt;0;[.R43];1)*IF([.AB43]=1;[.AB43]*[.B$167];1)*(IF([.Z43]&gt;0;[.B$163];1)*([.J43]*[.B$148]+[.K43]*[.B$149]+[.L43]*[.B$150]+[.N43]*[.B$151]+[.O43]*[.B$153]+[.P43]*[.B$154]+[.S43]*[.B$156]+[.T43]*[.B$157]+[.U43]*[.B$158]+[.V43]*[.B$159]+[.X43]*[.B$161])+[.Q43]*[.B$155]+[.Y43]*[.B$162]+[.AD43]*[.B$168])" office:value-type="float" office:value="2">
              <text:p>2.0</text:p>
            </table:table-cell>
            <table:table-cell table:style-name="ce24" table:formula="of:=[.AE43]+[.I43]-IF([.W43]&gt;0;0;[.F43]+[.G43]+[.H43])" office:value-type="float" office:value="1">
              <text:p>1.0</text:p>
            </table:table-cell>
            <table:table-cell table:style-name="ce27" table:formula="of:=[.AF43]+[.AF44]" office:value-type="float" office:value="1.8">
              <text:p>1.8</text:p>
            </table:table-cell>
            <table:table-cell table:number-columns-repeated="3"/>
            <table:table-cell table:style-name="ce16" table:formula="of:=IF([.F43]&lt;5; 3; IF([.F43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1">
              <text:p>4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44]&gt;0;[.B$148]*[.W44];0)+IF([.W44]&gt;0;[.B$160];1)*IF([.R44]&gt;0;[.R44];1)*IF([.AB44]=1;[.AB44]*[.B$167];1)*(IF([.Z44]&gt;0;[.B$163];1)*([.J44]*[.B$148]+[.K44]*[.B$149]+[.L44]*[.B$150]+[.N44]*[.B$151]+[.O44]*[.B$153]+[.P44]*[.B$154]+[.S44]*[.B$156]+[.T44]*[.B$157]+[.U44]*[.B$158]+[.V44]*[.B$159]+[.X44]*[.B$161])+[.Q44]*[.B$155]+[.Y44]*[.B$162]+[.AD44]*[.B$168])" office:value-type="float" office:value="0.8">
              <text:p>0.8</text:p>
            </table:table-cell>
            <table:table-cell table:style-name="ce24" table:formula="of:=[.AE44]+[.I44]-IF([.W44]&gt;0;0;[.F44]+[.G44]+[.H44])" office:value-type="float" office:value="0.8">
              <text:p>0.8</text:p>
            </table:table-cell>
            <table:table-cell table:style-name="ce27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42">
              <text:p>42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Stone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4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45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5]&gt;0;[.B$148]*[.W45];0)+IF([.W45]&gt;0;[.B$160];1)*IF([.R45]&gt;0;[.R45];1)*IF([.AB45]=1;[.AB45]*[.B$167];1)*(IF([.Z45]&gt;0;[.B$163];1)*([.J45]*[.B$148]+[.K45]*[.B$149]+[.L45]*[.B$150]+[.N45]*[.B$151]+[.O45]*[.B$153]+[.P45]*[.B$154]+[.S45]*[.B$156]+[.T45]*[.B$157]+[.U45]*[.B$158]+[.V45]*[.B$159]+[.X45]*[.B$161])+[.Q45]*[.B$155]+[.Y45]*[.B$162]+[.AD45]*[.B$168])" office:value-type="float" office:value="3.4">
            <text:p>3.4</text:p>
          </table:table-cell>
          <table:table-cell table:style-name="ce24" table:formula="of:=[.AE45]+[.I45]-IF([.W45]&gt;0;0;[.F45]+[.G45]+[.H45])" office:value-type="float" office:value="1.4">
            <text:p>1.4</text:p>
          </table:table-cell>
          <table:table-cell table:style-name="ce27" table:formula="of:=[.AF45]" office:value-type="float" office:value="1.4">
            <text:p>1.4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5]&lt;5; 3; IF([.F4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6"/>
          <table:table-cell table:style-name="ce16"/>
          <table:table-cell table:number-columns-repeated="7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style-name="ce21" table:formula="of:=IF([.W46]&gt;0;[.B$148]*[.W46];0)+IF([.W46]&gt;0;[.B$160];1)*IF([.R46]&gt;0;[.R46];1)*IF([.AB46]=1;[.AB46]*[.B$167];1)*(IF([.Z46]&gt;0;[.B$163];1)*([.J46]*[.B$148]+[.K46]*[.B$149]+[.L46]*[.B$150]+[.N46]*[.B$151]+[.O46]*[.B$153]+[.P46]*[.B$154]+[.S46]*[.B$156]+[.T46]*[.B$157]+[.U46]*[.B$158]+[.V46]*[.B$159]+[.X46]*[.B$161])+[.Q46]*[.B$155]+[.Y46]*[.B$162]+[.AD46]*[.B$168])" office:value-type="float" office:value="0.32">
            <text:p>0.3</text:p>
          </table:table-cell>
          <table:table-cell table:style-name="ce24" table:formula="of:=[.AE46]+[.I46]-IF([.W46]&gt;0;0;[.F46]+[.G46]+[.H46])" office:value-type="float" office:value="0.32">
            <text:p>0.3</text:p>
          </table:table-cell>
          <table:table-cell table:style-name="ce27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number-columns-repeated="984"/>
        </table:table-row>
        <table:table-row table:style-name="ro4">
          <table:table-cell office:value-type="string">
            <text:p>Silver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. If Garrisoned, heal that Settlement 5 Health as well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7]/2;1)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7]&gt;0;[.B$148]*[.W47];0)+IF([.W47]&gt;0;[.B$160];1)*IF([.R47]&gt;0;[.R47];1)*IF([.AB47]=1;[.AB47]*[.B$167];1)*(IF([.Z47]&gt;0;[.B$163];1)*([.J47]*[.B$148]+[.K47]*[.B$149]+[.L47]*[.B$150]+[.N47]*[.B$151]+[.O47]*[.B$153]+[.P47]*[.B$154]+[.S47]*[.B$156]+[.T47]*[.B$157]+[.U47]*[.B$158]+[.V47]*[.B$159]+[.X47]*[.B$161])+[.Q47]*[.B$155]+[.Y47]*[.B$162]+[.AD47]*[.B$168])" office:value-type="float" office:value="5">
            <text:p>5.0</text:p>
          </table:table-cell>
          <table:table-cell table:style-name="ce24" table:formula="of:=[.AE47]+[.I47]-IF([.W47]&gt;0;0;[.F47]+[.G47]+[.H47])" office:value-type="float" office:value="3">
            <text:p>3.0</text:p>
          </table:table-cell>
          <table:table-cell table:style-name="ce27" table:formula="of:=[.AF47]" office:value-type="float" office:value="3">
            <text:p>3.0</text:p>
          </table:table-cell>
          <table:table-cell table:number-columns-repeated="3"/>
          <table:table-cell table:style-name="ce16" table:formula="of:=IF([.F47]&lt;5; 3; IF([.F47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984"/>
        </table:table-row>
        <table:table-row table:style-name="ro4">
          <table:table-cell table:style-name="ce4" office:value-type="string">
            <text:p>Theban Tit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rrison only. Garrison to gain 5 Defense. Gain 7 Strength if garrisoned against a Soldier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48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8]&gt;0;[.B$148]*[.W48];0)+IF([.W48]&gt;0;[.B$160];1)*IF([.R48]&gt;0;[.R48];1)*IF([.AB48]=1;[.AB48]*[.B$167];1)*(IF([.Z48]&gt;0;[.B$163];1)*([.J48]*[.B$148]+[.K48]*[.B$149]+[.L48]*[.B$150]+[.N48]*[.B$151]+[.O48]*[.B$153]+[.P48]*[.B$154]+[.S48]*[.B$156]+[.T48]*[.B$157]+[.U48]*[.B$158]+[.V48]*[.B$159]+[.X48]*[.B$161])+[.Q48]*[.B$155]+[.Y48]*[.B$162]+[.AD48]*[.B$168])" office:value-type="float" office:value="3.4">
            <text:p>3.4</text:p>
          </table:table-cell>
          <table:table-cell table:style-name="ce24" table:formula="of:=[.AE48]+[.I48]-IF([.W48]&gt;0;0;[.F48]+[.G48]+[.H48])" office:value-type="float" office:value="0.4">
            <text:p>0.4</text:p>
          </table:table-cell>
          <table:table-cell table:style-name="ce27" table:formula="of:=[.AF48]" office:value-type="float" office:value="0.4">
            <text:p>0.4</text:p>
          </table:table-cell>
          <table:table-cell table:number-columns-repeated="3"/>
          <table:table-cell table:style-name="ce16" table:formula="of:=IF([.F48]&lt;5; 3; IF([.F4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984"/>
        </table:table-row>
        <table:table-row-group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EG</text:p>
            </table:table-cell>
            <table:table-cell table:style-name="ce7" office:value-type="string">
              <text:p>Ability</text:p>
            </table:table-cell>
            <table:table-cell table:style-name="ce7"/>
            <table:table-cell table:style-name="ce11" office:value-type="string">
              <text:p>Pay 1 Anima to gain 3 Trade</text:p>
            </table:table-cell>
            <table:table-cell table:number-columns-repeated="3" table:style-name="ce18"/>
            <table:table-cell table:style-name="ce16"/>
            <table:table-cell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1" table:formula="of:=IF([.W49]&gt;0;[.B$148]*[.W49];0)+IF([.W49]&gt;0;[.B$160];1)*IF([.R49]&gt;0;[.R49];1)*IF([.AB49]=1;[.AB49]*[.B$167];1)*(IF([.Z49]&gt;0;[.B$163];1)*([.J49]*[.B$148]+[.K49]*[.B$149]+[.L49]*[.B$150]+[.N49]*[.B$151]+[.O49]*[.B$153]+[.P49]*[.B$154]+[.S49]*[.B$156]+[.T49]*[.B$157]+[.U49]*[.B$158]+[.V49]*[.B$159]+[.X49]*[.B$161])+[.Q49]*[.B$155]+[.Y49]*[.B$162]+[.AD49]*[.B$168])" office:value-type="float" office:value="1">
              <text:p>1.0</text:p>
            </table:table-cell>
            <table:table-cell table:style-name="ce24" table:formula="of:=[.AE49]+[.I49]-IF([.W49]&gt;0;0;[.F49]+[.G49]+[.H49])" office:value-type="float" office:value="1">
              <text:p>1.0</text:p>
            </table:table-cell>
            <table:table-cell table:style-name="ce29"/>
            <table:table-cell table:style-name="ce7" table:number-columns-repeated="3"/>
            <table:table-cell table:style-name="ce16"/>
            <table:table-cell office:value-type="float" office:value="1">
              <text:p>1</text:p>
            </table:table-cell>
            <table:table-cell table:style-name="ce7"/>
            <table:table-cell office:value-type="float" office:value="47">
              <text:p>47</text:p>
            </table:table-cell>
            <table:table-cell table:style-name="ce7" table:number-columns-repeated="984"/>
          </table:table-row>
        </table:table-row-group>
        <table:table-row table:style-name="ro5">
          <table:table-cell office:value-type="string">
            <text:p>Iron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7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50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number-columns-repeated="9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0]&gt;0;[.B$148]*[.W50];0)+IF([.W50]&gt;0;[.B$160];1)*IF([.R50]&gt;0;[.R50];1)*IF([.AB50]=1;[.AB50]*[.B$167];1)*(IF([.Z50]&gt;0;[.B$163];1)*([.J50]*[.B$148]+[.K50]*[.B$149]+[.L50]*[.B$150]+[.N50]*[.B$151]+[.O50]*[.B$153]+[.P50]*[.B$154]+[.S50]*[.B$156]+[.T50]*[.B$157]+[.U50]*[.B$158]+[.V50]*[.B$159]+[.X50]*[.B$161])+[.Q50]*[.B$155]+[.Y50]*[.B$162]+[.AD50]*[.B$168])" office:value-type="float" office:value="2.8">
            <text:p>2.8</text:p>
          </table:table-cell>
          <table:table-cell table:style-name="ce24" table:formula="of:=[.AE50]+[.I50]-IF([.W50]&gt;0;0;[.F50]+[.G50]+[.H50])" office:value-type="float" office:value="-0.199999999999999">
            <text:p>-0.2</text:p>
          </table:table-cell>
          <table:table-cell table:style-name="ce27" table:formula="of:=[.AF50]" office:value-type="float" office:value="-0.199999999999999">
            <text:p>-0.2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50]&lt;5; 3; IF([.F5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84"/>
        </table:table-row>
        <table:table-row table:style-name="ro4">
          <table:table-cell office:value-type="string">
            <text:p>Gold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5 Trade. If Garrisoned, heal that Settlement 7 Health as well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51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1]&gt;0;[.B$148]*[.W51];0)+IF([.W51]&gt;0;[.B$160];1)*IF([.R51]&gt;0;[.R51];1)*IF([.AB51]=1;[.AB51]*[.B$167];1)*(IF([.Z51]&gt;0;[.B$163];1)*([.J51]*[.B$148]+[.K51]*[.B$149]+[.L51]*[.B$150]+[.N51]*[.B$151]+[.O51]*[.B$153]+[.P51]*[.B$154]+[.S51]*[.B$156]+[.T51]*[.B$157]+[.U51]*[.B$158]+[.V51]*[.B$159]+[.X51]*[.B$161])+[.Q51]*[.B$155]+[.Y51]*[.B$162]+[.AD51]*[.B$168])" office:value-type="float" office:value="4.5">
            <text:p>4.5</text:p>
          </table:table-cell>
          <table:table-cell table:style-name="ce24" table:formula="of:=[.AE51]+[.I51]-IF([.W51]&gt;0;0;[.F51]+[.G51]+[.H51])" office:value-type="float" office:value="0.5">
            <text:p>0.5</text:p>
          </table:table-cell>
          <table:table-cell table:style-name="ce27" table:formula="of:=[.AF51]" office:value-type="float" office:value="0.5">
            <text:p>0.5</text:p>
          </table:table-cell>
          <table:table-cell table:number-columns-repeated="3"/>
          <table:table-cell table:style-name="ce16" table:formula="of:=IF([.F51]&lt;5; 3; IF([.F5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984"/>
        </table:table-row>
        <table:table-row-group>
          <table:table-row table:style-name="ro4">
            <table:table-cell office:value-type="string">
              <text:p>Imhotep the Sun-Worshipp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Use 5 Anima to pay 5 less Trade, Strength, and Anima for each God you assimilate this turn</text:p>
            </table:table-cell>
            <table:table-cell table:style-name="ce16" office:value-type="float" office:value="9">
              <text:p>9</text:p>
            </table:table-cell>
            <table:table-cell table:number-columns-repeated="2" table:style-name="ce16"/>
            <table:table-cell table:style-name="ce16" table:formula="of:=CEILING([.F52]/2;1)" office:value-type="float" office:value="5">
              <text:p>5</text:p>
            </table:table-cell>
            <table:table-cell table:style-name="ce16"/>
            <table:table-cell table:number-columns-repeated="2" table:style-name="ce16" office:value-type="float" office:value="3">
              <text:p>3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 office:value-type="float" office:value="1">
              <text:p>1.0</text:p>
            </table:table-cell>
            <table:table-cell table:style-name="ce21" table:formula="of:=IF([.W52]&gt;0;[.B$148]*[.W52];0)+IF([.W52]&gt;0;[.B$160];1)*IF([.R52]&gt;0;[.R52];1)*IF([.AB52]=1;[.AB52]*[.B$167];1)*(IF([.Z52]&gt;0;[.B$163];1)*([.J52]*[.B$148]+[.K52]*[.B$149]+[.L52]*[.B$150]+[.N52]*[.B$151]+[.O52]*[.B$153]+[.P52]*[.B$154]+[.S52]*[.B$156]+[.T52]*[.B$157]+[.U52]*[.B$158]+[.V52]*[.B$159]+[.X52]*[.B$161])+[.Q52]*[.B$155]+[.Y52]*[.B$162]+[.AD52]*[.B$168])" office:value-type="float" office:value="7">
              <text:p>7.0</text:p>
            </table:table-cell>
            <table:table-cell table:style-name="ce24" table:formula="of:=[.AE52]+[.I52]-IF([.W52]&gt;0;0;[.F52]+[.G52]+[.H52])" office:value-type="float" office:value="3">
              <text:p>3.0</text:p>
            </table:table-cell>
            <table:table-cell table:style-name="ce27" table:formula="of:=[.AF52]+[.AF53]" office:value-type="float" office:value="4.2">
              <text:p>4.2</text:p>
            </table:table-cell>
            <table:table-cell table:number-columns-repeated="3"/>
            <table:table-cell table:style-name="ce16" table:formula="of:=IF([.F52]&lt;5; 3; IF([.F52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0">
              <text:p>50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6"/>
            <table:table-cell table:style-name="ce16"/>
            <table:table-cell table:style-name="ce16" office:value-type="float" office:value="3">
              <text:p>3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53]&gt;0;[.B$148]*[.W53];0)+IF([.W53]&gt;0;[.B$160];1)*IF([.R53]&gt;0;[.R53];1)*IF([.AB53]=1;[.AB53]*[.B$167];1)*(IF([.Z53]&gt;0;[.B$163];1)*([.J53]*[.B$148]+[.K53]*[.B$149]+[.L53]*[.B$150]+[.N53]*[.B$151]+[.O53]*[.B$153]+[.P53]*[.B$154]+[.S53]*[.B$156]+[.T53]*[.B$157]+[.U53]*[.B$158]+[.V53]*[.B$159]+[.X53]*[.B$161])+[.Q53]*[.B$155]+[.Y53]*[.B$162]+[.AD53]*[.B$168])" office:value-type="float" office:value="1.2">
              <text:p>1.2</text:p>
            </table:table-cell>
            <table:table-cell table:style-name="ce24" table:formula="of:=[.AE53]+[.I53]-IF([.W53]&gt;0;0;[.F53]+[.G53]+[.H53])" office:value-type="float" office:value="1.2">
              <text:p>1.2</text:p>
            </table:table-cell>
            <table:table-cell table:style-name="ce27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1">
              <text:p>51</text:p>
            </table:table-cell>
            <table:table-cell table:number-columns-repeated="984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5" table:number-columns-repeated="3"/>
          <table:table-cell table:style-name="ce10"/>
          <table:table-cell table:number-columns-repeated="4" table:style-name="ce17"/>
          <table:table-cell table:style-name="ce17" table:formula="of:=SUM([.J41:.J52])" office:value-type="float" office:value="7">
            <text:p>7</text:p>
          </table:table-cell>
          <table:table-cell table:style-name="ce17" table:formula="of:=SUM([.K41:.K52])" office:value-type="float" office:value="12">
            <text:p>12</text:p>
          </table:table-cell>
          <table:table-cell table:style-name="ce17" table:formula="of:=SUM([.L41:.L52])" office:value-type="float" office:value="9">
            <text:p>9</text:p>
          </table:table-cell>
          <table:table-cell table:style-name="ce17"/>
          <table:table-cell table:style-name="ce17" table:formula="of:=SUM([.N41:.N52])" office:value-type="float" office:value="5">
            <text:p>5</text:p>
          </table:table-cell>
          <table:table-cell table:style-name="ce17" table:formula="of:=SUM([.O41:.O52])" office:value-type="float" office:value="0">
            <text:p>0</text:p>
          </table:table-cell>
          <table:table-cell table:style-name="ce17" table:formula="of:=SUM([.P41:.P52])" office:value-type="float" office:value="0">
            <text:p>0</text:p>
          </table:table-cell>
          <table:table-cell table:style-name="ce17" table:formula="of:=SUM([.Q41:.Q52])" office:value-type="float" office:value="17">
            <text:p>17</text:p>
          </table:table-cell>
          <table:table-cell table:style-name="ce17" table:formula="of:=SUM([.R41:.R52])" office:value-type="float" office:value="3">
            <text:p>3</text:p>
          </table:table-cell>
          <table:table-cell table:style-name="ce17" table:formula="of:=SUM([.S41:.S52])" office:value-type="float" office:value="0">
            <text:p>0</text:p>
          </table:table-cell>
          <table:table-cell table:style-name="ce17" table:formula="of:=SUM([.T41:.T52])" office:value-type="float" office:value="0">
            <text:p>0</text:p>
          </table:table-cell>
          <table:table-cell table:style-name="ce17" table:formula="of:=SUM([.U41:.U52])" office:value-type="float" office:value="4">
            <text:p>4</text:p>
          </table:table-cell>
          <table:table-cell table:style-name="ce17" table:formula="of:=SUM([.V41:.V52])" office:value-type="float" office:value="0">
            <text:p>0</text:p>
          </table:table-cell>
          <table:table-cell table:style-name="ce17" table:formula="of:=SUM([.W41:.W52])" office:value-type="float" office:value="0">
            <text:p>0</text:p>
          </table:table-cell>
          <table:table-cell table:style-name="ce17" table:formula="of:=SUM([.X41:.X52])" office:value-type="float" office:value="0">
            <text:p>0</text:p>
          </table:table-cell>
          <table:table-cell table:style-name="ce17" table:formula="of:=SUM([.Y41:.Y52])" office:value-type="float" office:value="0">
            <text:p>0</text:p>
          </table:table-cell>
          <table:table-cell table:style-name="ce17" table:formula="of:=SUM([.Z41:.Z52])" office:value-type="float" office:value="0">
            <text:p>0</text:p>
          </table:table-cell>
          <table:table-cell table:style-name="ce17" table:formula="of:=SUM([.AA41:.AA52])" office:value-type="float" office:value="0">
            <text:p>0</text:p>
          </table:table-cell>
          <table:table-cell table:style-name="ce17" table:formula="of:=SUM([.AB41:.AB52])" office:value-type="float" office:value="3">
            <text:p>3</text:p>
          </table:table-cell>
          <table:table-cell table:style-name="ce17"/>
          <table:table-cell table:style-name="ce22" table:formula="of:=SUM([.AD41:.AD52])" office:value-type="float" office:value="1">
            <text:p>1.0</text:p>
          </table:table-cell>
          <table:table-cell table:style-name="ce22" table:formula="of:=IF([.W54]&gt;0;[.B$148]*[.W54];0)+IF([.W54]&gt;0;[.B$160];1)*IF([.R54]&gt;0;[.R54];1)*IF([.AB54]=1;[.AB54]*[.B$167];1)*(IF([.Z54]&gt;0;[.B$163];1)*([.J54]*[.B$148]+[.K54]*[.B$149]+[.L54]*[.B$150]+[.N54]*[.B$151]+[.O54]*[.B$153]+[.P54]*[.B$154]+[.S54]*[.B$156]+[.T54]*[.B$157]+[.U54]*[.B$158]+[.V54]*[.B$159]+[.X54]*[.B$161])+[.Q54]*[.B$155]+[.Y54]*[.B$162]+[.AD54]*[.B$168])" office:value-type="float" office:value="100.5">
            <text:p>100.5</text:p>
          </table:table-cell>
          <table:table-cell table:style-name="ce25" table:formula="of:=[.AE54]+[.I54]-IF([.W54]&gt;0;0;[.F54]+[.G54]+[.H54])" office:value-type="float" office:value="100.5">
            <text:p>100.5</text:p>
          </table:table-cell>
          <table:table-cell table:style-name="ce28" table:formula="of:=[.AF54]" office:value-type="float" office:value="100.5">
            <text:p>100.5</text:p>
          </table:table-cell>
          <table:table-cell table:style-name="ce5" table:number-columns-repeated="3"/>
          <table:table-cell table:style-name="ce17" table:formula="of:=SUM([.AK41:.AK53])" office:value-type="float" office:value="19">
            <text:p>19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984"/>
        </table:table-row>
        <table:table-row table:style-name="ro2">
          <table:table-cell office:value-type="string">
            <text:p>Thunder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1 Anima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55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5]&gt;0;[.B$148]*[.W55];0)+IF([.W55]&gt;0;[.B$160];1)*IF([.R55]&gt;0;[.R55];1)*IF([.AB55]=1;[.AB55]*[.B$167];1)*(IF([.Z55]&gt;0;[.B$163];1)*([.J55]*[.B$148]+[.K55]*[.B$149]+[.L55]*[.B$150]+[.N55]*[.B$151]+[.O55]*[.B$153]+[.P55]*[.B$154]+[.S55]*[.B$156]+[.T55]*[.B$157]+[.U55]*[.B$158]+[.V55]*[.B$159]+[.X55]*[.B$161])+[.Q55]*[.B$155]+[.Y55]*[.B$162]+[.AD55]*[.B$168])" office:value-type="float" office:value="2.1">
            <text:p>2.1</text:p>
          </table:table-cell>
          <table:table-cell table:style-name="ce24" table:formula="of:=[.AE55]+[.I55]-IF([.W55]&gt;0;0;[.F55]+[.G55]+[.H55])" office:value-type="float" office:value="2.1">
            <text:p>2.1</text:p>
          </table:table-cell>
          <table:table-cell table:style-name="ce27" table:formula="of:=[.AF55]" office:value-type="float" office:value="2.1">
            <text:p>2.1</text:p>
          </table:table-cell>
          <table:table-cell table:number-columns-repeated="3"/>
          <table:table-cell table:style-name="ce16" table:formula="of:=IF([.F55]&lt;5; 3; IF([.F5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984"/>
        </table:table-row>
        <table:table-row table:style-name="ro4">
          <table:table-cell office:value-type="string">
            <text:p>Bronze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1 Strength. You may use 1 Anima to gain 1 additional Strength. Gain 2 Strength if garrisoned against a Citizen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56]/2;1)" office:value-type="float" office:value="1">
            <text:p>1</text:p>
          </table:table-cell>
          <table:table-cell table:number-columns-repeated="3" table:style-name="ce16"/>
          <table:table-cell table:number-columns-repeated="2" table:style-name="ce16" office:value-type="float" office:value="2">
            <text:p>2</text:p>
          </table:table-cell>
          <table:table-cell table:number-columns-repeated="10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6]&gt;0;[.B$148]*[.W56];0)+IF([.W56]&gt;0;[.B$160];1)*IF([.R56]&gt;0;[.R56];1)*IF([.AB56]=1;[.AB56]*[.B$167];1)*(IF([.Z56]&gt;0;[.B$163];1)*([.J56]*[.B$148]+[.K56]*[.B$149]+[.L56]*[.B$150]+[.N56]*[.B$151]+[.O56]*[.B$153]+[.P56]*[.B$154]+[.S56]*[.B$156]+[.T56]*[.B$157]+[.U56]*[.B$158]+[.V56]*[.B$159]+[.X56]*[.B$161])+[.Q56]*[.B$155]+[.Y56]*[.B$162]+[.AD56]*[.B$168])" office:value-type="float" office:value="2.9">
            <text:p>2.9</text:p>
          </table:table-cell>
          <table:table-cell table:style-name="ce24" table:formula="of:=[.AE56]+[.I56]-IF([.W56]&gt;0;0;[.F56]+[.G56]+[.H56])" office:value-type="float" office:value="1.9">
            <text:p>1.9</text:p>
          </table:table-cell>
          <table:table-cell table:style-name="ce27" table:formula="of:=[.AF56]" office:value-type="float" office:value="1.9">
            <text:p>1.9</text:p>
          </table:table-cell>
          <table:table-cell table:number-columns-repeated="3"/>
          <table:table-cell table:style-name="ce16" table:formula="of:=IF([.F56]&lt;5; 3; IF([.F5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Ice Divin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 and 1 Anima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57]/2;1)" office:value-type="float" office:value="2">
              <text:p>2</text:p>
            </table:table-cell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57]&gt;0;[.B$148]*[.W57];0)+IF([.W57]&gt;0;[.B$160];1)*IF([.R57]&gt;0;[.R57];1)*IF([.AB57]=1;[.AB57]*[.B$167];1)*(IF([.Z57]&gt;0;[.B$163];1)*([.J57]*[.B$148]+[.K57]*[.B$149]+[.L57]*[.B$150]+[.N57]*[.B$151]+[.O57]*[.B$153]+[.P57]*[.B$154]+[.S57]*[.B$156]+[.T57]*[.B$157]+[.U57]*[.B$158]+[.V57]*[.B$159]+[.X57]*[.B$161])+[.Q57]*[.B$155]+[.Y57]*[.B$162]+[.AD57]*[.B$168])" office:value-type="float" office:value="2.65">
              <text:p>2.7</text:p>
            </table:table-cell>
            <table:table-cell table:style-name="ce24" table:formula="of:=[.AE57]+[.I57]-IF([.W57]&gt;0;0;[.F57]+[.G57]+[.H57])" office:value-type="float" office:value="1.65">
              <text:p>1.7</text:p>
            </table:table-cell>
            <table:table-cell table:style-name="ce27" table:formula="of:=[.AF57]+[.AF58]" office:value-type="float" office:value="1.91">
              <text:p>1.9</text:p>
            </table:table-cell>
            <table:table-cell table:number-columns-repeated="3"/>
            <table:table-cell table:style-name="ce16" table:formula="of:=IF([.F57]&lt;5; 3; IF([.F57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5">
              <text:p>55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58]&gt;0;[.B$148]*[.W58];0)+IF([.W58]&gt;0;[.B$160];1)*IF([.R58]&gt;0;[.R58];1)*IF([.AB58]=1;[.AB58]*[.B$167];1)*(IF([.Z58]&gt;0;[.B$163];1)*([.J58]*[.B$148]+[.K58]*[.B$149]+[.L58]*[.B$150]+[.N58]*[.B$151]+[.O58]*[.B$153]+[.P58]*[.B$154]+[.S58]*[.B$156]+[.T58]*[.B$157]+[.U58]*[.B$158]+[.V58]*[.B$159]+[.X58]*[.B$161])+[.Q58]*[.B$155]+[.Y58]*[.B$162]+[.AD58]*[.B$168])" office:value-type="float" office:value="0.26">
              <text:p>0.3</text:p>
            </table:table-cell>
            <table:table-cell table:style-name="ce24" table:formula="of:=[.AE58]+[.I58]-IF([.W58]&gt;0;0;[.F58]+[.G58]+[.H58])" office:value-type="float" office:value="0.26">
              <text:p>0.3</text:p>
            </table:table-cell>
            <table:table-cell table:style-name="ce27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6">
              <text:p>56</text:p>
            </table:table-cell>
            <table:table-cell table:number-columns-repeated="984"/>
          </table:table-row>
        </table:table-row-group>
        <table:table-row-group>
          <table:table-row table:style-name="ro4">
            <table:table-cell office:value-type="string">
              <text:p>Silver Berserk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2 Strength. You may use 1 Anima to gain 2 additional Strength. Gain 3 Strength if garrisoned against a Citizen</text:p>
            </table:table-cell>
            <table:table-cell table:style-name="ce16" office:value-type="float" office:value="4">
              <text:p>4</text:p>
            </table:table-cell>
            <table:table-cell table:number-columns-repeated="2" table:style-name="ce16"/>
            <table:table-cell table:style-name="ce16" table:formula="of:=CEILING([.F59]/2;1)" office:value-type="float" office:value="2">
              <text:p>2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number-columns-repeated="10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59]&gt;0;[.B$148]*[.W59];0)+IF([.W59]&gt;0;[.B$160];1)*IF([.R59]&gt;0;[.R59];1)*IF([.AB59]=1;[.AB59]*[.B$167];1)*(IF([.Z59]&gt;0;[.B$163];1)*([.J59]*[.B$148]+[.K59]*[.B$149]+[.L59]*[.B$150]+[.N59]*[.B$151]+[.O59]*[.B$153]+[.P59]*[.B$154]+[.S59]*[.B$156]+[.T59]*[.B$157]+[.U59]*[.B$158]+[.V59]*[.B$159]+[.X59]*[.B$161])+[.Q59]*[.B$155]+[.Y59]*[.B$162]+[.AD59]*[.B$168])" office:value-type="float" office:value="3.9">
              <text:p>3.9</text:p>
            </table:table-cell>
            <table:table-cell table:style-name="ce24" table:formula="of:=[.AE59]+[.I59]-IF([.W59]&gt;0;0;[.F59]+[.G59]+[.H59])" office:value-type="float" office:value="1.9">
              <text:p>1.9</text:p>
            </table:table-cell>
            <table:table-cell table:style-name="ce27" table:formula="of:=[.AF59]+[.AF#REF!]" office:value-type="float" office:value="0">
              <text:p>#VALUE!</text:p>
            </table:table-cell>
            <table:table-cell table:number-columns-repeated="3"/>
            <table:table-cell table:style-name="ce16" table:formula="of:=IF([.F59]&lt;5; 3; IF([.F59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7">
              <text:p>57</text:p>
            </table:table-cell>
            <table:table-cell table:number-columns-repeated="984"/>
          </table:table-row>
        </table:table-row-group>
        <table:table-row table:style-name="ro2">
          <table:table-cell office:value-type="string">
            <text:p>Fir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 and 2 Anima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60]/2;1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0]&gt;0;[.B$148]*[.W60];0)+IF([.W60]&gt;0;[.B$160];1)*IF([.R60]&gt;0;[.R60];1)*IF([.AB60]=1;[.AB60]*[.B$167];1)*(IF([.Z60]&gt;0;[.B$163];1)*([.J60]*[.B$148]+[.K60]*[.B$149]+[.L60]*[.B$150]+[.N60]*[.B$151]+[.O60]*[.B$153]+[.P60]*[.B$154]+[.S60]*[.B$156]+[.T60]*[.B$157]+[.U60]*[.B$158]+[.V60]*[.B$159]+[.X60]*[.B$161])+[.Q60]*[.B$155]+[.Y60]*[.B$162]+[.AD60]*[.B$168])" office:value-type="float" office:value="3.6">
            <text:p>3.6</text:p>
          </table:table-cell>
          <table:table-cell table:style-name="ce24" table:formula="of:=[.AE60]+[.I60]-IF([.W60]&gt;0;0;[.F60]+[.G60]+[.H60])" office:value-type="float" office:value="1.6">
            <text:p>1.6</text:p>
          </table:table-cell>
          <table:table-cell table:style-name="ce27" table:formula="of:=[.AF60]" office:value-type="float" office:value="1.6">
            <text:p>1.6</text:p>
          </table:table-cell>
          <table:table-cell table:number-columns-repeated="3"/>
          <table:table-cell table:style-name="ce16" table:formula="of:=IF([.F60]&lt;5; 3; IF([.F60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84"/>
        </table:table-row>
        <table:table-row table:style-name="ro4">
          <table:table-cell office:value-type="string">
            <text:p>Gold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3 Strength. You may use 1 Anima to gain 3 additional Strength. Gain 4 Strength if garrisoned against a Citizen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61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1]&gt;0;[.B$148]*[.W61];0)+IF([.W61]&gt;0;[.B$160];1)*IF([.R61]&gt;0;[.R61];1)*IF([.AB61]=1;[.AB61]*[.B$167];1)*(IF([.Z61]&gt;0;[.B$163];1)*([.J61]*[.B$148]+[.K61]*[.B$149]+[.L61]*[.B$150]+[.N61]*[.B$151]+[.O61]*[.B$153]+[.P61]*[.B$154]+[.S61]*[.B$156]+[.T61]*[.B$157]+[.U61]*[.B$158]+[.V61]*[.B$159]+[.X61]*[.B$161])+[.Q61]*[.B$155]+[.Y61]*[.B$162]+[.AD61]*[.B$168])" office:value-type="float" office:value="0">
            <text:p>0.0</text:p>
          </table:table-cell>
          <table:table-cell table:style-name="ce24" table:formula="of:=[.AE61]+[.I61]-IF([.W61]&gt;0;0;[.F61]+[.G61]+[.H61])" office:value-type="float" office:value="-3">
            <text:p>-3.0</text:p>
          </table:table-cell>
          <table:table-cell table:style-name="ce27" table:formula="of:=[.AF61]" office:value-type="float" office:value="-3">
            <text:p>-3.0</text:p>
          </table:table-cell>
          <table:table-cell table:number-columns-repeated="3"/>
          <table:table-cell table:style-name="ce16" table:formula="of:=IF([.F61]&lt;5; 3; IF([.F6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984"/>
        </table:table-row>
        <table:table-row table:style-name="ro2">
          <table:table-cell office:value-type="string">
            <text:p>Lun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2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62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2]&gt;0;[.B$148]*[.W62];0)+IF([.W62]&gt;0;[.B$160];1)*IF([.R62]&gt;0;[.R62];1)*IF([.AB62]=1;[.AB62]*[.B$167];1)*(IF([.Z62]&gt;0;[.B$163];1)*([.J62]*[.B$148]+[.K62]*[.B$149]+[.L62]*[.B$150]+[.N62]*[.B$151]+[.O62]*[.B$153]+[.P62]*[.B$154]+[.S62]*[.B$156]+[.T62]*[.B$157]+[.U62]*[.B$158]+[.V62]*[.B$159]+[.X62]*[.B$161])+[.Q62]*[.B$155]+[.Y62]*[.B$162]+[.AD62]*[.B$168])" office:value-type="float" office:value="0">
            <text:p>0.0</text:p>
          </table:table-cell>
          <table:table-cell table:style-name="ce24" table:formula="of:=[.AE62]+[.I62]-IF([.W62]&gt;0;0;[.F62]+[.G62]+[.H62])" office:value-type="float" office:value="-3">
            <text:p>-3.0</text:p>
          </table:table-cell>
          <table:table-cell table:style-name="ce27" table:formula="of:=[.AF62]" office:value-type="float" office:value="-3">
            <text:p>-3.0</text:p>
          </table:table-cell>
          <table:table-cell table:number-columns-repeated="3"/>
          <table:table-cell table:style-name="ce16" table:formula="of:=IF([.F62]&lt;5; 3; IF([.F6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84"/>
        </table:table-row>
        <table:table-row table:style-name="ro2">
          <table:table-cell office:value-type="string">
            <text:p>Sol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3 Anima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63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3]&gt;0;[.B$148]*[.W63];0)+IF([.W63]&gt;0;[.B$160];1)*IF([.R63]&gt;0;[.R63];1)*IF([.AB63]=1;[.AB63]*[.B$167];1)*(IF([.Z63]&gt;0;[.B$163];1)*([.J63]*[.B$148]+[.K63]*[.B$149]+[.L63]*[.B$150]+[.N63]*[.B$151]+[.O63]*[.B$153]+[.P63]*[.B$154]+[.S63]*[.B$156]+[.T63]*[.B$157]+[.U63]*[.B$158]+[.V63]*[.B$159]+[.X63]*[.B$161])+[.Q63]*[.B$155]+[.Y63]*[.B$162]+[.AD63]*[.B$168])" office:value-type="float" office:value="0">
            <text:p>0.0</text:p>
          </table:table-cell>
          <table:table-cell table:style-name="ce24" table:formula="of:=[.AE63]+[.I63]-IF([.W63]&gt;0;0;[.F63]+[.G63]+[.H63])" office:value-type="float" office:value="-4">
            <text:p>-4.0</text:p>
          </table:table-cell>
          <table:table-cell table:style-name="ce27" table:formula="of:=[.AF63]" office:value-type="float" office:value="-4">
            <text:p>-4.0</text:p>
          </table:table-cell>
          <table:table-cell table:number-columns-repeated="3"/>
          <table:table-cell table:style-name="ce16" table:formula="of:=IF([.F63]&lt;5; 3; IF([.F6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984"/>
        </table:table-row>
        <table:table-row table:style-name="ro4">
          <table:table-cell office:value-type="string">
            <text:p>Vega the Star-Gaz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. For any Gods you acquire this turn, immediately gain Favor equal to their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64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2]*1.25" office:value-type="float" office:value="5.46875">
            <text:p>5.5</text:p>
          </table:table-cell>
          <table:table-cell table:style-name="ce21" table:formula="of:=IF([.W64]&gt;0;[.B$148]*[.W64];0)+IF([.W64]&gt;0;[.B$160];1)*IF([.R64]&gt;0;[.R64];1)*IF([.AB64]=1;[.AB64]*[.B$167];1)*(IF([.Z64]&gt;0;[.B$163];1)*([.J64]*[.B$148]+[.K64]*[.B$149]+[.L64]*[.B$150]+[.N64]*[.B$151]+[.O64]*[.B$153]+[.P64]*[.B$154]+[.S64]*[.B$156]+[.T64]*[.B$157]+[.U64]*[.B$158]+[.V64]*[.B$159]+[.X64]*[.B$161])+[.Q64]*[.B$155]+[.Y64]*[.B$162]+[.AD64]*[.B$168])" office:value-type="float" office:value="5.46875">
            <text:p>5.5</text:p>
          </table:table-cell>
          <table:table-cell table:style-name="ce24" table:formula="of:=[.AE64]+[.I64]-IF([.W64]&gt;0;0;[.F64]+[.G64]+[.H64])" office:value-type="float" office:value="1.46875">
            <text:p>1.5</text:p>
          </table:table-cell>
          <table:table-cell table:style-name="ce27" table:formula="of:=[.AF64]" office:value-type="float" office:value="1.46875">
            <text:p>1.5</text:p>
          </table:table-cell>
          <table:table-cell table:number-columns-repeated="3"/>
          <table:table-cell table:style-name="ce16" table:formula="of:=IF([.F64]&lt;5; 3; IF([.F6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5" table:number-columns-repeated="3"/>
          <table:table-cell table:style-name="ce10"/>
          <table:table-cell table:number-columns-repeated="4" table:style-name="ce17"/>
          <table:table-cell table:style-name="ce17" table:formula="of:=SUM([.J55:.J64])" office:value-type="float" office:value="5">
            <text:p>5</text:p>
          </table:table-cell>
          <table:table-cell table:style-name="ce17" table:formula="of:=SUM([.K55:.K64])" office:value-type="float" office:value="10">
            <text:p>10</text:p>
          </table:table-cell>
          <table:table-cell table:style-name="ce17" table:formula="of:=SUM([.L55:.L64])" office:value-type="float" office:value="6">
            <text:p>6</text:p>
          </table:table-cell>
          <table:table-cell table:style-name="ce17"/>
          <table:table-cell table:style-name="ce17" table:formula="of:=SUM([.N55:.N64])" office:value-type="float" office:value="4">
            <text:p>4</text:p>
          </table:table-cell>
          <table:table-cell table:style-name="ce17" table:formula="of:=SUM([.O55:.O64])" office:value-type="float" office:value="0">
            <text:p>0</text:p>
          </table:table-cell>
          <table:table-cell table:style-name="ce17" table:formula="of:=SUM([.P55:.P64])" office:value-type="float" office:value="0">
            <text:p>0</text:p>
          </table:table-cell>
          <table:table-cell table:style-name="ce17" table:formula="of:=SUM([.Q55:.Q64])" office:value-type="float" office:value="0">
            <text:p>0</text:p>
          </table:table-cell>
          <table:table-cell table:style-name="ce17" table:formula="of:=SUM([.R55:.R64])" office:value-type="float" office:value="0">
            <text:p>0</text:p>
          </table:table-cell>
          <table:table-cell table:style-name="ce17" table:formula="of:=SUM([.S55:.S64])" office:value-type="float" office:value="0">
            <text:p>0</text:p>
          </table:table-cell>
          <table:table-cell table:style-name="ce17" table:formula="of:=SUM([.T55:.T64])" office:value-type="float" office:value="2">
            <text:p>2</text:p>
          </table:table-cell>
          <table:table-cell table:style-name="ce17" table:formula="of:=SUM([.U55:.U64])" office:value-type="float" office:value="0">
            <text:p>0</text:p>
          </table:table-cell>
          <table:table-cell table:style-name="ce17" table:formula="of:=SUM([.V55:.V64])" office:value-type="float" office:value="0">
            <text:p>0</text:p>
          </table:table-cell>
          <table:table-cell table:style-name="ce17" table:formula="of:=SUM([.W55:.W64])" office:value-type="float" office:value="0">
            <text:p>0</text:p>
          </table:table-cell>
          <table:table-cell table:style-name="ce17" table:formula="of:=SUM([.X55:.X64])" office:value-type="float" office:value="0">
            <text:p>0</text:p>
          </table:table-cell>
          <table:table-cell table:style-name="ce17" table:formula="of:=SUM([.Y55:.Y64])" office:value-type="float" office:value="2">
            <text:p>2</text:p>
          </table:table-cell>
          <table:table-cell table:style-name="ce17" table:formula="of:=SUM([.Z55:.Z64])" office:value-type="float" office:value="3">
            <text:p>3</text:p>
          </table:table-cell>
          <table:table-cell table:style-name="ce17" table:formula="of:=SUM([.AA55:.AA64])" office:value-type="float" office:value="0">
            <text:p>0</text:p>
          </table:table-cell>
          <table:table-cell table:style-name="ce17" table:formula="of:=SUM([.AB55:.AB64])" office:value-type="float" office:value="1">
            <text:p>1</text:p>
          </table:table-cell>
          <table:table-cell table:style-name="ce17"/>
          <table:table-cell table:style-name="ce22" table:formula="of:=SUM([.AD55:.AD64])" office:value-type="float" office:value="5.46875">
            <text:p>5.5</text:p>
          </table:table-cell>
          <table:table-cell table:style-name="ce22" table:formula="of:=IF([.W65]&gt;0;[.B$148]*[.W65];0)+IF([.W65]&gt;0;[.B$160];1)*IF([.R65]&gt;0;[.R65];1)*IF([.AB65]=1;[.AB65]*[.B$167];1)*(IF([.Z65]&gt;0;[.B$163];1)*([.J65]*[.B$148]+[.K65]*[.B$149]+[.L65]*[.B$150]+[.N65]*[.B$151]+[.O65]*[.B$153]+[.P65]*[.B$154]+[.S65]*[.B$156]+[.T65]*[.B$157]+[.U65]*[.B$158]+[.V65]*[.B$159]+[.X65]*[.B$161])+[.Q65]*[.B$155]+[.Y65]*[.B$162]+[.AD65]*[.B$168])" office:value-type="float" office:value="7.6595">
            <text:p>7.7</text:p>
          </table:table-cell>
          <table:table-cell table:style-name="ce25" table:formula="of:=[.AE65]+[.I65]-IF([.W65]&gt;0;0;[.F65]+[.G65]+[.H65])" office:value-type="float" office:value="7.6595">
            <text:p>7.7</text:p>
          </table:table-cell>
          <table:table-cell table:style-name="ce28" table:formula="of:=[.AF65]" office:value-type="float" office:value="7.6595">
            <text:p>7.7</text:p>
          </table:table-cell>
          <table:table-cell table:style-name="ce5" table:number-columns-repeated="3"/>
          <table:table-cell table:style-name="ce17" table:formula="of:=SUM([.AK55:.AK64])" office:value-type="float" office:value="19">
            <text:p>19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6]&gt;0;[.B$148]*[.W66];0)+IF([.W66]&gt;0;[.B$160];1)*IF([.R66]&gt;0;[.R66];1)*IF([.AB66]=1;[.AB66]*[.B$167];1)*(IF([.Z66]&gt;0;[.B$163];1)*([.J66]*[.B$148]+[.K66]*[.B$149]+[.L66]*[.B$150]+[.N66]*[.B$151]+[.O66]*[.B$153]+[.P66]*[.B$154]+[.S66]*[.B$156]+[.T66]*[.B$157]+[.U66]*[.B$158]+[.V66]*[.B$159]+[.X66]*[.B$161])+[.Q66]*[.B$155]+[.Y66]*[.B$162]+[.AD66]*[.B$168])" office:value-type="float" office:value="0">
            <text:p>0.0</text:p>
          </table:table-cell>
          <table:table-cell table:style-name="ce24" table:formula="of:=[.AE66]+[.I66]-IF([.W66]&gt;0;0;[.F66]+[.G66]+[.H66])" office:value-type="float" office:value="0">
            <text:p>0.0</text:p>
          </table:table-cell>
          <table:table-cell table:style-name="ce27" table:formula="of:=[.AF66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64">
            <text:p>64</text:p>
          </table:table-cell>
          <table:table-cell table:number-columns-repeated="984"/>
        </table:table-row>
        <table:table-row table:style-name="ro2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2" office:value-type="string">
            <text:p>Gain 1 Favor for each Ancient God you have</text:p>
          </table:table-cell>
          <table:table-cell table:number-columns-repeated="2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67]+[.G67]+[.H67])/3;1)" office:value-type="float" office:value="6">
            <text:p>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7]&gt;0;[.B$148]*[.W67];0)+IF([.W67]&gt;0;[.B$160];1)*IF([.R67]&gt;0;[.R67];1)*IF([.AB67]=1;[.AB67]*[.B$167];1)*(IF([.Z67]&gt;0;[.B$163];1)*([.J67]*[.B$148]+[.K67]*[.B$149]+[.L67]*[.B$150]+[.N67]*[.B$151]+[.O67]*[.B$153]+[.P67]*[.B$154]+[.S67]*[.B$156]+[.T67]*[.B$157]+[.U67]*[.B$158]+[.V67]*[.B$159]+[.X67]*[.B$161])+[.Q67]*[.B$155]+[.Y67]*[.B$162]+[.AD67]*[.B$168])" office:value-type="float" office:value="0">
            <text:p>0.0</text:p>
          </table:table-cell>
          <table:table-cell table:style-name="ce24" table:formula="of:=[.AE67]+[.I67]-IF([.W67]&gt;0;0;[.F67]+[.G67]+[.H67])" office:value-type="float" office:value="-11">
            <text:p>-11.0</text:p>
          </table:table-cell>
          <table:table-cell table:style-name="ce27" table:formula="of:=[.AF67]" office:value-type="float" office:value="-11">
            <text:p>-11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68]+[.G68]+[.H68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8]&gt;0;[.B$148]*[.W68];0)+IF([.W68]&gt;0;[.B$160];1)*IF([.R68]&gt;0;[.R68];1)*IF([.AB68]=1;[.AB68]*[.B$167];1)*(IF([.Z68]&gt;0;[.B$163];1)*([.J68]*[.B$148]+[.K68]*[.B$149]+[.L68]*[.B$150]+[.N68]*[.B$151]+[.O68]*[.B$153]+[.P68]*[.B$154]+[.S68]*[.B$156]+[.T68]*[.B$157]+[.U68]*[.B$158]+[.V68]*[.B$159]+[.X68]*[.B$161])+[.Q68]*[.B$155]+[.Y68]*[.B$162]+[.AD68]*[.B$168])" office:value-type="float" office:value="0">
            <text:p>0.0</text:p>
          </table:table-cell>
          <table:table-cell table:style-name="ce24" table:formula="of:=[.AE68]+[.I68]-IF([.W68]&gt;0;0;[.F68]+[.G68]+[.H68])" office:value-type="float" office:value="-8">
            <text:p>-8.0</text:p>
          </table:table-cell>
          <table:table-cell table:style-name="ce27" table:formula="of:=[.AF68]" office:value-type="float" office:value="-8">
            <text:p>-8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mpor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2" office:value-type="string">
            <text:p>Gain 1 Favor for each Ravirawan God you have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69]+[.G69]+[.H69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9]&gt;0;[.B$148]*[.W69];0)+IF([.W69]&gt;0;[.B$160];1)*IF([.R69]&gt;0;[.R69];1)*IF([.AB69]=1;[.AB69]*[.B$167];1)*(IF([.Z69]&gt;0;[.B$163];1)*([.J69]*[.B$148]+[.K69]*[.B$149]+[.L69]*[.B$150]+[.N69]*[.B$151]+[.O69]*[.B$153]+[.P69]*[.B$154]+[.S69]*[.B$156]+[.T69]*[.B$157]+[.U69]*[.B$158]+[.V69]*[.B$159]+[.X69]*[.B$161])+[.Q69]*[.B$155]+[.Y69]*[.B$162]+[.AD69]*[.B$168])" office:value-type="float" office:value="0">
            <text:p>0.0</text:p>
          </table:table-cell>
          <table:table-cell table:style-name="ce24" table:formula="of:=[.AE69]+[.I69]-IF([.W69]&gt;0;0;[.F69]+[.G69]+[.H69])" office:value-type="float" office:value="-8">
            <text:p>-8.0</text:p>
          </table:table-cell>
          <table:table-cell table:style-name="ce27" table:formula="of:=[.AF69]" office:value-type="float" office:value="-8">
            <text:p>-8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Galati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2" office:value-type="string">
            <text:p>Gain 1 Favor for each Setumi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0]+[.G70]+[.H70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0]&gt;0;[.B$148]*[.W70];0)+IF([.W70]&gt;0;[.B$160];1)*IF([.R70]&gt;0;[.R70];1)*IF([.AB70]=1;[.AB70]*[.B$167];1)*(IF([.Z70]&gt;0;[.B$163];1)*([.J70]*[.B$148]+[.K70]*[.B$149]+[.L70]*[.B$150]+[.N70]*[.B$151]+[.O70]*[.B$153]+[.P70]*[.B$154]+[.S70]*[.B$156]+[.T70]*[.B$157]+[.U70]*[.B$158]+[.V70]*[.B$159]+[.X70]*[.B$161])+[.Q70]*[.B$155]+[.Y70]*[.B$162]+[.AD70]*[.B$168])" office:value-type="float" office:value="0">
            <text:p>0.0</text:p>
          </table:table-cell>
          <table:table-cell table:style-name="ce24" table:formula="of:=[.AE70]+[.I70]-IF([.W70]&gt;0;0;[.F70]+[.G70]+[.H70])" office:value-type="float" office:value="-10">
            <text:p>-10.0</text:p>
          </table:table-cell>
          <table:table-cell table:style-name="ce27" table:formula="of:=[.AF70]" office:value-type="float" office:value="-10">
            <text:p>-10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entauri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2" office:value-type="string">
            <text:p>Gain 1 Favor for each Artonian God you have</text:p>
          </table:table-cell>
          <table:table-cell/>
          <table:table-cell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1]+[.G71]+[.H71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1]&gt;0;[.B$148]*[.W71];0)+IF([.W71]&gt;0;[.B$160];1)*IF([.R71]&gt;0;[.R71];1)*IF([.AB71]=1;[.AB71]*[.B$167];1)*(IF([.Z71]&gt;0;[.B$163];1)*([.J71]*[.B$148]+[.K71]*[.B$149]+[.L71]*[.B$150]+[.N71]*[.B$151]+[.O71]*[.B$153]+[.P71]*[.B$154]+[.S71]*[.B$156]+[.T71]*[.B$157]+[.U71]*[.B$158]+[.V71]*[.B$159]+[.X71]*[.B$161])+[.Q71]*[.B$155]+[.Y71]*[.B$162]+[.AD71]*[.B$168])" office:value-type="float" office:value="0">
            <text:p>0.0</text:p>
          </table:table-cell>
          <table:table-cell table:style-name="ce24" table:formula="of:=[.AE71]+[.I71]-IF([.W71]&gt;0;0;[.F71]+[.G71]+[.H71])" office:value-type="float" office:value="-8">
            <text:p>-8.0</text:p>
          </table:table-cell>
          <table:table-cell table:style-name="ce27" table:formula="of:=[.AF71]" office:value-type="float" office:value="-8">
            <text:p>-8.0</text:p>
          </table:table-cell>
          <table:table-cell/>
          <table:table-cell office:value-type="string">
            <text:p>loki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2" office:value-type="string">
            <text:p>Gain 1 Favor for each Velurian God you have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72]+[.G72]+[.H72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2]&gt;0;[.B$148]*[.W72];0)+IF([.W72]&gt;0;[.B$160];1)*IF([.R72]&gt;0;[.R72];1)*IF([.AB72]=1;[.AB72]*[.B$167];1)*(IF([.Z72]&gt;0;[.B$163];1)*([.J72]*[.B$148]+[.K72]*[.B$149]+[.L72]*[.B$150]+[.N72]*[.B$151]+[.O72]*[.B$153]+[.P72]*[.B$154]+[.S72]*[.B$156]+[.T72]*[.B$157]+[.U72]*[.B$158]+[.V72]*[.B$159]+[.X72]*[.B$161])+[.Q72]*[.B$155]+[.Y72]*[.B$162]+[.AD72]*[.B$168])" office:value-type="float" office:value="0">
            <text:p>0.0</text:p>
          </table:table-cell>
          <table:table-cell table:style-name="ce24" table:formula="of:=[.AE72]+[.I72]-IF([.W72]&gt;0;0;[.F72]+[.G72]+[.H72])" office:value-type="float" office:value="-8">
            <text:p>-8.0</text:p>
          </table:table-cell>
          <table:table-cell table:style-name="ce27" table:formula="of:=[.AF72]" office:value-type="float" office:value="-8">
            <text:p>-8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2" office:value-type="string">
            <text:p>Gain 1 Favor for each Ancient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3]+[.G73]+[.H73])/3;1)" office:value-type="float" office:value="6">
            <text:p>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3]&gt;0;[.B$148]*[.W73];0)+IF([.W73]&gt;0;[.B$160];1)*IF([.R73]&gt;0;[.R73];1)*IF([.AB73]=1;[.AB73]*[.B$167];1)*(IF([.Z73]&gt;0;[.B$163];1)*([.J73]*[.B$148]+[.K73]*[.B$149]+[.L73]*[.B$150]+[.N73]*[.B$151]+[.O73]*[.B$153]+[.P73]*[.B$154]+[.S73]*[.B$156]+[.T73]*[.B$157]+[.U73]*[.B$158]+[.V73]*[.B$159]+[.X73]*[.B$161])+[.Q73]*[.B$155]+[.Y73]*[.B$162]+[.AD73]*[.B$168])" office:value-type="float" office:value="0">
            <text:p>0.0</text:p>
          </table:table-cell>
          <table:table-cell table:style-name="ce24" table:formula="of:=[.AE73]+[.I73]-IF([.W73]&gt;0;0;[.F73]+[.G73]+[.H73])" office:value-type="float" office:value="-10">
            <text:p>-10.0</text:p>
          </table:table-cell>
          <table:table-cell table:style-name="ce27" table:formula="of:=[.AF73]" office:value-type="float" office:value="-10">
            <text:p>-10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4]+[.G74]+[.H74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4]&gt;0;[.B$148]*[.W74];0)+IF([.W74]&gt;0;[.B$160];1)*IF([.R74]&gt;0;[.R74];1)*IF([.AB74]=1;[.AB74]*[.B$167];1)*(IF([.Z74]&gt;0;[.B$163];1)*([.J74]*[.B$148]+[.K74]*[.B$149]+[.L74]*[.B$150]+[.N74]*[.B$151]+[.O74]*[.B$153]+[.P74]*[.B$154]+[.S74]*[.B$156]+[.T74]*[.B$157]+[.U74]*[.B$158]+[.V74]*[.B$159]+[.X74]*[.B$161])+[.Q74]*[.B$155]+[.Y74]*[.B$162]+[.AD74]*[.B$168])" office:value-type="float" office:value="0">
            <text:p>0.0</text:p>
          </table:table-cell>
          <table:table-cell table:style-name="ce24" table:formula="of:=[.AE74]+[.I74]-IF([.W74]&gt;0;0;[.F74]+[.G74]+[.H74])" office:value-type="float" office:value="-8">
            <text:p>-8.0</text:p>
          </table:table-cell>
          <table:table-cell table:style-name="ce27" table:formula="of:=[.AF74]" office:value-type="float" office:value="-8">
            <text:p>-8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2" office:value-type="string">
            <text:p>Gain 1 Favor for each Ravirawan God you have</text:p>
          </table:table-cell>
          <table:table-cell office:value-type="float" office:value="4">
            <text:p>4</text:p>
          </table:table-cell>
          <table:table-cell/>
          <table:table-cell table:style-name="ce16" office:value-type="float" office:value="8">
            <text:p>8</text:p>
          </table:table-cell>
          <table:table-cell table:style-name="ce16" table:formula="of:=CEILING(([.F75]+[.G75]+[.H75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5]&gt;0;[.B$148]*[.W75];0)+IF([.W75]&gt;0;[.B$160];1)*IF([.R75]&gt;0;[.R75];1)*IF([.AB75]=1;[.AB75]*[.B$167];1)*(IF([.Z75]&gt;0;[.B$163];1)*([.J75]*[.B$148]+[.K75]*[.B$149]+[.L75]*[.B$150]+[.N75]*[.B$151]+[.O75]*[.B$153]+[.P75]*[.B$154]+[.S75]*[.B$156]+[.T75]*[.B$157]+[.U75]*[.B$158]+[.V75]*[.B$159]+[.X75]*[.B$161])+[.Q75]*[.B$155]+[.Y75]*[.B$162]+[.AD75]*[.B$168])" office:value-type="float" office:value="0">
            <text:p>0.0</text:p>
          </table:table-cell>
          <table:table-cell table:style-name="ce24" table:formula="of:=[.AE75]+[.I75]-IF([.W75]&gt;0;0;[.F75]+[.G75]+[.H75])" office:value-type="float" office:value="-8">
            <text:p>-8.0</text:p>
          </table:table-cell>
          <table:table-cell table:style-name="ce27" table:formula="of:=[.AF75]" office:value-type="float" office:value="-8">
            <text:p>-8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2" office:value-type="string">
            <text:p>Gain 1 Favor for each Setumi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6]+[.G76]+[.H76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6]&gt;0;[.B$148]*[.W76];0)+IF([.W76]&gt;0;[.B$160];1)*IF([.R76]&gt;0;[.R76];1)*IF([.AB76]=1;[.AB76]*[.B$167];1)*(IF([.Z76]&gt;0;[.B$163];1)*([.J76]*[.B$148]+[.K76]*[.B$149]+[.L76]*[.B$150]+[.N76]*[.B$151]+[.O76]*[.B$153]+[.P76]*[.B$154]+[.S76]*[.B$156]+[.T76]*[.B$157]+[.U76]*[.B$158]+[.V76]*[.B$159]+[.X76]*[.B$161])+[.Q76]*[.B$155]+[.Y76]*[.B$162]+[.AD76]*[.B$168])" office:value-type="float" office:value="0">
            <text:p>0.0</text:p>
          </table:table-cell>
          <table:table-cell table:style-name="ce24" table:formula="of:=[.AE76]+[.I76]-IF([.W76]&gt;0;0;[.F76]+[.G76]+[.H76])" office:value-type="float" office:value="-9">
            <text:p>-9.0</text:p>
          </table:table-cell>
          <table:table-cell table:style-name="ce27" table:formula="of:=[.AF76]" office:value-type="float" office:value="-9">
            <text:p>-9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2" office:value-type="string">
            <text:p>Gain 1 Favor for each Artonian God you have</text:p>
          </table:table-cell>
          <table:table-cell/>
          <table:table-cell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7]+[.G77]+[.H77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7]&gt;0;[.B$148]*[.W77];0)+IF([.W77]&gt;0;[.B$160];1)*IF([.R77]&gt;0;[.R77];1)*IF([.AB77]=1;[.AB77]*[.B$167];1)*(IF([.Z77]&gt;0;[.B$163];1)*([.J77]*[.B$148]+[.K77]*[.B$149]+[.L77]*[.B$150]+[.N77]*[.B$151]+[.O77]*[.B$153]+[.P77]*[.B$154]+[.S77]*[.B$156]+[.T77]*[.B$157]+[.U77]*[.B$158]+[.V77]*[.B$159]+[.X77]*[.B$161])+[.Q77]*[.B$155]+[.Y77]*[.B$162]+[.AD77]*[.B$168])" office:value-type="float" office:value="0">
            <text:p>0.0</text:p>
          </table:table-cell>
          <table:table-cell table:style-name="ce24" table:formula="of:=[.AE77]+[.I77]-IF([.W77]&gt;0;0;[.F77]+[.G77]+[.H77])" office:value-type="float" office:value="-8">
            <text:p>-8.0</text:p>
          </table:table-cell>
          <table:table-cell table:style-name="ce27" table:formula="of:=[.AF77]" office:value-type="float" office:value="-8">
            <text:p>-8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2" office:value-type="string">
            <text:p>Gain 1 Favor for each Veluri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table:formula="of:=CEILING(([.F78]+[.G78]+[.H78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8]&gt;0;[.B$148]*[.W78];0)+IF([.W78]&gt;0;[.B$160];1)*IF([.R78]&gt;0;[.R78];1)*IF([.AB78]=1;[.AB78]*[.B$167];1)*(IF([.Z78]&gt;0;[.B$163];1)*([.J78]*[.B$148]+[.K78]*[.B$149]+[.L78]*[.B$150]+[.N78]*[.B$151]+[.O78]*[.B$153]+[.P78]*[.B$154]+[.S78]*[.B$156]+[.T78]*[.B$157]+[.U78]*[.B$158]+[.V78]*[.B$159]+[.X78]*[.B$161])+[.Q78]*[.B$155]+[.Y78]*[.B$162]+[.AD78]*[.B$168])" office:value-type="float" office:value="0">
            <text:p>0.0</text:p>
          </table:table-cell>
          <table:table-cell table:style-name="ce24" table:formula="of:=[.AE78]+[.I78]-IF([.W78]&gt;0;0;[.F78]+[.G78]+[.H78])" office:value-type="float" office:value="-8">
            <text:p>-8.0</text:p>
          </table:table-cell>
          <table:table-cell table:style-name="ce27" table:formula="of:=[.AF78]" office:value-type="float" office:value="-8">
            <text:p>-8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2" office:value-type="string">
            <text:p>Gain 1 Favor for each Ancient God you have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79]+[.G79]+[.H79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9]&gt;0;[.B$148]*[.W79];0)+IF([.W79]&gt;0;[.B$160];1)*IF([.R79]&gt;0;[.R79];1)*IF([.AB79]=1;[.AB79]*[.B$167];1)*(IF([.Z79]&gt;0;[.B$163];1)*([.J79]*[.B$148]+[.K79]*[.B$149]+[.L79]*[.B$150]+[.N79]*[.B$151]+[.O79]*[.B$153]+[.P79]*[.B$154]+[.S79]*[.B$156]+[.T79]*[.B$157]+[.U79]*[.B$158]+[.V79]*[.B$159]+[.X79]*[.B$161])+[.Q79]*[.B$155]+[.Y79]*[.B$162]+[.AD79]*[.B$168])" office:value-type="float" office:value="0">
            <text:p>0.0</text:p>
          </table:table-cell>
          <table:table-cell table:style-name="ce24" table:formula="of:=[.AE79]+[.I79]-IF([.W79]&gt;0;0;[.F79]+[.G79]+[.H79])" office:value-type="float" office:value="-10">
            <text:p>-10.0</text:p>
          </table:table-cell>
          <table:table-cell table:style-name="ce27" table:formula="of:=[.AF79]" office:value-type="float" office:value="-10">
            <text:p>-10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80]+[.G80]+[.H80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0]&gt;0;[.B$148]*[.W80];0)+IF([.W80]&gt;0;[.B$160];1)*IF([.R80]&gt;0;[.R80];1)*IF([.AB80]=1;[.AB80]*[.B$167];1)*(IF([.Z80]&gt;0;[.B$163];1)*([.J80]*[.B$148]+[.K80]*[.B$149]+[.L80]*[.B$150]+[.N80]*[.B$151]+[.O80]*[.B$153]+[.P80]*[.B$154]+[.S80]*[.B$156]+[.T80]*[.B$157]+[.U80]*[.B$158]+[.V80]*[.B$159]+[.X80]*[.B$161])+[.Q80]*[.B$155]+[.Y80]*[.B$162]+[.AD80]*[.B$168])" office:value-type="float" office:value="0">
            <text:p>0.0</text:p>
          </table:table-cell>
          <table:table-cell table:style-name="ce24" table:formula="of:=[.AE80]+[.I80]-IF([.W80]&gt;0;0;[.F80]+[.G80]+[.H80])" office:value-type="float" office:value="-8">
            <text:p>-8.0</text:p>
          </table:table-cell>
          <table:table-cell table:style-name="ce27" table:formula="of:=[.AF80]" office:value-type="float" office:value="-8">
            <text:p>-8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2" office:value-type="string">
            <text:p>Gain 1 Favor for each Ravirawan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81]+[.G81]+[.H81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1]&gt;0;[.B$148]*[.W81];0)+IF([.W81]&gt;0;[.B$160];1)*IF([.R81]&gt;0;[.R81];1)*IF([.AB81]=1;[.AB81]*[.B$167];1)*(IF([.Z81]&gt;0;[.B$163];1)*([.J81]*[.B$148]+[.K81]*[.B$149]+[.L81]*[.B$150]+[.N81]*[.B$151]+[.O81]*[.B$153]+[.P81]*[.B$154]+[.S81]*[.B$156]+[.T81]*[.B$157]+[.U81]*[.B$158]+[.V81]*[.B$159]+[.X81]*[.B$161])+[.Q81]*[.B$155]+[.Y81]*[.B$162]+[.AD81]*[.B$168])" office:value-type="float" office:value="0">
            <text:p>0.0</text:p>
          </table:table-cell>
          <table:table-cell table:style-name="ce24" table:formula="of:=[.AE81]+[.I81]-IF([.W81]&gt;0;0;[.F81]+[.G81]+[.H81])" office:value-type="float" office:value="-8">
            <text:p>-8.0</text:p>
          </table:table-cell>
          <table:table-cell table:style-name="ce27" table:formula="of:=[.AF81]" office:value-type="float" office:value="-8">
            <text:p>-8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2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82]+[.G82]+[.H82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2]&gt;0;[.B$148]*[.W82];0)+IF([.W82]&gt;0;[.B$160];1)*IF([.R82]&gt;0;[.R82];1)*IF([.AB82]=1;[.AB82]*[.B$167];1)*(IF([.Z82]&gt;0;[.B$163];1)*([.J82]*[.B$148]+[.K82]*[.B$149]+[.L82]*[.B$150]+[.N82]*[.B$151]+[.O82]*[.B$153]+[.P82]*[.B$154]+[.S82]*[.B$156]+[.T82]*[.B$157]+[.U82]*[.B$158]+[.V82]*[.B$159]+[.X82]*[.B$161])+[.Q82]*[.B$155]+[.Y82]*[.B$162]+[.AD82]*[.B$168])" office:value-type="float" office:value="0">
            <text:p>0.0</text:p>
          </table:table-cell>
          <table:table-cell table:style-name="ce24" table:formula="of:=[.AE82]+[.I82]-IF([.W82]&gt;0;0;[.F82]+[.G82]+[.H82])" office:value-type="float" office:value="-8">
            <text:p>-8.0</text:p>
          </table:table-cell>
          <table:table-cell table:style-name="ce27" table:formula="of:=[.AF82]" office:value-type="float" office:value="-8">
            <text:p>-8.0</text:p>
          </table:table-cell>
          <table:table-cell/>
          <table:table-cell office:value-type="string">
            <text:p>egyptian-god-female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2" office:value-type="string">
            <text:p>Gain 1 Favor for each Artonian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83]+[.G83]+[.H83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3]&gt;0;[.B$148]*[.W83];0)+IF([.W83]&gt;0;[.B$160];1)*IF([.R83]&gt;0;[.R83];1)*IF([.AB83]=1;[.AB83]*[.B$167];1)*(IF([.Z83]&gt;0;[.B$163];1)*([.J83]*[.B$148]+[.K83]*[.B$149]+[.L83]*[.B$150]+[.N83]*[.B$151]+[.O83]*[.B$153]+[.P83]*[.B$154]+[.S83]*[.B$156]+[.T83]*[.B$157]+[.U83]*[.B$158]+[.V83]*[.B$159]+[.X83]*[.B$161])+[.Q83]*[.B$155]+[.Y83]*[.B$162]+[.AD83]*[.B$168])" office:value-type="float" office:value="0">
            <text:p>0.0</text:p>
          </table:table-cell>
          <table:table-cell table:style-name="ce24" table:formula="of:=[.AE83]+[.I83]-IF([.W83]&gt;0;0;[.F83]+[.G83]+[.H83])" office:value-type="float" office:value="-8">
            <text:p>-8.0</text:p>
          </table:table-cell>
          <table:table-cell table:style-name="ce27" table:formula="of:=[.AF83]" office:value-type="float" office:value="-8">
            <text:p>-8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2" office:value-type="string">
            <text:p>Gain 1 Favor for each Velurian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84]+[.G84]+[.H84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4]&gt;0;[.B$148]*[.W84];0)+IF([.W84]&gt;0;[.B$160];1)*IF([.R84]&gt;0;[.R84];1)*IF([.AB84]=1;[.AB84]*[.B$167];1)*(IF([.Z84]&gt;0;[.B$163];1)*([.J84]*[.B$148]+[.K84]*[.B$149]+[.L84]*[.B$150]+[.N84]*[.B$151]+[.O84]*[.B$153]+[.P84]*[.B$154]+[.S84]*[.B$156]+[.T84]*[.B$157]+[.U84]*[.B$158]+[.V84]*[.B$159]+[.X84]*[.B$161])+[.Q84]*[.B$155]+[.Y84]*[.B$162]+[.AD84]*[.B$168])" office:value-type="float" office:value="0">
            <text:p>0.0</text:p>
          </table:table-cell>
          <table:table-cell table:style-name="ce24" table:formula="of:=[.AE84]+[.I84]-IF([.W84]&gt;0;0;[.F84]+[.G84]+[.H84])" office:value-type="float" office:value="-8">
            <text:p>-8.0</text:p>
          </table:table-cell>
          <table:table-cell table:style-name="ce27" table:formula="of:=[.AF84]" office:value-type="float" office:value="-8">
            <text:p>-8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2" office:value-type="string">
            <text:p>Gain 1 Favor for each Ancient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5]+[.G85]+[.H85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5]&gt;0;[.B$148]*[.W85];0)+IF([.W85]&gt;0;[.B$160];1)*IF([.R85]&gt;0;[.R85];1)*IF([.AB85]=1;[.AB85]*[.B$167];1)*(IF([.Z85]&gt;0;[.B$163];1)*([.J85]*[.B$148]+[.K85]*[.B$149]+[.L85]*[.B$150]+[.N85]*[.B$151]+[.O85]*[.B$153]+[.P85]*[.B$154]+[.S85]*[.B$156]+[.T85]*[.B$157]+[.U85]*[.B$158]+[.V85]*[.B$159]+[.X85]*[.B$161])+[.Q85]*[.B$155]+[.Y85]*[.B$162]+[.AD85]*[.B$168])" office:value-type="float" office:value="0">
            <text:p>0.0</text:p>
          </table:table-cell>
          <table:table-cell table:style-name="ce24" table:formula="of:=[.AE85]+[.I85]-IF([.W85]&gt;0;0;[.F85]+[.G85]+[.H85])" office:value-type="float" office:value="-9">
            <text:p>-9.0</text:p>
          </table:table-cell>
          <table:table-cell table:style-name="ce27" table:formula="of:=[.AF85]" office:value-type="float" office:value="-9">
            <text:p>-9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auri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6]+[.G86]+[.H86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6]&gt;0;[.B$148]*[.W86];0)+IF([.W86]&gt;0;[.B$160];1)*IF([.R86]&gt;0;[.R86];1)*IF([.AB86]=1;[.AB86]*[.B$167];1)*(IF([.Z86]&gt;0;[.B$163];1)*([.J86]*[.B$148]+[.K86]*[.B$149]+[.L86]*[.B$150]+[.N86]*[.B$151]+[.O86]*[.B$153]+[.P86]*[.B$154]+[.S86]*[.B$156]+[.T86]*[.B$157]+[.U86]*[.B$158]+[.V86]*[.B$159]+[.X86]*[.B$161])+[.Q86]*[.B$155]+[.Y86]*[.B$162]+[.AD86]*[.B$168])" office:value-type="float" office:value="0">
            <text:p>0.0</text:p>
          </table:table-cell>
          <table:table-cell table:style-name="ce24" table:formula="of:=[.AE86]+[.I86]-IF([.W86]&gt;0;0;[.F86]+[.G86]+[.H86])" office:value-type="float" office:value="-8">
            <text:p>-8.0</text:p>
          </table:table-cell>
          <table:table-cell table:style-name="ce27" table:formula="of:=[.AF86]" office:value-type="float" office:value="-8">
            <text:p>-8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2" office:value-type="string">
            <text:p>Gain 1 Favor for each Ravirawan God you have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0">
            <text:p>10</text:p>
          </table:table-cell>
          <table:table-cell table:style-name="ce16" table:formula="of:=CEILING(([.F87]+[.G87]+[.H87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7]&gt;0;[.B$148]*[.W87];0)+IF([.W87]&gt;0;[.B$160];1)*IF([.R87]&gt;0;[.R87];1)*IF([.AB87]=1;[.AB87]*[.B$167];1)*(IF([.Z87]&gt;0;[.B$163];1)*([.J87]*[.B$148]+[.K87]*[.B$149]+[.L87]*[.B$150]+[.N87]*[.B$151]+[.O87]*[.B$153]+[.P87]*[.B$154]+[.S87]*[.B$156]+[.T87]*[.B$157]+[.U87]*[.B$158]+[.V87]*[.B$159]+[.X87]*[.B$161])+[.Q87]*[.B$155]+[.Y87]*[.B$162]+[.AD87]*[.B$168])" office:value-type="float" office:value="0">
            <text:p>0.0</text:p>
          </table:table-cell>
          <table:table-cell table:style-name="ce24" table:formula="of:=[.AE87]+[.I87]-IF([.W87]&gt;0;0;[.F87]+[.G87]+[.H87])" office:value-type="float" office:value="-8">
            <text:p>-8.0</text:p>
          </table:table-cell>
          <table:table-cell table:style-name="ce27" table:formula="of:=[.AF87]" office:value-type="float" office:value="-8">
            <text:p>-8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2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8]+[.G88]+[.H88])/3;1)" office:value-type="float" office:value="5">
            <text:p>5</text:p>
          </table:table-cell>
          <table:table-cell/>
          <table:table-cell table:number-columns-repeated="2" table:style-name="ce16"/>
          <table:table-cell table:style-name="ce16"/>
          <table:table-cell/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8]&gt;0;[.B$148]*[.W88];0)+IF([.W88]&gt;0;[.B$160];1)*IF([.R88]&gt;0;[.R88];1)*IF([.AB88]=1;[.AB88]*[.B$167];1)*(IF([.Z88]&gt;0;[.B$163];1)*([.J88]*[.B$148]+[.K88]*[.B$149]+[.L88]*[.B$150]+[.N88]*[.B$151]+[.O88]*[.B$153]+[.P88]*[.B$154]+[.S88]*[.B$156]+[.T88]*[.B$157]+[.U88]*[.B$158]+[.V88]*[.B$159]+[.X88]*[.B$161])+[.Q88]*[.B$155]+[.Y88]*[.B$162]+[.AD88]*[.B$168])" office:value-type="float" office:value="0">
            <text:p>0.0</text:p>
          </table:table-cell>
          <table:table-cell table:style-name="ce24" table:formula="of:=[.AE88]+[.I88]-IF([.W88]&gt;0;0;[.F88]+[.G88]+[.H88])" office:value-type="float" office:value="-9">
            <text:p>-9.0</text:p>
          </table:table-cell>
          <table:table-cell table:style-name="ce27" table:formula="of:=[.AF88]" office:value-type="float" office:value="-9">
            <text:p>-9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2" office:value-type="string">
            <text:p>Gain 1 Favor for each Arton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9]+[.G89]+[.H89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9]&gt;0;[.B$148]*[.W89];0)+IF([.W89]&gt;0;[.B$160];1)*IF([.R89]&gt;0;[.R89];1)*IF([.AB89]=1;[.AB89]*[.B$167];1)*(IF([.Z89]&gt;0;[.B$163];1)*([.J89]*[.B$148]+[.K89]*[.B$149]+[.L89]*[.B$150]+[.N89]*[.B$151]+[.O89]*[.B$153]+[.P89]*[.B$154]+[.S89]*[.B$156]+[.T89]*[.B$157]+[.U89]*[.B$158]+[.V89]*[.B$159]+[.X89]*[.B$161])+[.Q89]*[.B$155]+[.Y89]*[.B$162]+[.AD89]*[.B$168])" office:value-type="float" office:value="0">
            <text:p>0.0</text:p>
          </table:table-cell>
          <table:table-cell table:style-name="ce24" table:formula="of:=[.AE89]+[.I89]-IF([.W89]&gt;0;0;[.F89]+[.G89]+[.H89])" office:value-type="float" office:value="-8">
            <text:p>-8.0</text:p>
          </table:table-cell>
          <table:table-cell table:style-name="ce27" table:formula="of:=[.AF89]" office:value-type="float" office:value="-8">
            <text:p>-8.0</text:p>
          </table:table-cell>
          <table:table-cell/>
          <table:table-cell office:value-type="string">
            <text:p>odin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2" office:value-type="string">
            <text:p>Gain 1 Favor for each Veluri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table:formula="of:=CEILING(([.F90]+[.G90]+[.H90])/3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0]&gt;0;[.B$148]*[.W90];0)+IF([.W90]&gt;0;[.B$160];1)*IF([.R90]&gt;0;[.R90];1)*IF([.AB90]=1;[.AB90]*[.B$167];1)*(IF([.Z90]&gt;0;[.B$163];1)*([.J90]*[.B$148]+[.K90]*[.B$149]+[.L90]*[.B$150]+[.N90]*[.B$151]+[.O90]*[.B$153]+[.P90]*[.B$154]+[.S90]*[.B$156]+[.T90]*[.B$157]+[.U90]*[.B$158]+[.V90]*[.B$159]+[.X90]*[.B$161])+[.Q90]*[.B$155]+[.Y90]*[.B$162]+[.AD90]*[.B$168])" office:value-type="float" office:value="0">
            <text:p>0.0</text:p>
          </table:table-cell>
          <table:table-cell table:style-name="ce24" table:formula="of:=[.AE90]+[.I90]-IF([.W90]&gt;0;0;[.F90]+[.G90]+[.H90])" office:value-type="float" office:value="-8">
            <text:p>-8.0</text:p>
          </table:table-cell>
          <table:table-cell table:style-name="ce27" table:formula="of:=[.AF90]" office:value-type="float" office:value="-8">
            <text:p>-8.0</text:p>
          </table:table-cell>
          <table:table-cell/>
          <table:table-cell office:value-type="string">
            <text:p>buddha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iriu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2" office:value-type="string">
            <text:p>Gain 1 Favor for each Ancient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1">
            <text:p>11</text:p>
          </table:table-cell>
          <table:table-cell table:style-name="ce16" table:formula="of:=CEILING(([.F91]+[.G91]+[.H91])/3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1]&gt;0;[.B$148]*[.W91];0)+IF([.W91]&gt;0;[.B$160];1)*IF([.R91]&gt;0;[.R91];1)*IF([.AB91]=1;[.AB91]*[.B$167];1)*(IF([.Z91]&gt;0;[.B$163];1)*([.J91]*[.B$148]+[.K91]*[.B$149]+[.L91]*[.B$150]+[.N91]*[.B$151]+[.O91]*[.B$153]+[.P91]*[.B$154]+[.S91]*[.B$156]+[.T91]*[.B$157]+[.U91]*[.B$158]+[.V91]*[.B$159]+[.X91]*[.B$161])+[.Q91]*[.B$155]+[.Y91]*[.B$162]+[.AD91]*[.B$168])" office:value-type="float" office:value="0">
            <text:p>0.0</text:p>
          </table:table-cell>
          <table:table-cell table:style-name="ce24" table:formula="of:=[.AE91]+[.I91]-IF([.W91]&gt;0;0;[.F91]+[.G91]+[.H91])" office:value-type="float" office:value="-10">
            <text:p>-10.0</text:p>
          </table:table-cell>
          <table:table-cell table:style-name="ce27" table:formula="of:=[.AF91]" office:value-type="float" office:value="-10">
            <text:p>-10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84"/>
        </table:table-row>
        <table:table-row table:style-name="ro2">
          <table:table-cell table:style-name="ce5" office:value-type="string">
            <text:p>God Statistics</text:p>
          </table:table-cell>
          <table:table-cell table:style-name="ce5" table:number-columns-repeated="3"/>
          <table:table-cell table:style-name="ce10"/>
          <table:table-cell table:style-name="ce17" table:formula="of:=SUM([.F68:.F91])" office:value-type="float" office:value="50">
            <text:p>50</text:p>
          </table:table-cell>
          <table:table-cell table:style-name="ce17" table:formula="of:=SUM([.G68:.G91])" office:value-type="float" office:value="50">
            <text:p>50</text:p>
          </table:table-cell>
          <table:table-cell table:style-name="ce17"/>
          <table:table-cell table:style-name="ce17" table:formula="of:=AVERAGE([.I68:.I91])" office:value-type="float" office:value="4.375">
            <text:p>4</text:p>
          </table:table-cell>
          <table:table-cell table:style-name="ce17" table:formula="of:=SUM([.J67:.J91])" office:value-type="float" office:value="0">
            <text:p>0</text:p>
          </table:table-cell>
          <table:table-cell table:style-name="ce17" table:formula="of:=SUM([.K67:.K91])" office:value-type="float" office:value="0">
            <text:p>0</text:p>
          </table:table-cell>
          <table:table-cell table:style-name="ce17" table:formula="of:=SUM([.L67:.L91])" office:value-type="float" office:value="0">
            <text:p>0</text:p>
          </table:table-cell>
          <table:table-cell table:style-name="ce17"/>
          <table:table-cell table:style-name="ce17" table:formula="of:=SUM([.N67:.N91])" office:value-type="float" office:value="0">
            <text:p>0</text:p>
          </table:table-cell>
          <table:table-cell table:style-name="ce17" table:formula="of:=SUM([.O67:.O91])" office:value-type="float" office:value="0">
            <text:p>0</text:p>
          </table:table-cell>
          <table:table-cell table:style-name="ce17" table:formula="of:=SUM([.P67:.P91])" office:value-type="float" office:value="0">
            <text:p>0</text:p>
          </table:table-cell>
          <table:table-cell table:style-name="ce17" table:formula="of:=SUM([.Q67:.Q91])" office:value-type="float" office:value="0">
            <text:p>0</text:p>
          </table:table-cell>
          <table:table-cell table:style-name="ce17" table:formula="of:=SUM([.R67:.R91])" office:value-type="float" office:value="0">
            <text:p>0</text:p>
          </table:table-cell>
          <table:table-cell table:style-name="ce17" table:formula="of:=SUM([.S67:.S91])" office:value-type="float" office:value="0">
            <text:p>0</text:p>
          </table:table-cell>
          <table:table-cell table:style-name="ce17" table:formula="of:=SUM([.T67:.T91])" office:value-type="float" office:value="0">
            <text:p>0</text:p>
          </table:table-cell>
          <table:table-cell table:style-name="ce17" table:formula="of:=SUM([.U67:.U91])" office:value-type="float" office:value="0">
            <text:p>0</text:p>
          </table:table-cell>
          <table:table-cell table:style-name="ce17" table:formula="of:=SUM([.V67:.V91])" office:value-type="float" office:value="0">
            <text:p>0</text:p>
          </table:table-cell>
          <table:table-cell table:style-name="ce17" table:formula="of:=SUM([.W67:.W91])" office:value-type="float" office:value="0">
            <text:p>0</text:p>
          </table:table-cell>
          <table:table-cell table:style-name="ce17" table:formula="of:=SUM([.X67:.X91])" office:value-type="float" office:value="0">
            <text:p>0</text:p>
          </table:table-cell>
          <table:table-cell table:style-name="ce17" table:formula="of:=SUM([.Y67:.Y91])" office:value-type="float" office:value="0">
            <text:p>0</text:p>
          </table:table-cell>
          <table:table-cell table:style-name="ce17" table:formula="of:=SUM([.Z67:.Z91])" office:value-type="float" office:value="0">
            <text:p>0</text:p>
          </table:table-cell>
          <table:table-cell table:style-name="ce17" table:formula="of:=SUM([.AA67:.AA91])" office:value-type="float" office:value="0">
            <text:p>0</text:p>
          </table:table-cell>
          <table:table-cell table:style-name="ce17" table:formula="of:=SUM([.AB67:.AB91])" office:value-type="float" office:value="0">
            <text:p>0</text:p>
          </table:table-cell>
          <table:table-cell table:style-name="ce17" table:formula="of:=SUM([.AC67:.AC91])" office:value-type="float" office:value="0">
            <text:p>0</text:p>
          </table:table-cell>
          <table:table-cell table:style-name="ce17" table:formula="of:=SUM([.AD67:.AD91])" office:value-type="float" office:value="0">
            <text:p>0</text:p>
          </table:table-cell>
          <table:table-cell table:style-name="ce22" table:formula="of:=IF([.W92]&gt;0;[.B$148]*[.W92];0)+IF([.W92]&gt;0;[.B$160];1)*IF([.R92]&gt;0;[.R92];1)*IF([.AB92]=1;[.AB92]*[.B$167];1)*(IF([.Z92]&gt;0;[.B$163];1)*([.J92]*[.B$148]+[.K92]*[.B$149]+[.L92]*[.B$150]+[.N92]*[.B$151]+[.O92]*[.B$153]+[.P92]*[.B$154]+[.S92]*[.B$156]+[.T92]*[.B$157]+[.U92]*[.B$158]+[.V92]*[.B$159]+[.X92]*[.B$161])+[.Q92]*[.B$155]+[.Y92]*[.B$162]+[.AD92]*[.B$168])" office:value-type="float" office:value="0">
            <text:p>0.0</text:p>
          </table:table-cell>
          <table:table-cell table:style-name="ce24" table:formula="of:=[.AE92]+[.I92]-IF([.W92]&gt;0;0;[.F92]+[.G92]+[.H92])" office:value-type="float" office:value="-95.625">
            <text:p>-95.6</text:p>
          </table:table-cell>
          <table:table-cell table:style-name="ce27" table:formula="of:=[.AF92]" office:value-type="float" office:value="-95.625">
            <text:p>-95.6</text:p>
          </table:table-cell>
          <table:table-cell table:style-name="ce5" table:number-columns-repeated="3"/>
          <table:table-cell table:style-name="ce17" table:formula="of:=SUM([.AK67:.AK91])" office:value-type="float" office:value="25">
            <text:p>25</text:p>
          </table:table-cell>
          <table:table-cell table:style-name="ce5" table:number-columns-repeated="2"/>
          <table:table-cell office:value-type="float" office:value="90">
            <text:p>90</text:p>
          </table:table-cell>
          <table:table-cell table:style-name="ce5" table:number-columns-repeated="984"/>
        </table:table-row>
        <table:table-row table:style-name="ro2">
          <table:table-cell table:style-name="ce5" table:number-columns-repeated="4"/>
          <table:table-cell table:style-name="ce10"/>
          <table:table-cell table:style-name="ce17"/>
          <table:table-cell table:style-name="ce19" table:formula="of:=[.G92]/[.F92]" office:value-type="float" office:value="1">
            <text:p>1.00</text:p>
          </table:table-cell>
          <table:table-cell table:style-name="ce19"/>
          <table:table-cell table:number-columns-repeated="4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2"/>
          <table:table-cell table:style-name="ce22" table:formula="of:=IF([.W93]&gt;0;[.B$148]*[.W93];0)+IF([.W93]&gt;0;[.B$160];1)*IF([.R93]&gt;0;[.R93];1)*IF([.AB93]=1;[.AB93]*[.B$167];1)*(IF([.Z93]&gt;0;[.B$163];1)*([.J93]*[.B$148]+[.K93]*[.B$149]+[.L93]*[.B$150]+[.N93]*[.B$151]+[.O93]*[.B$153]+[.P93]*[.B$154]+[.S93]*[.B$156]+[.T93]*[.B$157]+[.U93]*[.B$158]+[.V93]*[.B$159]+[.X93]*[.B$161])+[.Q93]*[.B$155]+[.Y93]*[.B$162]+[.AD93]*[.B$168])" office:value-type="float" office:value="0">
            <text:p>0.0</text:p>
          </table:table-cell>
          <table:table-cell table:style-name="ce24" table:formula="of:=[.AE93]+[.I93]-IF([.W93]&gt;0;0;[.F93]+[.G93]+[.H93])" office:value-type="float" office:value="-1">
            <text:p>-1.0</text:p>
          </table:table-cell>
          <table:table-cell table:style-name="ce27" table:formula="of:=[.AF93]" office:value-type="float" office:value="-1">
            <text:p>-1.0</text:p>
          </table:table-cell>
          <table:table-cell table:style-name="ce5" table:number-columns-repeated="3"/>
          <table:table-cell table:style-name="ce17"/>
          <table:table-cell table:style-name="ce5" table:number-columns-repeated="2"/>
          <table:table-cell office:value-type="float" office:value="91">
            <text:p>91</text:p>
          </table:table-cell>
          <table:table-cell table:style-name="ce5" table:number-columns-repeated="984"/>
        </table:table-row>
        <table:table-row table:style-name="ro6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4]&gt;0;[.B$148]*[.W94];0)+IF([.W94]&gt;0;[.B$160];1)*IF([.R94]&gt;0;[.R94];1)*IF([.AB94]=1;[.AB94]*[.B$167];1)*(IF([.Z94]&gt;0;[.B$163];1)*([.J94]*[.B$148]+[.K94]*[.B$149]+[.L94]*[.B$150]+[.N94]*[.B$151]+[.O94]*[.B$153]+[.P94]*[.B$154]+[.S94]*[.B$156]+[.T94]*[.B$157]+[.U94]*[.B$158]+[.V94]*[.B$159]+[.X94]*[.B$161])+[.Q94]*[.B$155]+[.Y94]*[.B$162]+[.AD94]*[.B$168])" office:value-type="float" office:value="0">
            <text:p>0.0</text:p>
          </table:table-cell>
          <table:table-cell table:style-name="ce24" table:formula="of:=[.AE94]+[.I94]-IF([.W94]&gt;0;0;[.F94]+[.G94]+[.H94])" office:value-type="float" office:value="0">
            <text:p>0.0</text:p>
          </table:table-cell>
          <table:table-cell table:style-name="ce27" table:formula="of:=[.AF94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92">
            <text:p>9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reatures</text:p>
          </table:table-cell>
          <table:table-cell table:number-columns-repeated="3"/>
          <table:table-cell office:value-type="string">
            <text:p>~25 of these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5]&gt;0;[.B$148]*[.W95];0)+IF([.W95]&gt;0;[.B$160];1)*IF([.R95]&gt;0;[.R95];1)*IF([.AB95]=1;[.AB95]*[.B$167];1)*(IF([.Z95]&gt;0;[.B$163];1)*([.J95]*[.B$148]+[.K95]*[.B$149]+[.L95]*[.B$150]+[.N95]*[.B$151]+[.O95]*[.B$153]+[.P95]*[.B$154]+[.S95]*[.B$156]+[.T95]*[.B$157]+[.U95]*[.B$158]+[.V95]*[.B$159]+[.X95]*[.B$161])+[.Q95]*[.B$155]+[.Y95]*[.B$162]+[.AD95]*[.B$168])" office:value-type="float" office:value="0">
            <text:p>0.0</text:p>
          </table:table-cell>
          <table:table-cell table:style-name="ce24" table:formula="of:=[.AE95]+[.I95]-IF([.W95]&gt;0;0;[.F95]+[.G95]+[.H95])" office:value-type="float" office:value="0">
            <text:p>0.0</text:p>
          </table:table-cell>
          <table:table-cell table:style-name="ce27" table:formula="of:=[.AF95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93">
            <text:p>93</text:p>
          </table:table-cell>
          <table:table-cell table:number-columns-repeated="984"/>
        </table:table-row>
        <table:table-row table:style-name="ro4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Ongoing Trophy: Once per turn, you may assimilate any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96]+[.G96]+[.H96]) * 0.6; 1)" office:value-type="float" office:value="6">
            <text:p>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2]*2" office:value-type="float" office:value="8.75">
            <text:p>8.8</text:p>
          </table:table-cell>
          <table:table-cell table:style-name="ce21" table:formula="of:=IF([.W96]&gt;0;[.B$148]*[.W96];0)+IF([.W96]&gt;0;[.B$160];1)*IF([.R96]&gt;0;[.R96];1)*IF([.AB96]=1;[.AB96]*[.B$167];1)*(IF([.Z96]&gt;0;[.B$163];1)*([.J96]*[.B$148]+[.K96]*[.B$149]+[.L96]*[.B$150]+[.N96]*[.B$151]+[.O96]*[.B$153]+[.P96]*[.B$154]+[.S96]*[.B$156]+[.T96]*[.B$157]+[.U96]*[.B$158]+[.V96]*[.B$159]+[.X96]*[.B$161])+[.Q96]*[.B$155]+[.Y96]*[.B$162]+[.AD96]*[.B$168])" office:value-type="float" office:value="8.75">
            <text:p>8.8</text:p>
          </table:table-cell>
          <table:table-cell table:style-name="ce24" table:formula="of:=[.AE96]+[.I96]-IF([.W96]&gt;0;0;[.F96]+[.G96]+[.H96])" office:value-type="float" office:value="5.75">
            <text:p>5.8</text:p>
          </table:table-cell>
          <table:table-cell table:style-name="ce27" table:formula="of:=[.AF96]" office:value-type="float" office:value="5.75">
            <text:p>5.8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96]&lt;5; 3; IF([.G96]&lt;6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Fortification of your choosing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97]+[.G97]+[.H97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7]&gt;0;[.B$148]*[.W97];0)+IF([.W97]&gt;0;[.B$160];1)*IF([.R97]&gt;0;[.R97];1)*IF([.AB97]=1;[.AB97]*[.B$167];1)*(IF([.Z97]&gt;0;[.B$163];1)*([.J97]*[.B$148]+[.K97]*[.B$149]+[.L97]*[.B$150]+[.N97]*[.B$151]+[.O97]*[.B$153]+[.P97]*[.B$154]+[.S97]*[.B$156]+[.T97]*[.B$157]+[.U97]*[.B$158]+[.V97]*[.B$159]+[.X97]*[.B$161])+[.Q97]*[.B$155]+[.Y97]*[.B$162]+[.AD97]*[.B$168])" office:value-type="float" office:value="0">
            <text:p>0.0</text:p>
          </table:table-cell>
          <table:table-cell table:style-name="ce24" table:formula="of:=[.AE97]+[.I97]-IF([.W97]&gt;0;0;[.F97]+[.G97]+[.H97])" office:value-type="float" office:value="-1">
            <text:p>-1.0</text:p>
          </table:table-cell>
          <table:table-cell table:style-name="ce27" table:formula="of:=[.AF97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97]&lt;5; 3; IF([.G97]&lt;6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5 damage to all Settlements of a single opponent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98]+[.G98]+[.H98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8]&gt;0;[.B$148]*[.W98];0)+IF([.W98]&gt;0;[.B$160];1)*IF([.R98]&gt;0;[.R98];1)*IF([.AB98]=1;[.AB98]*[.B$167];1)*(IF([.Z98]&gt;0;[.B$163];1)*([.J98]*[.B$148]+[.K98]*[.B$149]+[.L98]*[.B$150]+[.N98]*[.B$151]+[.O98]*[.B$153]+[.P98]*[.B$154]+[.S98]*[.B$156]+[.T98]*[.B$157]+[.U98]*[.B$158]+[.V98]*[.B$159]+[.X98]*[.B$161])+[.Q98]*[.B$155]+[.Y98]*[.B$162]+[.AD98]*[.B$168])" office:value-type="float" office:value="0">
            <text:p>0.0</text:p>
          </table:table-cell>
          <table:table-cell table:style-name="ce24" table:formula="of:=[.AE98]+[.I98]-IF([.W98]&gt;0;0;[.F98]+[.G98]+[.H98])" office:value-type="float" office:value="-2">
            <text:p>-2.0</text:p>
          </table:table-cell>
          <table:table-cell table:style-name="ce27" table:formula="of:=[.AF98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98]&lt;5; 3; IF([.G98]&lt;6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984"/>
        </table:table-row>
        <table:table-row table:style-name="ro4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Each opponent must choose and destroy a Building they have deployed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99]+[.G99]+[.H99]) * 0.6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9]&gt;0;[.B$148]*[.W99];0)+IF([.W99]&gt;0;[.B$160];1)*IF([.R99]&gt;0;[.R99];1)*IF([.AB99]=1;[.AB99]*[.B$167];1)*(IF([.Z99]&gt;0;[.B$163];1)*([.J99]*[.B$148]+[.K99]*[.B$149]+[.L99]*[.B$150]+[.N99]*[.B$151]+[.O99]*[.B$153]+[.P99]*[.B$154]+[.S99]*[.B$156]+[.T99]*[.B$157]+[.U99]*[.B$158]+[.V99]*[.B$159]+[.X99]*[.B$161])+[.Q99]*[.B$155]+[.Y99]*[.B$162]+[.AD99]*[.B$168])" office:value-type="float" office:value="0">
            <text:p>0.0</text:p>
          </table:table-cell>
          <table:table-cell table:style-name="ce24" table:formula="of:=[.AE99]+[.I99]-IF([.W99]&gt;0;0;[.F99]+[.G99]+[.H99])" office:value-type="float" office:value="-1">
            <text:p>-1.0</text:p>
          </table:table-cell>
          <table:table-cell table:style-name="ce27" table:formula="of:=[.AF99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99]&lt;5; 3; IF([.G99]&lt;6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97">
            <text:p>9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 non-Creature in the trade row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00]+[.G100]+[.H100]) * 0.6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0]&gt;0;[.B$148]*[.W100];0)+IF([.W100]&gt;0;[.B$160];1)*IF([.R100]&gt;0;[.R100];1)*IF([.AB100]=1;[.AB100]*[.B$167];1)*(IF([.Z100]&gt;0;[.B$163];1)*([.J100]*[.B$148]+[.K100]*[.B$149]+[.L100]*[.B$150]+[.N100]*[.B$151]+[.O100]*[.B$153]+[.P100]*[.B$154]+[.S100]*[.B$156]+[.T100]*[.B$157]+[.U100]*[.B$158]+[.V100]*[.B$159]+[.X100]*[.B$161])+[.Q100]*[.B$155]+[.Y100]*[.B$162]+[.AD100]*[.B$168])" office:value-type="float" office:value="0">
            <text:p>0.0</text:p>
          </table:table-cell>
          <table:table-cell table:style-name="ce24" table:formula="of:=[.AE100]+[.I100]-IF([.W100]&gt;0;0;[.F100]+[.G100]+[.H100])" office:value-type="float" office:value="0">
            <text:p>0.0</text:p>
          </table:table-cell>
          <table:table-cell table:style-name="ce27" table:formula="of:=[.AF100]" office:value-type="float" office:value="0">
            <text:p>0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00]&lt;5; 3; IF([.G100]&lt;6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4" office:value-type="string">
            <text:p>Trophy: Acquire all Relics in the trade row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01]+[.G101]+[.H101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1]&gt;0;[.B$148]*[.W101];0)+IF([.W101]&gt;0;[.B$160];1)*IF([.R101]&gt;0;[.R101];1)*IF([.AB101]=1;[.AB101]*[.B$167];1)*(IF([.Z101]&gt;0;[.B$163];1)*([.J101]*[.B$148]+[.K101]*[.B$149]+[.L101]*[.B$150]+[.N101]*[.B$151]+[.O101]*[.B$153]+[.P101]*[.B$154]+[.S101]*[.B$156]+[.T101]*[.B$157]+[.U101]*[.B$158]+[.V101]*[.B$159]+[.X101]*[.B$161])+[.Q101]*[.B$155]+[.Y101]*[.B$162]+[.AD101]*[.B$168])" office:value-type="float" office:value="0">
            <text:p>0.0</text:p>
          </table:table-cell>
          <table:table-cell table:style-name="ce24" table:formula="of:=[.AE101]+[.I101]-IF([.W101]&gt;0;0;[.F101]+[.G101]+[.H101])" office:value-type="float" office:value="-2">
            <text:p>-2.0</text:p>
          </table:table-cell>
          <table:table-cell table:style-name="ce27" table:formula="of:=[.AF101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01]&lt;5; 3; IF([.G101]&lt;6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Settlements of a single opponent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02]+[.G102]+[.H102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2]&gt;0;[.B$148]*[.W102];0)+IF([.W102]&gt;0;[.B$160];1)*IF([.R102]&gt;0;[.R102];1)*IF([.AB102]=1;[.AB102]*[.B$167];1)*(IF([.Z102]&gt;0;[.B$163];1)*([.J102]*[.B$148]+[.K102]*[.B$149]+[.L102]*[.B$150]+[.N102]*[.B$151]+[.O102]*[.B$153]+[.P102]*[.B$154]+[.S102]*[.B$156]+[.T102]*[.B$157]+[.U102]*[.B$158]+[.V102]*[.B$159]+[.X102]*[.B$161])+[.Q102]*[.B$155]+[.Y102]*[.B$162]+[.AD102]*[.B$168])" office:value-type="float" office:value="0">
            <text:p>0.0</text:p>
          </table:table-cell>
          <table:table-cell table:style-name="ce24" table:formula="of:=[.AE102]+[.I102]-IF([.W102]&gt;0;0;[.F102]+[.G102]+[.H102])" office:value-type="float" office:value="-2">
            <text:p>-2.0</text:p>
          </table:table-cell>
          <table:table-cell table:style-name="ce27" table:formula="of:=[.AF102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02]&lt;5; 3; IF([.G102]&lt;6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feat the highest cost Building of each opponent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03]+[.G103]+[.H103]) * 0.6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3]&gt;0;[.B$148]*[.W103];0)+IF([.W103]&gt;0;[.B$160];1)*IF([.R103]&gt;0;[.R103];1)*IF([.AB103]=1;[.AB103]*[.B$167];1)*(IF([.Z103]&gt;0;[.B$163];1)*([.J103]*[.B$148]+[.K103]*[.B$149]+[.L103]*[.B$150]+[.N103]*[.B$151]+[.O103]*[.B$153]+[.P103]*[.B$154]+[.S103]*[.B$156]+[.T103]*[.B$157]+[.U103]*[.B$158]+[.V103]*[.B$159]+[.X103]*[.B$161])+[.Q103]*[.B$155]+[.Y103]*[.B$162]+[.AD103]*[.B$168])" office:value-type="float" office:value="0">
            <text:p>0.0</text:p>
          </table:table-cell>
          <table:table-cell table:style-name="ce24" table:formula="of:=[.AE103]+[.I103]-IF([.W103]&gt;0;0;[.F103]+[.G103]+[.H103])" office:value-type="float" office:value="-2">
            <text:p>-2.0</text:p>
          </table:table-cell>
          <table:table-cell table:style-name="ce27" table:formula="of:=[.AF103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03]&lt;5; 3; IF([.G103]&lt;6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01">
            <text:p>10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04]+[.G104]+[.H104]) * 0.6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4]&gt;0;[.B$148]*[.W104];0)+IF([.W104]&gt;0;[.B$160];1)*IF([.R104]&gt;0;[.R104];1)*IF([.AB104]=1;[.AB104]*[.B$167];1)*(IF([.Z104]&gt;0;[.B$163];1)*([.J104]*[.B$148]+[.K104]*[.B$149]+[.L104]*[.B$150]+[.N104]*[.B$151]+[.O104]*[.B$153]+[.P104]*[.B$154]+[.S104]*[.B$156]+[.T104]*[.B$157]+[.U104]*[.B$158]+[.V104]*[.B$159]+[.X104]*[.B$161])+[.Q104]*[.B$155]+[.Y104]*[.B$162]+[.AD104]*[.B$168])" office:value-type="float" office:value="0">
            <text:p>0.0</text:p>
          </table:table-cell>
          <table:table-cell table:style-name="ce24" table:formula="of:=[.AE104]+[.I104]-IF([.W104]&gt;0;0;[.F104]+[.G104]+[.H104])" office:value-type="float" office:value="-1">
            <text:p>-1.0</text:p>
          </table:table-cell>
          <table:table-cell table:style-name="ce27" table:formula="of:=[.AF104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04]&lt;5; 3; IF([.G104]&lt;6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05]+[.G105]+[.H105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5]&gt;0;[.B$148]*[.W105];0)+IF([.W105]&gt;0;[.B$160];1)*IF([.R105]&gt;0;[.R105];1)*IF([.AB105]=1;[.AB105]*[.B$167];1)*(IF([.Z105]&gt;0;[.B$163];1)*([.J105]*[.B$148]+[.K105]*[.B$149]+[.L105]*[.B$150]+[.N105]*[.B$151]+[.O105]*[.B$153]+[.P105]*[.B$154]+[.S105]*[.B$156]+[.T105]*[.B$157]+[.U105]*[.B$158]+[.V105]*[.B$159]+[.X105]*[.B$161])+[.Q105]*[.B$155]+[.Y105]*[.B$162]+[.AD105]*[.B$168])" office:value-type="float" office:value="0">
            <text:p>0.0</text:p>
          </table:table-cell>
          <table:table-cell table:style-name="ce24" table:formula="of:=[.AE105]+[.I105]-IF([.W105]&gt;0;0;[.F105]+[.G105]+[.H105])" office:value-type="float" office:value="-1">
            <text:p>-1.0</text:p>
          </table:table-cell>
          <table:table-cell table:style-name="ce27" table:formula="of:=[.AF105]" office:value-type="float" office:value="-1">
            <text:p>-1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05]&lt;5; 3; IF([.G105]&lt;6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984"/>
        </table:table-row>
        <table:table-row table:style-name="ro4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Return this to the Mastodon stack to deal 1 damage to any Settlement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6]&gt;0;[.B$148]*[.W106];0)+IF([.W106]&gt;0;[.B$160];1)*IF([.R106]&gt;0;[.R106];1)*IF([.AB106]=1;[.AB106]*[.B$167];1)*(IF([.Z106]&gt;0;[.B$163];1)*([.J106]*[.B$148]+[.K106]*[.B$149]+[.L106]*[.B$150]+[.N106]*[.B$151]+[.O106]*[.B$153]+[.P106]*[.B$154]+[.S106]*[.B$156]+[.T106]*[.B$157]+[.U106]*[.B$158]+[.V106]*[.B$159]+[.X106]*[.B$161])+[.Q106]*[.B$155]+[.Y106]*[.B$162]+[.AD106]*[.B$168])" office:value-type="float" office:value="0">
            <text:p>0.0</text:p>
          </table:table-cell>
          <table:table-cell table:style-name="ce24" table:formula="of:=[.AE106]+[.I106]-IF([.W106]&gt;0;0;[.F106]+[.G106]+[.H106])" office:value-type="float" office:value="-1">
            <text:p>-1.0</text:p>
          </table:table-cell>
          <table:table-cell table:style-name="ce27" table:formula="of:=[.AF106]" office:value-type="float" office:value="-1">
            <text:p>-1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Sacrifice 1 card in your hand or dis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07]+[.G107]+[.H107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7]&gt;0;[.B$148]*[.W107];0)+IF([.W107]&gt;0;[.B$160];1)*IF([.R107]&gt;0;[.R107];1)*IF([.AB107]=1;[.AB107]*[.B$167];1)*(IF([.Z107]&gt;0;[.B$163];1)*([.J107]*[.B$148]+[.K107]*[.B$149]+[.L107]*[.B$150]+[.N107]*[.B$151]+[.O107]*[.B$153]+[.P107]*[.B$154]+[.S107]*[.B$156]+[.T107]*[.B$157]+[.U107]*[.B$158]+[.V107]*[.B$159]+[.X107]*[.B$161])+[.Q107]*[.B$155]+[.Y107]*[.B$162]+[.AD107]*[.B$168])" office:value-type="float" office:value="0">
            <text:p>0.0</text:p>
          </table:table-cell>
          <table:table-cell table:style-name="ce24" table:formula="of:=[.AE107]+[.I107]-IF([.W107]&gt;0;0;[.F107]+[.G107]+[.H107])" office:value-type="float" office:value="-1">
            <text:p>-1.0</text:p>
          </table:table-cell>
          <table:table-cell table:style-name="ce27" table:formula="of:=[.AF107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I107]&lt;5; 3; IF([.I107]&lt;6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6"/>
          <table:table-cell table:style-name="ce16" table:formula="of:=CEILING(([.F108]+[.G108]+[.H108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8]&gt;0;[.B$148]*[.W108];0)+IF([.W108]&gt;0;[.B$160];1)*IF([.R108]&gt;0;[.R108];1)*IF([.AB108]=1;[.AB108]*[.B$167];1)*(IF([.Z108]&gt;0;[.B$163];1)*([.J108]*[.B$148]+[.K108]*[.B$149]+[.L108]*[.B$150]+[.N108]*[.B$151]+[.O108]*[.B$153]+[.P108]*[.B$154]+[.S108]*[.B$156]+[.T108]*[.B$157]+[.U108]*[.B$158]+[.V108]*[.B$159]+[.X108]*[.B$161])+[.Q108]*[.B$155]+[.Y108]*[.B$162]+[.AD108]*[.B$168])" office:value-type="float" office:value="0">
            <text:p>0.0</text:p>
          </table:table-cell>
          <table:table-cell table:style-name="ce24" table:formula="of:=[.AE108]+[.I108]-IF([.W108]&gt;0;0;[.F108]+[.G108]+[.H108])" office:value-type="float" office:value="0">
            <text:p>0.0</text:p>
          </table:table-cell>
          <table:table-cell table:style-name="ce27" table:formula="of:=[.AF108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lose 1 Anima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table:formula="of:=CEILING(([.F109]+[.G109]+[.H109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9]&gt;0;[.B$148]*[.W109];0)+IF([.W109]&gt;0;[.B$160];1)*IF([.R109]&gt;0;[.R109];1)*IF([.AB109]=1;[.AB109]*[.B$167];1)*(IF([.Z109]&gt;0;[.B$163];1)*([.J109]*[.B$148]+[.K109]*[.B$149]+[.L109]*[.B$150]+[.N109]*[.B$151]+[.O109]*[.B$153]+[.P109]*[.B$154]+[.S109]*[.B$156]+[.T109]*[.B$157]+[.U109]*[.B$158]+[.V109]*[.B$159]+[.X109]*[.B$161])+[.Q109]*[.B$155]+[.Y109]*[.B$162]+[.AD109]*[.B$168])" office:value-type="float" office:value="0">
            <text:p>0.0</text:p>
          </table:table-cell>
          <table:table-cell table:style-name="ce24" table:formula="of:=[.AE109]+[.I109]-IF([.W109]&gt;0;0;[.F109]+[.G109]+[.H109])" office:value-type="float" office:value="-3">
            <text:p>-3.0</text:p>
          </table:table-cell>
          <table:table-cell table:style-name="ce27" table:formula="of:=[.AF109]" office:value-type="float" office:value="-3">
            <text:p>-3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increase your Anima by 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0]+[.G110]+[.H110]) * 0.6; 1)" office:value-type="float" office:value="7">
            <text:p>7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0]&gt;0;[.B$148]*[.W110];0)+IF([.W110]&gt;0;[.B$160];1)*IF([.R110]&gt;0;[.R110];1)*IF([.AB110]=1;[.AB110]*[.B$167];1)*(IF([.Z110]&gt;0;[.B$163];1)*([.J110]*[.B$148]+[.K110]*[.B$149]+[.L110]*[.B$150]+[.N110]*[.B$151]+[.O110]*[.B$153]+[.P110]*[.B$154]+[.S110]*[.B$156]+[.T110]*[.B$157]+[.U110]*[.B$158]+[.V110]*[.B$159]+[.X110]*[.B$161])+[.Q110]*[.B$155]+[.Y110]*[.B$162]+[.AD110]*[.B$168])" office:value-type="float" office:value="6">
            <text:p>6.0</text:p>
          </table:table-cell>
          <table:table-cell table:style-name="ce24" table:formula="of:=[.AE110]+[.I110]-IF([.W110]&gt;0;0;[.F110]+[.G110]+[.H110])" office:value-type="float" office:value="2">
            <text:p>2.0</text:p>
          </table:table-cell>
          <table:table-cell table:style-name="ce27" table:formula="of:=[.AF110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08">
            <text:p>10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increase your Anima by 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11]+[.G111]+[.H111]) * 0.6; 1)" office:value-type="float" office:value="7">
            <text:p>7</text:p>
          </table:table-cell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1]&gt;0;[.B$148]*[.W111];0)+IF([.W111]&gt;0;[.B$160];1)*IF([.R111]&gt;0;[.R111];1)*IF([.AB111]=1;[.AB111]*[.B$167];1)*(IF([.Z111]&gt;0;[.B$163];1)*([.J111]*[.B$148]+[.K111]*[.B$149]+[.L111]*[.B$150]+[.N111]*[.B$151]+[.O111]*[.B$153]+[.P111]*[.B$154]+[.S111]*[.B$156]+[.T111]*[.B$157]+[.U111]*[.B$158]+[.V111]*[.B$159]+[.X111]*[.B$161])+[.Q111]*[.B$155]+[.Y111]*[.B$162]+[.AD111]*[.B$168])" office:value-type="float" office:value="6">
            <text:p>6.0</text:p>
          </table:table-cell>
          <table:table-cell table:style-name="ce24" table:formula="of:=[.AE111]+[.I111]-IF([.W111]&gt;0;0;[.F111]+[.G111]+[.H111])" office:value-type="float" office:value="2">
            <text:p>2.0</text:p>
          </table:table-cell>
          <table:table-cell table:style-name="ce27" table:formula="of:=[.AF111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09">
            <text:p>10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increase your Anima by 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/>
          <table:table-cell table:style-name="ce16" table:formula="of:=CEILING(([.F112]+[.G112]+[.H112]) * 0.6; 1)" office:value-type="float" office:value="8">
            <text:p>8</text:p>
          </table:table-cell>
          <table:table-cell table:style-name="ce16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2]&gt;0;[.B$148]*[.W112];0)+IF([.W112]&gt;0;[.B$160];1)*IF([.R112]&gt;0;[.R112];1)*IF([.AB112]=1;[.AB112]*[.B$167];1)*(IF([.Z112]&gt;0;[.B$163];1)*([.J112]*[.B$148]+[.K112]*[.B$149]+[.L112]*[.B$150]+[.N112]*[.B$151]+[.O112]*[.B$153]+[.P112]*[.B$154]+[.S112]*[.B$156]+[.T112]*[.B$157]+[.U112]*[.B$158]+[.V112]*[.B$159]+[.X112]*[.B$161])+[.Q112]*[.B$155]+[.Y112]*[.B$162]+[.AD112]*[.B$168])" office:value-type="float" office:value="6">
            <text:p>6.0</text:p>
          </table:table-cell>
          <table:table-cell table:style-name="ce24" table:formula="of:=[.AE112]+[.I112]-IF([.W112]&gt;0;0;[.F112]+[.G112]+[.H112])" office:value-type="float" office:value="2">
            <text:p>2.0</text:p>
          </table:table-cell>
          <table:table-cell table:style-name="ce27" table:formula="of:=[.AF112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13]+[.G113]+[.H113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3]&gt;0;[.B$148]*[.W113];0)+IF([.W113]&gt;0;[.B$160];1)*IF([.R113]&gt;0;[.R113];1)*IF([.AB113]=1;[.AB113]*[.B$167];1)*(IF([.Z113]&gt;0;[.B$163];1)*([.J113]*[.B$148]+[.K113]*[.B$149]+[.L113]*[.B$150]+[.N113]*[.B$151]+[.O113]*[.B$153]+[.P113]*[.B$154]+[.S113]*[.B$156]+[.T113]*[.B$157]+[.U113]*[.B$158]+[.V113]*[.B$159]+[.X113]*[.B$161])+[.Q113]*[.B$155]+[.Y113]*[.B$162]+[.AD113]*[.B$168])" office:value-type="float" office:value="0">
            <text:p>0.0</text:p>
          </table:table-cell>
          <table:table-cell table:style-name="ce24" table:formula="of:=[.AE113]+[.I113]-IF([.W113]&gt;0;0;[.F113]+[.G113]+[.H113])" office:value-type="float" office:value="0">
            <text:p>0.0</text:p>
          </table:table-cell>
          <table:table-cell table:style-name="ce27" table:formula="of:=[.AF113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1">
            <text:p>111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14]+[.G114]+[.H114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4]&gt;0;[.B$148]*[.W114];0)+IF([.W114]&gt;0;[.B$160];1)*IF([.R114]&gt;0;[.R114];1)*IF([.AB114]=1;[.AB114]*[.B$167];1)*(IF([.Z114]&gt;0;[.B$163];1)*([.J114]*[.B$148]+[.K114]*[.B$149]+[.L114]*[.B$150]+[.N114]*[.B$151]+[.O114]*[.B$153]+[.P114]*[.B$154]+[.S114]*[.B$156]+[.T114]*[.B$157]+[.U114]*[.B$158]+[.V114]*[.B$159]+[.X114]*[.B$161])+[.Q114]*[.B$155]+[.Y114]*[.B$162]+[.AD114]*[.B$168])" office:value-type="float" office:value="0">
            <text:p>0.0</text:p>
          </table:table-cell>
          <table:table-cell table:style-name="ce24" table:formula="of:=[.AE114]+[.I114]-IF([.W114]&gt;0;0;[.F114]+[.G114]+[.H114])" office:value-type="float" office:value="0">
            <text:p>0.0</text:p>
          </table:table-cell>
          <table:table-cell table:style-name="ce27" table:formula="of:=[.AF114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table:formula="of:=CEILING(([.F115]+[.G115]+[.H115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5]&gt;0;[.B$148]*[.W115];0)+IF([.W115]&gt;0;[.B$160];1)*IF([.R115]&gt;0;[.R115];1)*IF([.AB115]=1;[.AB115]*[.B$167];1)*(IF([.Z115]&gt;0;[.B$163];1)*([.J115]*[.B$148]+[.K115]*[.B$149]+[.L115]*[.B$150]+[.N115]*[.B$151]+[.O115]*[.B$153]+[.P115]*[.B$154]+[.S115]*[.B$156]+[.T115]*[.B$157]+[.U115]*[.B$158]+[.V115]*[.B$159]+[.X115]*[.B$161])+[.Q115]*[.B$155]+[.Y115]*[.B$162]+[.AD115]*[.B$168])" office:value-type="float" office:value="0">
            <text:p>0.0</text:p>
          </table:table-cell>
          <table:table-cell table:style-name="ce24" table:formula="of:=[.AE115]+[.I115]-IF([.W115]&gt;0;0;[.F115]+[.G115]+[.H115])" office:value-type="float" office:value="-3">
            <text:p>-3.0</text:p>
          </table:table-cell>
          <table:table-cell table:style-name="ce27" table:formula="of:=[.AF115]" office:value-type="float" office:value="-3">
            <text:p>-3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6"/>
          <table:table-cell table:style-name="ce16" office:value-type="float" office:value="5">
            <text:p>5</text:p>
          </table:table-cell>
          <table:table-cell table:style-name="ce16" table:formula="of:=CEILING(([.F116]+[.G116]+[.H116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6]&gt;0;[.B$148]*[.W116];0)+IF([.W116]&gt;0;[.B$160];1)*IF([.R116]&gt;0;[.R116];1)*IF([.AB116]=1;[.AB116]*[.B$167];1)*(IF([.Z116]&gt;0;[.B$163];1)*([.J116]*[.B$148]+[.K116]*[.B$149]+[.L116]*[.B$150]+[.N116]*[.B$151]+[.O116]*[.B$153]+[.P116]*[.B$154]+[.S116]*[.B$156]+[.T116]*[.B$157]+[.U116]*[.B$158]+[.V116]*[.B$159]+[.X116]*[.B$161])+[.Q116]*[.B$155]+[.Y116]*[.B$162]+[.AD116]*[.B$168])" office:value-type="float" office:value="0">
            <text:p>0.0</text:p>
          </table:table-cell>
          <table:table-cell table:style-name="ce24" table:formula="of:=[.AE116]+[.I116]-IF([.W116]&gt;0;0;[.F116]+[.G116]+[.H116])" office:value-type="float" office:value="-2">
            <text:p>-2.0</text:p>
          </table:table-cell>
          <table:table-cell table:style-name="ce27" table:formula="of:=[.AF116]" office:value-type="float" office:value="-2">
            <text:p>-2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17]+[.G117]+[.H117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7]&gt;0;[.B$148]*[.W117];0)+IF([.W117]&gt;0;[.B$160];1)*IF([.R117]&gt;0;[.R117];1)*IF([.AB117]=1;[.AB117]*[.B$167];1)*(IF([.Z117]&gt;0;[.B$163];1)*([.J117]*[.B$148]+[.K117]*[.B$149]+[.L117]*[.B$150]+[.N117]*[.B$151]+[.O117]*[.B$153]+[.P117]*[.B$154]+[.S117]*[.B$156]+[.T117]*[.B$157]+[.U117]*[.B$158]+[.V117]*[.B$159]+[.X117]*[.B$161])+[.Q117]*[.B$155]+[.Y117]*[.B$162]+[.AD117]*[.B$168])" office:value-type="float" office:value="0">
            <text:p>0.0</text:p>
          </table:table-cell>
          <table:table-cell table:style-name="ce24" table:formula="of:=[.AE117]+[.I117]-IF([.W117]&gt;0;0;[.F117]+[.G117]+[.H117])" office:value-type="float" office:value="0">
            <text:p>0.0</text:p>
          </table:table-cell>
          <table:table-cell table:style-name="ce27" table:formula="of:=[.AF117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18]+[.G118]+[.H118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8]&gt;0;[.B$148]*[.W118];0)+IF([.W118]&gt;0;[.B$160];1)*IF([.R118]&gt;0;[.R118];1)*IF([.AB118]=1;[.AB118]*[.B$167];1)*(IF([.Z118]&gt;0;[.B$163];1)*([.J118]*[.B$148]+[.K118]*[.B$149]+[.L118]*[.B$150]+[.N118]*[.B$151]+[.O118]*[.B$153]+[.P118]*[.B$154]+[.S118]*[.B$156]+[.T118]*[.B$157]+[.U118]*[.B$158]+[.V118]*[.B$159]+[.X118]*[.B$161])+[.Q118]*[.B$155]+[.Y118]*[.B$162]+[.AD118]*[.B$168])" office:value-type="float" office:value="0">
            <text:p>0.0</text:p>
          </table:table-cell>
          <table:table-cell table:style-name="ce24" table:formula="of:=[.AE118]+[.I118]-IF([.W118]&gt;0;0;[.F118]+[.G118]+[.H118])" office:value-type="float" office:value="0">
            <text:p>0.0</text:p>
          </table:table-cell>
          <table:table-cell table:style-name="ce27" table:formula="of:=[.AF118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19]+[.G119]+[.H119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9]&gt;0;[.B$148]*[.W119];0)+IF([.W119]&gt;0;[.B$160];1)*IF([.R119]&gt;0;[.R119];1)*IF([.AB119]=1;[.AB119]*[.B$167];1)*(IF([.Z119]&gt;0;[.B$163];1)*([.J119]*[.B$148]+[.K119]*[.B$149]+[.L119]*[.B$150]+[.N119]*[.B$151]+[.O119]*[.B$153]+[.P119]*[.B$154]+[.S119]*[.B$156]+[.T119]*[.B$157]+[.U119]*[.B$158]+[.V119]*[.B$159]+[.X119]*[.B$161])+[.Q119]*[.B$155]+[.Y119]*[.B$162]+[.AD119]*[.B$168])" office:value-type="float" office:value="0">
            <text:p>0.0</text:p>
          </table:table-cell>
          <table:table-cell table:style-name="ce24" table:formula="of:=[.AE119]+[.I119]-IF([.W119]&gt;0;0;[.F119]+[.G119]+[.H119])" office:value-type="float" office:value="0">
            <text:p>0.0</text:p>
          </table:table-cell>
          <table:table-cell table:style-name="ce27" table:formula="of:=[.AF119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0]+[.G120]+[.H120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0]&gt;0;[.B$148]*[.W120];0)+IF([.W120]&gt;0;[.B$160];1)*IF([.R120]&gt;0;[.R120];1)*IF([.AB120]=1;[.AB120]*[.B$167];1)*(IF([.Z120]&gt;0;[.B$163];1)*([.J120]*[.B$148]+[.K120]*[.B$149]+[.L120]*[.B$150]+[.N120]*[.B$151]+[.O120]*[.B$153]+[.P120]*[.B$154]+[.S120]*[.B$156]+[.T120]*[.B$157]+[.U120]*[.B$158]+[.V120]*[.B$159]+[.X120]*[.B$161])+[.Q120]*[.B$155]+[.Y120]*[.B$162]+[.AD120]*[.B$168])" office:value-type="float" office:value="0">
            <text:p>0.0</text:p>
          </table:table-cell>
          <table:table-cell table:style-name="ce24" table:formula="of:=[.AE120]+[.I120]-IF([.W120]&gt;0;0;[.F120]+[.G120]+[.H120])" office:value-type="float" office:value="0">
            <text:p>0.0</text:p>
          </table:table-cell>
          <table:table-cell table:style-name="ce27" table:formula="of:=[.AF120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1]+[.G121]+[.H121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1]&gt;0;[.B$148]*[.W121];0)+IF([.W121]&gt;0;[.B$160];1)*IF([.R121]&gt;0;[.R121];1)*IF([.AB121]=1;[.AB121]*[.B$167];1)*(IF([.Z121]&gt;0;[.B$163];1)*([.J121]*[.B$148]+[.K121]*[.B$149]+[.L121]*[.B$150]+[.N121]*[.B$151]+[.O121]*[.B$153]+[.P121]*[.B$154]+[.S121]*[.B$156]+[.T121]*[.B$157]+[.U121]*[.B$158]+[.V121]*[.B$159]+[.X121]*[.B$161])+[.Q121]*[.B$155]+[.Y121]*[.B$162]+[.AD121]*[.B$168])" office:value-type="float" office:value="0">
            <text:p>0.0</text:p>
          </table:table-cell>
          <table:table-cell table:style-name="ce24" table:formula="of:=[.AE121]+[.I121]-IF([.W121]&gt;0;0;[.F121]+[.G121]+[.H121])" office:value-type="float" office:value="0">
            <text:p>0.0</text:p>
          </table:table-cell>
          <table:table-cell table:style-name="ce27" table:formula="of:=[.AF121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5" table:number-columns-repeated="3"/>
          <table:table-cell table:style-name="ce10"/>
          <table:table-cell table:number-columns-repeated="7" table:style-name="ce5"/>
          <table:table-cell table:style-name="ce5"/>
          <table:table-cell table:number-columns-repeated="13"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21" table:formula="of:=IF([.W122]&gt;0;[.B$148]*[.W122];0)+IF([.W122]&gt;0;[.B$160];1)*IF([.R122]&gt;0;[.R122];1)*IF([.AB122]=1;[.AB122]*[.B$167];1)*(IF([.Z122]&gt;0;[.B$163];1)*([.J122]*[.B$148]+[.K122]*[.B$149]+[.L122]*[.B$150]+[.N122]*[.B$151]+[.O122]*[.B$153]+[.P122]*[.B$154]+[.S122]*[.B$156]+[.T122]*[.B$157]+[.U122]*[.B$158]+[.V122]*[.B$159]+[.X122]*[.B$161])+[.Q122]*[.B$155]+[.Y122]*[.B$162]+[.AD122]*[.B$168])" office:value-type="float" office:value="0">
            <text:p>0.0</text:p>
          </table:table-cell>
          <table:table-cell table:style-name="ce24" table:formula="of:=[.AE122]+[.I122]-IF([.W122]&gt;0;0;[.F122]+[.G122]+[.H122])" office:value-type="float" office:value="0">
            <text:p>0.0</text:p>
          </table:table-cell>
          <table:table-cell table:style-name="ce5" table:number-columns-repeated="4"/>
          <table:table-cell table:style-name="ce5" table:formula="of:=SUM([.AK96:.AK121])-[.AK106]" office:value-type="float" office:value="29">
            <text:p>29</text:p>
          </table:table-cell>
          <table:table-cell table:style-name="ce5" table:number-columns-repeated="2"/>
          <table:table-cell office:value-type="float" office:value="120">
            <text:p>120</text:p>
          </table:table-cell>
          <table:table-cell table:style-name="ce5" table:number-columns-repeated="984"/>
        </table:table-row>
        <table:table-row table:style-name="ro2">
          <table:table-cell table:style-name="ce6" office:value-type="string">
            <text:p>Settlements</text:p>
          </table:table-cell>
          <table:table-cell table:style-name="ce8" table:number-columns-repeated="3"/>
          <table:table-cell table:style-name="ce15"/>
          <table:table-cell table:number-columns-repeated="7" table:style-name="ce8"/>
          <table:table-cell table:style-name="ce8"/>
          <table:table-cell table:number-columns-repeated="13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23]&gt;0;[.B$148]*[.W123];0)+IF([.W123]&gt;0;[.B$160];1)*IF([.R123]&gt;0;[.R123];1)*IF([.AB123]=1;[.AB123]*[.B$167];1)*(IF([.Z123]&gt;0;[.B$163];1)*([.J123]*[.B$148]+[.K123]*[.B$149]+[.L123]*[.B$150]+[.N123]*[.B$151]+[.O123]*[.B$153]+[.P123]*[.B$154]+[.S123]*[.B$156]+[.T123]*[.B$157]+[.U123]*[.B$158]+[.V123]*[.B$159]+[.X123]*[.B$161])+[.Q123]*[.B$155]+[.Y123]*[.B$162]+[.AD123]*[.B$168])" office:value-type="float" office:value="0">
            <text:p>0.0</text:p>
          </table:table-cell>
          <table:table-cell table:style-name="ce24" table:formula="of:=[.AE123]+[.I123]-IF([.W123]&gt;0;0;[.F123]+[.G123]+[.H123])" office:value-type="float" office:value="0">
            <text:p>0.0</text:p>
          </table:table-cell>
          <table:table-cell table:style-name="ce21"/>
          <table:table-cell table:style-name="ce8" table:number-columns-repeated="6"/>
          <table:table-cell office:value-type="float" office:value="121">
            <text:p>121</text:p>
          </table:table-cell>
          <table:table-cell table:style-name="ce8" table:number-columns-repeated="984"/>
        </table:table-row>
        <table:table-row table:style-name="ro4">
          <table:table-cell table:style-name="ce6" office:value-type="string">
            <text:p>L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1" table:formula="of:=IF([.W124]&gt;0;[.B$148]*[.W124];0)+IF([.W124]&gt;0;[.B$160];1)*IF([.R124]&gt;0;[.R124];1)*IF([.AB124]=1;[.AB124]*[.B$167];1)*(IF([.Z124]&gt;0;[.B$163];1)*([.J124]*[.B$148]+[.K124]*[.B$149]+[.L124]*[.B$150]+[.N124]*[.B$151]+[.O124]*[.B$153]+[.P124]*[.B$154]+[.S124]*[.B$156]+[.T124]*[.B$157]+[.U124]*[.B$158]+[.V124]*[.B$159]+[.X124]*[.B$161])+[.Q124]*[.B$155]+[.Y124]*[.B$162]+[.AD124]*[.B$168])" office:value-type="float" office:value="12.5">
            <text:p>12.5</text:p>
          </table:table-cell>
          <table:table-cell table:style-name="ce24" table:formula="of:=[.AE124]+[.I124]-IF([.W124]&gt;0;0;[.F124]+[.G124]+[.H124])" office:value-type="float" office:value="12.5">
            <text:p>12.5</text:p>
          </table:table-cell>
          <table:table-cell table:style-name="ce27" table:formula="of:=[.AF124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8" table:number-columns-repeated="984"/>
        </table:table-row>
        <table:table-row table:style-name="ro4">
          <table:table-cell table:style-name="ce6" office:value-type="string">
            <text:p>Byblo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1" table:formula="of:=IF([.W125]&gt;0;[.B$148]*[.W125];0)+IF([.W125]&gt;0;[.B$160];1)*IF([.R125]&gt;0;[.R125];1)*IF([.AB125]=1;[.AB125]*[.B$167];1)*(IF([.Z125]&gt;0;[.B$163];1)*([.J125]*[.B$148]+[.K125]*[.B$149]+[.L125]*[.B$150]+[.N125]*[.B$151]+[.O125]*[.B$153]+[.P125]*[.B$154]+[.S125]*[.B$156]+[.T125]*[.B$157]+[.U125]*[.B$158]+[.V125]*[.B$159]+[.X125]*[.B$161])+[.Q125]*[.B$155]+[.Y125]*[.B$162]+[.AD125]*[.B$168])" office:value-type="float" office:value="12.5">
            <text:p>12.5</text:p>
          </table:table-cell>
          <table:table-cell table:style-name="ce24" table:formula="of:=[.AE125]+[.I125]-IF([.W125]&gt;0;0;[.F125]+[.G125]+[.H125])" office:value-type="float" office:value="12.5">
            <text:p>12.5</text:p>
          </table:table-cell>
          <table:table-cell table:style-name="ce27" table:formula="of:=[.AF125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8" table:number-columns-repeated="984"/>
        </table:table-row>
        <table:table-row table:style-name="ro4">
          <table:table-cell table:style-name="ce6" office:value-type="string">
            <text:p>Varanas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1" table:formula="of:=IF([.W126]&gt;0;[.B$148]*[.W126];0)+IF([.W126]&gt;0;[.B$160];1)*IF([.R126]&gt;0;[.R126];1)*IF([.AB126]=1;[.AB126]*[.B$167];1)*(IF([.Z126]&gt;0;[.B$163];1)*([.J126]*[.B$148]+[.K126]*[.B$149]+[.L126]*[.B$150]+[.N126]*[.B$151]+[.O126]*[.B$153]+[.P126]*[.B$154]+[.S126]*[.B$156]+[.T126]*[.B$157]+[.U126]*[.B$158]+[.V126]*[.B$159]+[.X126]*[.B$161])+[.Q126]*[.B$155]+[.Y126]*[.B$162]+[.AD126]*[.B$168])" office:value-type="float" office:value="12.5">
            <text:p>12.5</text:p>
          </table:table-cell>
          <table:table-cell table:style-name="ce24" table:formula="of:=[.AE126]+[.I126]-IF([.W126]&gt;0;0;[.F126]+[.G126]+[.H126])" office:value-type="float" office:value="12.5">
            <text:p>12.5</text:p>
          </table:table-cell>
          <table:table-cell table:style-name="ce27" table:formula="of:=[.AF126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4">
            <text:p>124</text:p>
          </table:table-cell>
          <table:table-cell table:style-name="ce8" table:number-columns-repeated="984"/>
        </table:table-row>
        <table:table-row table:style-name="ro4">
          <table:table-cell table:style-name="ce6" office:value-type="string">
            <text:p>Sido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1" table:formula="of:=IF([.W127]&gt;0;[.B$148]*[.W127];0)+IF([.W127]&gt;0;[.B$160];1)*IF([.R127]&gt;0;[.R127];1)*IF([.AB127]=1;[.AB127]*[.B$167];1)*(IF([.Z127]&gt;0;[.B$163];1)*([.J127]*[.B$148]+[.K127]*[.B$149]+[.L127]*[.B$150]+[.N127]*[.B$151]+[.O127]*[.B$153]+[.P127]*[.B$154]+[.S127]*[.B$156]+[.T127]*[.B$157]+[.U127]*[.B$158]+[.V127]*[.B$159]+[.X127]*[.B$161])+[.Q127]*[.B$155]+[.Y127]*[.B$162]+[.AD127]*[.B$168])" office:value-type="float" office:value="12.5">
            <text:p>12.5</text:p>
          </table:table-cell>
          <table:table-cell table:style-name="ce24" table:formula="of:=[.AE127]+[.I127]-IF([.W127]&gt;0;0;[.F127]+[.G127]+[.H127])" office:value-type="float" office:value="12.5">
            <text:p>12.5</text:p>
          </table:table-cell>
          <table:table-cell table:style-name="ce27" table:formula="of:=[.AF127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Gain 1 Trade if a Civilian is Garrisoned here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28]&gt;0;[.B$148]*[.W128];0)+IF([.W128]&gt;0;[.B$160];1)*IF([.R128]&gt;0;[.R128];1)*IF([.AB128]=1;[.AB128]*[.B$167];1)*(IF([.Z128]&gt;0;[.B$163];1)*([.J128]*[.B$148]+[.K128]*[.B$149]+[.L128]*[.B$150]+[.N128]*[.B$151]+[.O128]*[.B$153]+[.P128]*[.B$154]+[.S128]*[.B$156]+[.T128]*[.B$157]+[.U128]*[.B$158]+[.V128]*[.B$159]+[.X128]*[.B$161])+[.Q128]*[.B$155]+[.Y128]*[.B$162]+[.AD128]*[.B$168])" office:value-type="float" office:value="12">
            <text:p>12.0</text:p>
          </table:table-cell>
          <table:table-cell table:style-name="ce24" table:formula="of:=[.AE128]+[.I128]-IF([.W128]&gt;0;0;[.F128]+[.G128]+[.H128])" office:value-type="float" office:value="8">
            <text:p>8.0</text:p>
          </table:table-cell>
          <table:table-cell table:style-name="ce27" table:formula="of:=[.AF128]" office:value-type="float" office:value="8">
            <text:p>8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Istanbul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Draw 1 card if a Thief is Garrisoned here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29]&gt;0;[.B$148]*[.W129];0)+IF([.W129]&gt;0;[.B$160];1)*IF([.R129]&gt;0;[.R129];1)*IF([.AB129]=1;[.AB129]*[.B$167];1)*(IF([.Z129]&gt;0;[.B$163];1)*([.J129]*[.B$148]+[.K129]*[.B$149]+[.L129]*[.B$150]+[.N129]*[.B$151]+[.O129]*[.B$153]+[.P129]*[.B$154]+[.S129]*[.B$156]+[.T129]*[.B$157]+[.U129]*[.B$158]+[.V129]*[.B$159]+[.X129]*[.B$161])+[.Q129]*[.B$155]+[.Y129]*[.B$162]+[.AD129]*[.B$168])" office:value-type="float" office:value="13">
            <text:p>13.0</text:p>
          </table:table-cell>
          <table:table-cell table:style-name="ce24" table:formula="of:=[.AE129]+[.I129]-IF([.W129]&gt;0;0;[.F129]+[.G129]+[.H129])" office:value-type="float" office:value="9">
            <text:p>9.0</text:p>
          </table:table-cell>
          <table:table-cell table:style-name="ce27" table:formula="of:=[.AF129]" office:value-type="float" office:value="9">
            <text:p>9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Luxor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Gain 1 Trade if a Civilian is Garrisoned her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0]&gt;0;[.B$148]*[.W130];0)+IF([.W130]&gt;0;[.B$160];1)*IF([.R130]&gt;0;[.R130];1)*IF([.AB130]=1;[.AB130]*[.B$167];1)*(IF([.Z130]&gt;0;[.B$163];1)*([.J130]*[.B$148]+[.K130]*[.B$149]+[.L130]*[.B$150]+[.N130]*[.B$151]+[.O130]*[.B$153]+[.P130]*[.B$154]+[.S130]*[.B$156]+[.T130]*[.B$157]+[.U130]*[.B$158]+[.V130]*[.B$159]+[.X130]*[.B$161])+[.Q130]*[.B$155]+[.Y130]*[.B$162]+[.AD130]*[.B$168])" office:value-type="float" office:value="9.2">
            <text:p>9.2</text:p>
          </table:table-cell>
          <table:table-cell table:style-name="ce24" table:formula="of:=[.AE130]+[.I130]-IF([.W130]&gt;0;0;[.F130]+[.G130]+[.H130])" office:value-type="float" office:value="5.2">
            <text:p>5.2</text:p>
          </table:table-cell>
          <table:table-cell table:style-name="ce27" table:formula="of:=[.AF130]" office:value-type="float" office:value="5.2">
            <text:p>5.2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Alexandri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Draw 1 card if a Thief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1]&gt;0;[.B$148]*[.W131];0)+IF([.W131]&gt;0;[.B$160];1)*IF([.R131]&gt;0;[.R131];1)*IF([.AB131]=1;[.AB131]*[.B$167];1)*(IF([.Z131]&gt;0;[.B$163];1)*([.J131]*[.B$148]+[.K131]*[.B$149]+[.L131]*[.B$150]+[.N131]*[.B$151]+[.O131]*[.B$153]+[.P131]*[.B$154]+[.S131]*[.B$156]+[.T131]*[.B$157]+[.U131]*[.B$158]+[.V131]*[.B$159]+[.X131]*[.B$161])+[.Q131]*[.B$155]+[.Y131]*[.B$162]+[.AD131]*[.B$168])" office:value-type="float" office:value="9.6">
            <text:p>9.6</text:p>
          </table:table-cell>
          <table:table-cell table:style-name="ce24" table:formula="of:=[.AE131]+[.I131]-IF([.W131]&gt;0;0;[.F131]+[.G131]+[.H131])" office:value-type="float" office:value="5.6">
            <text:p>5.6</text:p>
          </table:table-cell>
          <table:table-cell table:style-name="ce27" table:formula="of:=[.AF131]" office:value-type="float" office:value="5.6">
            <text:p>5.6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Faiyum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3 Trade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2]&gt;0;[.B$148]*[.W132];0)+IF([.W132]&gt;0;[.B$160];1)*IF([.R132]&gt;0;[.R132];1)*IF([.AB132]=1;[.AB132]*[.B$167];1)*(IF([.Z132]&gt;0;[.B$163];1)*([.J132]*[.B$148]+[.K132]*[.B$149]+[.L132]*[.B$150]+[.N132]*[.B$151]+[.O132]*[.B$153]+[.P132]*[.B$154]+[.S132]*[.B$156]+[.T132]*[.B$157]+[.U132]*[.B$158]+[.V132]*[.B$159]+[.X132]*[.B$161])+[.Q132]*[.B$155]+[.Y132]*[.B$162]+[.AD132]*[.B$168])" office:value-type="float" office:value="11.5">
            <text:p>11.5</text:p>
          </table:table-cell>
          <table:table-cell table:style-name="ce24" table:formula="of:=[.AE132]+[.I132]-IF([.W132]&gt;0;0;[.F132]+[.G132]+[.H132])" office:value-type="float" office:value="8.5">
            <text:p>8.5</text:p>
          </table:table-cell>
          <table:table-cell table:style-name="ce27" table:formula="of:=[.AF132]" office:value-type="float" office:value="8.5">
            <text:p>8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Ephesu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4 Strength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3]&gt;0;[.B$148]*[.W133];0)+IF([.W133]&gt;0;[.B$160];1)*IF([.R133]&gt;0;[.R133];1)*IF([.AB133]=1;[.AB133]*[.B$167];1)*(IF([.Z133]&gt;0;[.B$163];1)*([.J133]*[.B$148]+[.K133]*[.B$149]+[.L133]*[.B$150]+[.N133]*[.B$151]+[.O133]*[.B$153]+[.P133]*[.B$154]+[.S133]*[.B$156]+[.T133]*[.B$157]+[.U133]*[.B$158]+[.V133]*[.B$159]+[.X133]*[.B$161])+[.Q133]*[.B$155]+[.Y133]*[.B$162]+[.AD133]*[.B$168])" office:value-type="float" office:value="12.5">
            <text:p>12.5</text:p>
          </table:table-cell>
          <table:table-cell table:style-name="ce24" table:formula="of:=[.AE133]+[.I133]-IF([.W133]&gt;0;0;[.F133]+[.G133]+[.H133])" office:value-type="float" office:value="9.5">
            <text:p>9.5</text:p>
          </table:table-cell>
          <table:table-cell table:style-name="ce27" table:formula="of:=[.AF133]" office:value-type="float" office:value="9.5">
            <text:p>9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Aleppo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2 Favor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4]&gt;0;[.B$148]*[.W134];0)+IF([.W134]&gt;0;[.B$160];1)*IF([.R134]&gt;0;[.R134];1)*IF([.AB134]=1;[.AB134]*[.B$167];1)*(IF([.Z134]&gt;0;[.B$163];1)*([.J134]*[.B$148]+[.K134]*[.B$149]+[.L134]*[.B$150]+[.N134]*[.B$151]+[.O134]*[.B$153]+[.P134]*[.B$154]+[.S134]*[.B$156]+[.T134]*[.B$157]+[.U134]*[.B$158]+[.V134]*[.B$159]+[.X134]*[.B$161])+[.Q134]*[.B$155]+[.Y134]*[.B$162]+[.AD134]*[.B$168])" office:value-type="float" office:value="9.3">
            <text:p>9.3</text:p>
          </table:table-cell>
          <table:table-cell table:style-name="ce24" table:formula="of:=[.AE134]+[.I134]-IF([.W134]&gt;0;0;[.F134]+[.G134]+[.H134])" office:value-type="float" office:value="6.3">
            <text:p>6.3</text:p>
          </table:table-cell>
          <table:table-cell table:style-name="ce27" table:formula="of:=[.AF134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Beirut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draw 1 car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5]&gt;0;[.B$148]*[.W135];0)+IF([.W135]&gt;0;[.B$160];1)*IF([.R135]&gt;0;[.R135];1)*IF([.AB135]=1;[.AB135]*[.B$167];1)*(IF([.Z135]&gt;0;[.B$163];1)*([.J135]*[.B$148]+[.K135]*[.B$149]+[.L135]*[.B$150]+[.N135]*[.B$151]+[.O135]*[.B$153]+[.P135]*[.B$154]+[.S135]*[.B$156]+[.T135]*[.B$157]+[.U135]*[.B$158]+[.V135]*[.B$159]+[.X135]*[.B$161])+[.Q135]*[.B$155]+[.Y135]*[.B$162]+[.AD135]*[.B$168])" office:value-type="float" office:value="9.3">
            <text:p>9.3</text:p>
          </table:table-cell>
          <table:table-cell table:style-name="ce24" table:formula="of:=[.AE135]+[.I135]-IF([.W135]&gt;0;0;[.F135]+[.G135]+[.H135])" office:value-type="float" office:value="6.3">
            <text:p>6.3</text:p>
          </table:table-cell>
          <table:table-cell table:style-name="ce27" table:formula="of:=[.AF135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Ujja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2 Trad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6]&gt;0;[.B$148]*[.W136];0)+IF([.W136]&gt;0;[.B$160];1)*IF([.R136]&gt;0;[.R136];1)*IF([.AB136]=1;[.AB136]*[.B$167];1)*(IF([.Z136]&gt;0;[.B$163];1)*([.J136]*[.B$148]+[.K136]*[.B$149]+[.L136]*[.B$150]+[.N136]*[.B$151]+[.O136]*[.B$153]+[.P136]*[.B$154]+[.S136]*[.B$156]+[.T136]*[.B$157]+[.U136]*[.B$158]+[.V136]*[.B$159]+[.X136]*[.B$161])+[.Q136]*[.B$155]+[.Y136]*[.B$162]+[.AD136]*[.B$168])" office:value-type="float" office:value="11">
            <text:p>11.0</text:p>
          </table:table-cell>
          <table:table-cell table:style-name="ce24" table:formula="of:=[.AE136]+[.I136]-IF([.W136]&gt;0;0;[.F136]+[.G136]+[.H136])" office:value-type="float" office:value="9">
            <text:p>9.0</text:p>
          </table:table-cell>
          <table:table-cell table:style-name="ce27" table:formula="of:=[.AF136]" office:value-type="float" office:value="9">
            <text:p>9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Mitilin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2 Strength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7]&gt;0;[.B$148]*[.W137];0)+IF([.W137]&gt;0;[.B$160];1)*IF([.R137]&gt;0;[.R137];1)*IF([.AB137]=1;[.AB137]*[.B$167];1)*(IF([.Z137]&gt;0;[.B$163];1)*([.J137]*[.B$148]+[.K137]*[.B$149]+[.L137]*[.B$150]+[.N137]*[.B$151]+[.O137]*[.B$153]+[.P137]*[.B$154]+[.S137]*[.B$156]+[.T137]*[.B$157]+[.U137]*[.B$158]+[.V137]*[.B$159]+[.X137]*[.B$161])+[.Q137]*[.B$155]+[.Y137]*[.B$162]+[.AD137]*[.B$168])" office:value-type="float" office:value="12">
            <text:p>12.0</text:p>
          </table:table-cell>
          <table:table-cell table:style-name="ce24" table:formula="of:=[.AE137]+[.I137]-IF([.W137]&gt;0;0;[.F137]+[.G137]+[.H137])" office:value-type="float" office:value="10">
            <text:p>10.0</text:p>
          </table:table-cell>
          <table:table-cell table:style-name="ce27" table:formula="of:=[.AF137]" office:value-type="float" office:value="10">
            <text:p>10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Gain 1 Strength if a Soldier is Garrisoned her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8]&gt;0;[.B$148]*[.W138];0)+IF([.W138]&gt;0;[.B$160];1)*IF([.R138]&gt;0;[.R138];1)*IF([.AB138]=1;[.AB138]*[.B$167];1)*(IF([.Z138]&gt;0;[.B$163];1)*([.J138]*[.B$148]+[.K138]*[.B$149]+[.L138]*[.B$150]+[.N138]*[.B$151]+[.O138]*[.B$153]+[.P138]*[.B$154]+[.S138]*[.B$156]+[.T138]*[.B$157]+[.U138]*[.B$158]+[.V138]*[.B$159]+[.X138]*[.B$161])+[.Q138]*[.B$155]+[.Y138]*[.B$162]+[.AD138]*[.B$168])" office:value-type="float" office:value="9.4">
            <text:p>9.4</text:p>
          </table:table-cell>
          <table:table-cell table:style-name="ce24" table:formula="of:=[.AE138]+[.I138]-IF([.W138]&gt;0;0;[.F138]+[.G138]+[.H138])" office:value-type="float" office:value="6.4">
            <text:p>6.4</text:p>
          </table:table-cell>
          <table:table-cell table:style-name="ce27" table:formula="of:=[.AF138]" office:value-type="float" office:value="6.4">
            <text:p>6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36">
            <text:p>136</text:p>
          </table:table-cell>
          <table:table-cell table:style-name="ce8" table:number-columns-repeated="984"/>
        </table:table-row>
        <table:table-row table:style-name="ro4">
          <table:table-cell table:style-name="ce6" office:value-type="string">
            <text:p>Gaz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heal any Building, Settlement, or Fortification 2 Health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39]&gt;0;[.B$148]*[.W139];0)+IF([.W139]&gt;0;[.B$160];1)*IF([.R139]&gt;0;[.R139];1)*IF([.AB139]=1;[.AB139]*[.B$167];1)*(IF([.Z139]&gt;0;[.B$163];1)*([.J139]*[.B$148]+[.K139]*[.B$149]+[.L139]*[.B$150]+[.N139]*[.B$151]+[.O139]*[.B$153]+[.P139]*[.B$154]+[.S139]*[.B$156]+[.T139]*[.B$157]+[.U139]*[.B$158]+[.V139]*[.B$159]+[.X139]*[.B$161])+[.Q139]*[.B$155]+[.Y139]*[.B$162]+[.AD139]*[.B$168])" office:value-type="float" office:value="10">
            <text:p>10.0</text:p>
          </table:table-cell>
          <table:table-cell table:style-name="ce24" table:formula="of:=[.AE139]+[.I139]-IF([.W139]&gt;0;0;[.F139]+[.G139]+[.H139])" office:value-type="float" office:value="3">
            <text:p>3.0</text:p>
          </table:table-cell>
          <table:table-cell table:style-name="ce27" table:formula="of:=[.AF139]" office:value-type="float" office:value="3">
            <text:p>3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37">
            <text:p>137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Balkh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2 Trade or 2 Strength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8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40]&gt;0;[.B$148]*[.W140];0)+IF([.W140]&gt;0;[.B$160];1)*IF([.R140]&gt;0;[.R140];1)*IF([.AB140]=1;[.AB140]*[.B$167];1)*(IF([.Z140]&gt;0;[.B$163];1)*([.J140]*[.B$148]+[.K140]*[.B$149]+[.L140]*[.B$150]+[.N140]*[.B$151]+[.O140]*[.B$153]+[.P140]*[.B$154]+[.S140]*[.B$156]+[.T140]*[.B$157]+[.U140]*[.B$158]+[.V140]*[.B$159]+[.X140]*[.B$161])+[.Q140]*[.B$155]+[.Y140]*[.B$162]+[.AD140]*[.B$168])" office:value-type="float" office:value="9.4">
            <text:p>9.4</text:p>
          </table:table-cell>
          <table:table-cell table:style-name="ce24" table:formula="of:=[.AE140]+[.I140]-IF([.W140]&gt;0;0;[.F140]+[.G140]+[.H140])" office:value-type="float" office:value="1.4">
            <text:p>1.4</text:p>
          </table:table-cell>
          <table:table-cell table:style-name="ce27" table:formula="of:=[.AF140]" office:value-type="float" office:value="1.4">
            <text:p>1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38">
            <text:p>138</text:p>
          </table:table-cell>
          <table:table-cell table:style-name="ce8" table:number-columns-repeated="984"/>
        </table:table-row>
        <table:table-row table:style-name="ro2">
          <table:table-cell table:style-name="ce6" office:value-type="string">
            <text:p>Memphi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1 Favor or draw 1 card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1" table:formula="of:=IF([.W141]&gt;0;[.B$148]*[.W141];0)+IF([.W141]&gt;0;[.B$160];1)*IF([.R141]&gt;0;[.R141];1)*IF([.AB141]=1;[.AB141]*[.B$167];1)*(IF([.Z141]&gt;0;[.B$163];1)*([.J141]*[.B$148]+[.K141]*[.B$149]+[.L141]*[.B$150]+[.N141]*[.B$151]+[.O141]*[.B$153]+[.P141]*[.B$154]+[.S141]*[.B$156]+[.T141]*[.B$157]+[.U141]*[.B$158]+[.V141]*[.B$159]+[.X141]*[.B$161])+[.Q141]*[.B$155]+[.Y141]*[.B$162]+[.AD141]*[.B$168])" office:value-type="float" office:value="9.88">
            <text:p>9.9</text:p>
          </table:table-cell>
          <table:table-cell table:style-name="ce24" table:formula="of:=[.AE141]+[.I141]-IF([.W141]&gt;0;0;[.F141]+[.G141]+[.H141])" office:value-type="float" office:value="1.88">
            <text:p>1.9</text:p>
          </table:table-cell>
          <table:table-cell table:style-name="ce27" table:formula="of:=[.AF141]" office:value-type="float" office:value="1.88">
            <text:p>1.9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39">
            <text:p>139</text:p>
          </table:table-cell>
          <table:table-cell table:style-name="ce8" table:number-columns-repeated="984"/>
        </table:table-row>
        <table:table-row table:style-name="ro7">
          <table:table-cell table:style-name="ce2" office:value-type="string">
            <text:p>Total Deck Statistics</text:p>
          </table:table-cell>
          <table:table-cell table:style-name="ce5" table:number-columns-repeated="3"/>
          <table:table-cell table:style-name="ce10"/>
          <table:table-cell table:style-name="ce5" table:number-columns-repeated="27"/>
          <table:table-cell table:style-name="ce30"/>
          <table:table-cell table:style-name="ce5" table:number-columns-repeated="3"/>
          <table:table-cell table:style-name="ce5" table:formula="of:=[.AK21]+[.AK39]+[.AK54]+[.AK65]+[.AK122]" office:value-type="float" office:value="105">
            <text:p>105</text:p>
          </table:table-cell>
          <table:table-cell table:style-name="ce5" table:number-columns-repeated="2"/>
          <table:table-cell office:value-type="float" office:value="140">
            <text:p>140</text:p>
          </table:table-cell>
          <table:table-cell table:style-name="ce5" table:number-columns-repeated="984"/>
        </table:table-row>
        <table:table-row table:style-name="ro7">
          <table:table-cell table:style-name="Default" office:value-type="string">
            <text:p>Do not drag formulas in Total Value col</text:p>
          </table:table-cell>
          <table:table-cell table:number-columns-repeated="38"/>
          <table:table-cell office:value-type="float" office:value="141">
            <text:p>141</text:p>
          </table:table-cell>
          <table:table-cell table:number-columns-repeated="984"/>
        </table:table-row>
        <table:table-row table:style-name="ro7">
          <table:table-cell office:value-type="string">
            <text:p>Weightings</text:p>
          </table:table-cell>
          <table:table-cell table:number-columns-repeated="38"/>
          <table:table-cell office:value-type="float" office:value="142">
            <text:p>142</text:p>
          </table:table-cell>
          <table:table-cell table:number-columns-repeated="984"/>
        </table:table-row>
        <table:table-row table:style-name="ro7">
          <table:table-cell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43">
            <text:p>143</text:p>
          </table:table-cell>
          <table:table-cell table:number-columns-repeated="984"/>
        </table:table-row>
        <table:table-row table:style-name="ro7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44">
            <text:p>144</text:p>
          </table:table-cell>
          <table:table-cell table:number-columns-repeated="984"/>
        </table:table-row>
        <table:table-row table:style-name="ro7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45">
            <text:p>145</text:p>
          </table:table-cell>
          <table:table-cell table:number-columns-repeated="984"/>
        </table:table-row>
        <table:table-row table:style-name="ro2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7"/>
          <table:table-cell office:value-type="float" office:value="146">
            <text:p>146</text:p>
          </table:table-cell>
          <table:table-cell table:number-columns-repeated="984"/>
        </table:table-row>
        <table:table-row table:style-name="ro7">
          <table:table-cell office:value-type="string">
            <text:p>Trade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47">
            <text:p>147</text:p>
          </table:table-cell>
          <table:table-cell table:number-columns-repeated="984"/>
        </table:table-row>
        <table:table-row table:style-name="ro7">
          <table:table-cell office:value-type="string">
            <text:p>Strength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48">
            <text:p>148</text:p>
          </table:table-cell>
          <table:table-cell table:number-columns-repeated="984"/>
        </table:table-row>
        <table:table-row table:style-name="ro2">
          <table:table-cell office:value-type="string">
            <text:p>Anima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49">
            <text:p>149</text:p>
          </table:table-cell>
          <table:table-cell table:number-columns-repeated="984"/>
        </table:table-row>
        <table:table-row table:style-name="ro7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50">
            <text:p>150</text:p>
          </table:table-cell>
          <table:table-cell table:number-columns-repeated="984"/>
        </table:table-row>
        <table:table-row table:style-name="ro7">
          <table:table-cell office:value-type="string">
            <text:p>Fortification 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51">
            <text:p>151</text:p>
          </table:table-cell>
          <table:table-cell table:number-columns-repeated="984"/>
        </table:table-row>
        <table:table-row table:style-name="ro7">
          <table:table-cell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37"/>
          <table:table-cell office:value-type="float" office:value="152">
            <text:p>152</text:p>
          </table:table-cell>
          <table:table-cell table:number-columns-repeated="984"/>
        </table:table-row>
        <table:table-row table:style-name="ro7">
          <table:table-cell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53">
            <text:p>153</text:p>
          </table:table-cell>
          <table:table-cell table:number-columns-repeated="984"/>
        </table:table-row>
        <table:table-row table:style-name="ro7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54">
            <text:p>154</text:p>
          </table:table-cell>
          <table:table-cell table:number-columns-repeated="984"/>
        </table:table-row>
        <table:table-row table:style-name="ro7">
          <table:table-cell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37"/>
          <table:table-cell office:value-type="float" office:value="155">
            <text:p>155</text:p>
          </table:table-cell>
          <table:table-cell table:number-columns-repeated="984"/>
        </table:table-row>
        <table:table-row table:style-name="ro7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7"/>
          <table:table-cell office:value-type="float" office:value="156">
            <text:p>156</text:p>
          </table:table-cell>
          <table:table-cell table:number-columns-repeated="984"/>
        </table:table-row>
        <table:table-row table:style-name="ro7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7"/>
          <table:table-cell office:value-type="float" office:value="157">
            <text:p>157</text:p>
          </table:table-cell>
          <table:table-cell table:number-columns-repeated="984"/>
        </table:table-row>
        <table:table-row table:style-name="ro2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6"/>
          <table:table-cell office:value-type="float" office:value="158">
            <text:p>158</text:p>
          </table:table-cell>
          <table:table-cell table:number-columns-repeated="984"/>
        </table:table-row>
        <table:table-row table:style-name="ro7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7"/>
          <table:table-cell office:value-type="float" office:value="159">
            <text:p>159</text:p>
          </table:table-cell>
          <table:table-cell table:number-columns-repeated="984"/>
        </table:table-row>
        <table:table-row table:style-name="ro7">
          <table:table-cell office:value-type="string">
            <text:p>Empower?</text:p>
          </table:table-cell>
          <table:table-cell table:formula="of:=[.B157]-0.25" office:value-type="float" office:value="0.9">
            <text:p>0.9</text:p>
          </table:table-cell>
          <table:table-cell table:number-columns-repeated="37"/>
          <table:table-cell office:value-type="float" office:value="160">
            <text:p>160</text:p>
          </table:table-cell>
          <table:table-cell table:number-columns-repeated="984"/>
        </table:table-row>
        <table:table-row table:style-name="ro7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7"/>
          <table:table-cell office:value-type="float" office:value="161">
            <text:p>161</text:p>
          </table:table-cell>
          <table:table-cell table:number-columns-repeated="984"/>
        </table:table-row>
        <table:table-row table:style-name="ro7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7"/>
          <table:table-cell office:value-type="float" office:value="162">
            <text:p>162</text:p>
          </table:table-cell>
          <table:table-cell table:number-columns-repeated="984"/>
        </table:table-row>
        <table:table-row table:style-name="ro7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63">
            <text:p>163</text:p>
          </table:table-cell>
          <table:table-cell table:number-columns-repeated="984"/>
        </table:table-row>
        <table:table-row table:style-name="ro7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7"/>
          <table:table-cell office:value-type="float" office:value="164">
            <text:p>164</text:p>
          </table:table-cell>
          <table:table-cell table:number-columns-repeated="984"/>
        </table:table-row>
        <table:table-row table:style-name="ro7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65">
            <text:p>165</text:p>
          </table:table-cell>
          <table:table-cell table:number-columns-repeated="984"/>
        </table:table-row>
        <table:table-row table:style-name="ro7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Default"/>
          <table:table-cell table:number-columns-repeated="6"/>
          <table:table-cell office:value-type="float" office:value="166">
            <text:p>166</text:p>
          </table:table-cell>
          <table:table-cell table:number-columns-repeated="984"/>
        </table:table-row>
        <table:table-row table:style-name="ro7" table:number-rows-repeated="5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7" table:number-rows-repeated="104840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4">08/24/2023</text:date>, <text:time>21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8-24T21:56:55.08</dc:date>
    <dc:creator>Jon Tyson</dc:creator>
    <meta:editing-duration>P53DT3H3M21S</meta:editing-duration>
    <meta:editing-cycles>150</meta:editing-cycles>
    <meta:generator>OpenOffice/4.1.2$Win32 OpenOffice.org_project/412m3$Build-9782</meta:generator>
    <meta:document-statistic meta:table-count="2" meta:cell-count="4848" meta:object-count="0"/>
  </office:meta>
</office:document-meta>
</file>